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1.842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073cm"/>
    </style:style>
    <style:style style:name="co12" style:family="table-column">
      <style:table-column-properties fo:break-before="auto" style:column-width="4.567cm"/>
    </style:style>
    <style:style style:name="co13" style:family="table-column">
      <style:table-column-properties fo:break-before="auto" style:column-width="5.064cm"/>
    </style:style>
    <style:style style:name="co14" style:family="table-column">
      <style:table-column-properties fo:break-before="auto" style:column-width="2.521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2.327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24817128">
            <text:p>24817128</text:p>
          </table:table-cell>
          <table:table-cell office:value-type="float" office:value="160014791">
            <text:p>160014791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849174540">
            <text:p>26849174540</text:p>
          </table:table-cell>
          <table:table-cell office:value-type="string">
            <text:p>original_2013</text:p>
          </table:table-cell>
          <table:table-cell office:value-type="string">
            <text:p>a_dru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5 , Ravimi nimetus : THIOCTACID HR 30</text:p>
          </table:table-cell>
          <table:table-cell office:value-type="string">
            <text:p>HR 30</text:p>
          </table:table-cell>
          <table:table-cell office:value-type="string">
            <text:p>TK , Originaalide arv : 1 , ATC 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629158">
            <text:p>10629158</text:p>
          </table:table-cell>
          <table:table-cell office:value-type="float" office:value="183686262">
            <text:p>183686262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ce1" office:value-type="string">
            <text:p>2013-05-22</text:p>
          </table:table-cell>
          <table:table-cell office:value-type="float" office:value="673030488627">
            <text:p>6730304886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8 , FR 80 x ´ , borg 0,5 , PEF 445 l/min</text:p>
          </table:table-cell>
          <table:table-cell office:value-type="string">
            <text:p>45 l/min</text:p>
          </table:table-cell>
          <table:table-cell office:value-type="string">
            <text:p><text:s/>, FEV13,32 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109083">
            <text:p>7109083</text:p>
          </table:table-cell>
          <table:table-cell office:value-type="float" office:value="122403003">
            <text:p>122403003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table:style-name="ce1" office:value-type="string">
            <text:p>2011-12-19</text:p>
          </table:table-cell>
          <table:table-cell office:value-type="float" office:value="64378584651">
            <text:p>643785846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LACID SR 50</text:p>
          </table:table-cell>
          <table:table-cell office:value-type="string">
            <text:p>SR 50</text:p>
          </table:table-cell>
          <table:table-cell office:value-type="string">
            <text:p>0 MG 5 tk 2 orig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984470">
            <text:p>14984470</text:p>
          </table:table-cell>
          <table:table-cell office:value-type="float" office:value="186477551">
            <text:p>186477551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ce1" office:value-type="string">
            <text:p>2013-05-28</text:p>
          </table:table-cell>
          <table:table-cell office:value-type="float" office:value="673030403215">
            <text:p>6730304032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drug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LACID SR 50</text:p>
          </table:table-cell>
          <table:table-cell office:value-type="string">
            <text:p>SR 50</text:p>
          </table:table-cell>
          <table:table-cell office:value-type="string">
            <text:p>0 MG 7 tk 3 orig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298041">
            <text:p>10298041</text:p>
          </table:table-cell>
          <table:table-cell office:value-type="float" office:value="170718749">
            <text:p>170718749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673153">
            <text:p>6730376731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oovitatav treeningpulss 60</text:p>
          </table:table-cell>
          <table:table-cell office:value-type="string">
            <text:p>pulss 60</text:p>
          </table:table-cell>
          <table:table-cell office:value-type="string">
            <text:p>-80 % intensiivsusega treeningul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402446">
            <text:p>16402446</text:p>
          </table:table-cell>
          <table:table-cell office:value-type="float" office:value="155230080">
            <text:p>155230080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table:style-name="ce1" office:value-type="string">
            <text:p>2012-12-06</text:p>
          </table:table-cell>
          <table:table-cell office:value-type="float" office:value="34764347527">
            <text:p>347643475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0 . 100.0 E9/L ) IRF 6.8 ( % ) LFR 93</text:p>
          </table:table-cell>
          <table:table-cell office:value-type="string">
            <text:p>FR 93</text:p>
          </table:table-cell>
          <table:table-cell office:value-type="string">
            <text:p>.2 ( % ) MFR 5.8 ( % ) HFR 1.0 (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049065">
            <text:p>10049065</text:p>
          </table:table-cell>
          <table:table-cell office:value-type="float" office:value="169565805">
            <text:p>169565805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8413333218">
            <text:p>184133332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ääkides tekib hingeldus , HS 30 x min</text:p>
          </table:table-cell>
          <table:table-cell office:value-type="string">
            <text:p>3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546966">
            <text:p>9546966</text:p>
          </table:table-cell>
          <table:table-cell office:value-type="float" office:value="167873999">
            <text:p>167873999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table:style-name="ce1" office:value-type="string">
            <text:p>2013-03-08</text:p>
          </table:table-cell>
          <table:table-cell office:value-type="float" office:value="16279080525">
            <text:p>162790805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i tempereeri , CRP normis , SR 30</text:p>
          </table:table-cell>
          <table:table-cell office:value-type="string">
            <text:p>SR 30</text:p>
          </table:table-cell>
          <table:table-cell office:value-type="string">
            <text:p><text:s/>( 28.02 oli hüsterektoomia - tõ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0254312">
            <text:p>10254312</text:p>
          </table:table-cell>
          <table:table-cell office:value-type="float" office:value="196811516">
            <text:p>196811516</text:p>
          </table:table-cell>
          <table:table-cell office:value-type="string">
            <text:p>2013-09-10</text:p>
          </table:table-cell>
          <table:table-cell office:value-type="string">
            <text:p>S</text:p>
          </table:table-cell>
          <table:table-cell table:style-name="ce1" office:value-type="string">
            <text:p>2013-09-05</text:p>
          </table:table-cell>
          <table:table-cell office:value-type="float" office:value="85052845814">
            <text:p>850528458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HS32x min</text:p>
          </table:table-cell>
          <table:table-cell office:value-type="string">
            <text:p>32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6024122">
            <text:p>6024122</text:p>
          </table:table-cell>
          <table:table-cell office:value-type="float" office:value="81709465">
            <text:p>81709465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088180317">
            <text:p>9408818031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v vatsakeste absoluutne arütmia fr 33x'</text:p>
          </table:table-cell>
          <table:table-cell office:value-type="string">
            <text:p>fr 33x'</text:p>
          </table:table-cell>
          <table:table-cell office:value-type="string">
            <text:p><text:s/>EKG dünaamikas : regulaarne vat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105832">
            <text:p>17105832</text:p>
          </table:table-cell>
          <table:table-cell office:value-type="float" office:value="170660511">
            <text:p>170660511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627359717">
            <text:p>13627359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Hg ; EKG - siinusbradükardia , fr 35</text:p>
          </table:table-cell>
          <table:table-cell office:value-type="string">
            <text:p>fr 35</text:p>
          </table:table-cell>
          <table:table-cell office:value-type="string">
            <text:p><text:s/>, stimulaatori piike ei ole ( E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4378902">
            <text:p>24378902</text:p>
          </table:table-cell>
          <table:table-cell office:value-type="float" office:value="158246785">
            <text:p>158246785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044670972">
            <text:p>230446709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hingamiskahin , hingamissagedus 35 x / min</text:p>
          </table:table-cell>
          <table:table-cell office:value-type="string">
            <text:p>35 x /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9284813">
            <text:p>9284813</text:p>
          </table:table-cell>
          <table:table-cell office:value-type="float" office:value="204472426">
            <text:p>20447242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249372721">
            <text:p>9924937272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vents oli 131x ` ja minimaalne frekvents 36x</text:p>
          </table:table-cell>
          <table:table-cell office:value-type="string">
            <text:p>frekvents 36x</text:p>
          </table:table-cell>
          <table:table-cell office:value-type="string">
            <text:p><text:s/>`</text:p>
          </table:table-cell>
          <table:table-cell office:value-type="string">
            <text:p>frekvent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653001">
            <text:p>3653001</text:p>
          </table:table-cell>
          <table:table-cell office:value-type="float" office:value="133304211">
            <text:p>133304211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234844842">
            <text:p>252348448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HS 36x min</text:p>
          </table:table-cell>
          <table:table-cell office:value-type="string">
            <text:p>36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0706183">
            <text:p>10706183</text:p>
          </table:table-cell>
          <table:table-cell office:value-type="float" office:value="181220827">
            <text:p>181220827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table:style-name="ce1" office:value-type="string">
            <text:p>2013-05-03</text:p>
          </table:table-cell>
          <table:table-cell office:value-type="float" office:value="66883595591">
            <text:p>668835955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-Alb-Fr 37</text:p>
          </table:table-cell>
          <table:table-cell office:value-type="string">
            <text:p>Fr 37</text:p>
          </table:table-cell>
          <table:table-cell office:value-type="string">
            <text:p>.2 ( 36.0 . 50.0 g/L )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4683255">
            <text:p>4683255</text:p>
          </table:table-cell>
          <table:table-cell office:value-type="float" office:value="145890998">
            <text:p>145890998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3338245063">
            <text:p>833382450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alüüsides kliiniline veri ii , SR 38</text:p>
          </table:table-cell>
          <table:table-cell office:value-type="string">
            <text:p>SR 38</text:p>
          </table:table-cell>
          <table:table-cell office:value-type="string">
            <text:p><text:s/>, CRV &lt;6 , AOS 669 , Anti-CCP j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75672">
            <text:p>8975672</text:p>
          </table:table-cell>
          <table:table-cell office:value-type="float" office:value="166610986">
            <text:p>166610986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4204832400">
            <text:p>8420483240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e pulsisagedus 61x/min ( minim 40x/min</text:p>
          </table:table-cell>
          <table:table-cell office:value-type="string">
            <text:p>40x/min</text:p>
          </table:table-cell>
          <table:table-cell office:value-type="string">
            <text:p><text:s/>maksim 114x/min ) 452 ventrikul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7790">
            <text:p>97790</text:p>
          </table:table-cell>
          <table:table-cell office:value-type="float" office:value="85812643">
            <text:p>85812643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table:style-name="ce1" office:value-type="string">
            <text:p>2012-02-29</text:p>
          </table:table-cell>
          <table:table-cell office:value-type="float" office:value="43165365003">
            <text:p>431653650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Madalaim südame löögisagedus 40x min</text:p>
          </table:table-cell>
          <table:table-cell office:value-type="string">
            <text:p>40x min</text:p>
          </table:table-cell>
          <table:table-cell office:value-type="string">
            <text:p><text:s/>, kõrgeim 115x min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950641">
            <text:p>23950641</text:p>
          </table:table-cell>
          <table:table-cell office:value-type="float" office:value="165552226">
            <text:p>16555222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ce1" office:value-type="string">
            <text:p>2013-02-28</text:p>
          </table:table-cell>
          <table:table-cell office:value-type="float" office:value="36019141035">
            <text:p>360191410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4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5440649">
            <text:p>15440649</text:p>
          </table:table-cell>
          <table:table-cell office:value-type="float" office:value="196483643">
            <text:p>196483643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6305947">
            <text:p>673046305947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iinusrütm keskm fr 57x ' , min fr 44x</text:p>
          </table:table-cell>
          <table:table-cell office:value-type="string">
            <text:p>fr 44x</text:p>
          </table:table-cell>
          <table:table-cell office:value-type="string">
            <text:p><text:s/>' , max fr 102x' Registreeritu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5213650">
            <text:p>15213650</text:p>
          </table:table-cell>
          <table:table-cell office:value-type="float" office:value="213184220">
            <text:p>213184220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0882492954">
            <text:p>4088249295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iinusbradükardia 45xmin</text:p>
          </table:table-cell>
          <table:table-cell office:value-type="string">
            <text:p>45xmin</text:p>
          </table:table-cell>
          <table:table-cell office:value-type="string">
            <text:p><text:s/>Norm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221945">
            <text:p>22221945</text:p>
          </table:table-cell>
          <table:table-cell office:value-type="float" office:value="184999653">
            <text:p>184999653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ce1" office:value-type="string">
            <text:p>2013-05-14</text:p>
          </table:table-cell>
          <table:table-cell office:value-type="float" office:value="89900631771">
            <text:p>89900631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b ravimeid -Symbicorti . ekg - fr 45x</text:p>
          </table:table-cell>
          <table:table-cell office:value-type="string">
            <text:p>fr 45x</text:p>
          </table:table-cell>
          <table:table-cell office:value-type="string">
            <text:p><text:s/>siinusbradükardia , ventrikula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5443022">
            <text:p>15443022</text:p>
          </table:table-cell>
          <table:table-cell office:value-type="float" office:value="172984289">
            <text:p>172984289</text:p>
          </table:table-cell>
          <table:table-cell office:value-type="string">
            <text:p>2013-04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2856517">
            <text:p>673032856517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eskmine 46 x min</text:p>
          </table:table-cell>
          <table:table-cell office:value-type="string">
            <text:p>46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59110">
            <text:p>3659110</text:p>
          </table:table-cell>
          <table:table-cell office:value-type="float" office:value="152051899">
            <text:p>152051899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0222132801">
            <text:p>302221328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27/49 mmHg , fr 46 x min</text:p>
          </table:table-cell>
          <table:table-cell office:value-type="string">
            <text:p>fr 46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41812">
            <text:p>9041812</text:p>
          </table:table-cell>
          <table:table-cell office:value-type="float" office:value="194603279">
            <text:p>194603279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557793935">
            <text:p>8655779393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Riinusbradükaadia 46xmin</text:p>
          </table:table-cell>
          <table:table-cell office:value-type="string">
            <text:p>46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213883">
            <text:p>6213883</text:p>
          </table:table-cell>
          <table:table-cell office:value-type="float" office:value="134106128">
            <text:p>134106128</text:p>
          </table:table-cell>
          <table:table-cell office:value-type="string">
            <text:p>2012-07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032639826">
            <text:p>920326398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HD stabiilne , SLS 48 x minutis</text:p>
          </table:table-cell>
          <table:table-cell office:value-type="string">
            <text:p>SLS 48 x minutis</text:p>
          </table:table-cell>
          <table:table-cell office:value-type="string">
            <text:p><text:s/>, art</text:p>
          </table:table-cell>
          <table:table-cell office:value-type="string">
            <text:p>SLS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6749028">
            <text:p>6749028</text:p>
          </table:table-cell>
          <table:table-cell office:value-type="float" office:value="82121896">
            <text:p>82121896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6668222244">
            <text:p>4666822224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 räginaid , kiuneid , hingeldus48xmin</text:p>
          </table:table-cell>
          <table:table-cell office:value-type="string">
            <text:p>48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237636">
            <text:p>15237636</text:p>
          </table:table-cell>
          <table:table-cell office:value-type="float" office:value="201949066">
            <text:p>201949066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480332">
            <text:p>67303748033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49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366687">
            <text:p>23366687</text:p>
          </table:table-cell>
          <table:table-cell office:value-type="float" office:value="173813772">
            <text:p>173813772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table:style-name="ce1" office:value-type="string">
            <text:p>2013-03-15</text:p>
          </table:table-cell>
          <table:table-cell office:value-type="float" office:value="31651074837">
            <text:p>31651074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05/80 ; pulss 49 x</text:p>
          </table:table-cell>
          <table:table-cell office:value-type="string">
            <text:p>pulss 49 x</text:p>
          </table:table-cell>
          <table:table-cell office:value-type="string">
            <text:p><text:s/>´ ; cor ii , pulm kesk-alavälja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5722577">
            <text:p>15722577</text:p>
          </table:table-cell>
          <table:table-cell office:value-type="float" office:value="182855669">
            <text:p>182855669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table:style-name="ce1" office:value-type="string">
            <text:p>2013-03-04</text:p>
          </table:table-cell>
          <table:table-cell office:value-type="float" office:value="24654992747">
            <text:p>246549927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SR - 49</text:p>
          </table:table-cell>
          <table:table-cell office:value-type="string">
            <text:p><text:s/>.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586779">
            <text:p>1586779</text:p>
          </table:table-cell>
          <table:table-cell office:value-type="float" office:value="126914302">
            <text:p>126914302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951394496">
            <text:p>3895139449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ortic HR : 50</text:p>
          </table:table-cell>
          <table:table-cell office:value-type="string">
            <text:p>HR : 50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5126412">
            <text:p>15126412</text:p>
          </table:table-cell>
          <table:table-cell office:value-type="float" office:value="191084138">
            <text:p>191084138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1804427442">
            <text:p>2180442744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14900">
            <text:p>8814900</text:p>
          </table:table-cell>
          <table:table-cell office:value-type="float" office:value="185682163">
            <text:p>185682163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885424800">
            <text:p>7288542480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0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94930">
            <text:p>594930</text:p>
          </table:table-cell>
          <table:table-cell office:value-type="float" office:value="134110643">
            <text:p>134110643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table:style-name="ce1" office:value-type="string">
            <text:p>2012-08-14</text:p>
          </table:table-cell>
          <table:table-cell office:value-type="float" office:value="11506953525">
            <text:p>115069535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644169">
            <text:p>1644169</text:p>
          </table:table-cell>
          <table:table-cell office:value-type="float" office:value="91096183">
            <text:p>91096183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6773338550">
            <text:p>6677333855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&amp; lt ; 50 x/min</text:p>
          </table:table-cell>
          <table:table-cell office:value-type="string">
            <text:p>50 x/min</text:p>
          </table:table-cell>
          <table:table-cell office:value-type="string">
            <text:p><text:s/>uneajast - 0,3 %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637127">
            <text:p>9637127</text:p>
          </table:table-cell>
          <table:table-cell office:value-type="float" office:value="191857902">
            <text:p>191857902</text:p>
          </table:table-cell>
          <table:table-cell office:value-type="string">
            <text:p>2013-08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864732612">
            <text:p>7686473261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abi poolt registreeritud EKG-l siinusrütm 50x</text:p>
          </table:table-cell>
          <table:table-cell office:value-type="string">
            <text:p>siinusrütm 50x</text:p>
          </table:table-cell>
          <table:table-cell office:value-type="string">
            <text:p><text:s/>' , ägeda inferioorse STEMI tun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5458360">
            <text:p>15458360</text:p>
          </table:table-cell>
          <table:table-cell office:value-type="float" office:value="166641656">
            <text:p>166641656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950192451">
            <text:p>58950192451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Bradükardia episoodid ( &lt;50 x min</text:p>
          </table:table-cell>
          <table:table-cell office:value-type="string">
            <text:p>50 x min</text:p>
          </table:table-cell>
          <table:table-cell office:value-type="string">
            <text:p><text:s/>) : ei ;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5191207">
            <text:p>15191207</text:p>
          </table:table-cell>
          <table:table-cell office:value-type="float" office:value="156093889">
            <text:p>156093889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3269013600">
            <text:p>6326901360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1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8803052">
            <text:p>8803052</text:p>
          </table:table-cell>
          <table:table-cell office:value-type="float" office:value="180810394">
            <text:p>180810394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3431">
            <text:p>67303030343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Siinusbradükaardia 52/min</text:p>
          </table:table-cell>
          <table:table-cell office:value-type="string">
            <text:p>52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046556">
            <text:p>3046556</text:p>
          </table:table-cell>
          <table:table-cell office:value-type="float" office:value="130087508">
            <text:p>130087508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table:style-name="ce1" office:value-type="string">
            <text:p>2012-03-29</text:p>
          </table:table-cell>
          <table:table-cell office:value-type="float" office:value="98848538182">
            <text:p>988485381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2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7349123">
            <text:p>17349123</text:p>
          </table:table-cell>
          <table:table-cell office:value-type="float" office:value="213722163">
            <text:p>213722163</text:p>
          </table:table-cell>
          <table:table-cell office:value-type="string">
            <text:p>2013-12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0119">
            <text:p>673030440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LUGA : EKG - siinusr�tm , fr 53</text:p>
          </table:table-cell>
          <table:table-cell office:value-type="string">
            <text:p>fr 53</text:p>
          </table:table-cell>
          <table:table-cell office:value-type="string">
            <text:p><text:s/>, telg 50 * , PR 150ms , RV5 +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3293000">
            <text:p>23293000</text:p>
          </table:table-cell>
          <table:table-cell office:value-type="float" office:value="209325083">
            <text:p>209325083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table:style-name="ce1" office:value-type="string">
            <text:p>2013-11-15</text:p>
          </table:table-cell>
          <table:table-cell office:value-type="float" office:value="38817843980">
            <text:p>38817843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hkeolekus - Siinusbradükardia , fr 53 x</text:p>
          </table:table-cell>
          <table:table-cell office:value-type="string">
            <text:p>fr 53 x</text:p>
          </table:table-cell>
          <table:table-cell office:value-type="string">
            <text:p><text:s/>' , elektrilise telje kalle par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164327">
            <text:p>5164327</text:p>
          </table:table-cell>
          <table:table-cell office:value-type="float" office:value="141720443">
            <text:p>141720443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table:style-name="ce1" office:value-type="string">
            <text:p>2012-09-12</text:p>
          </table:table-cell>
          <table:table-cell office:value-type="float" office:value="65997593944">
            <text:p>659975939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-s SR 54x</text:p>
          </table:table-cell>
          <table:table-cell office:value-type="string">
            <text:p>SR 54x</text:p>
          </table:table-cell>
          <table:table-cell office:value-type="string">
            <text:p><text:s/>' , madal voltaazh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94168">
            <text:p>594168</text:p>
          </table:table-cell>
          <table:table-cell office:value-type="float" office:value="83033716">
            <text:p>83033716</text:p>
          </table:table-cell>
          <table:table-cell office:value-type="string">
            <text:p>2012-02-01</text:p>
          </table:table-cell>
          <table:table-cell office:value-type="string">
            <text:p>S</text:p>
          </table:table-cell>
          <table:table-cell table:style-name="ce1" office:value-type="string">
            <text:p>2012-01-26</text:p>
          </table:table-cell>
          <table:table-cell office:value-type="float" office:value="11597246866">
            <text:p>115972468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Frekv 54 x</text:p>
          </table:table-cell>
          <table:table-cell office:value-type="string">
            <text:p><text:s/>/'</text:p>
          </table:table-cell>
          <table:table-cell office:value-type="string">
            <text:p>Frekv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24146978">
            <text:p>24146978</text:p>
          </table:table-cell>
          <table:table-cell office:value-type="float" office:value="197023008">
            <text:p>197023008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table:style-name="ce1" office:value-type="string">
            <text:p>2013-06-27</text:p>
          </table:table-cell>
          <table:table-cell office:value-type="float" office:value="55747635760">
            <text:p>557476357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# Südamerütm SR fr54 x/min</text:p>
          </table:table-cell>
          <table:table-cell office:value-type="string">
            <text:p>fr54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1524582">
            <text:p>11524582</text:p>
          </table:table-cell>
          <table:table-cell office:value-type="float" office:value="193721012">
            <text:p>193721012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table:style-name="ce1" office:value-type="string">
            <text:p>2013-08-02</text:p>
          </table:table-cell>
          <table:table-cell office:value-type="float" office:value="79174578717">
            <text:p>791745787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biokeemia , tehtud EKG ( regul siinusrütm 54 x</text:p>
          </table:table-cell>
          <table:table-cell office:value-type="string">
            <text:p>siinusrütm 54 x</text:p>
          </table:table-cell>
          <table:table-cell office:value-type="string">
            <text:p><text:s/>' )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54482">
            <text:p>1654482</text:p>
          </table:table-cell>
          <table:table-cell office:value-type="float" office:value="142954094">
            <text:p>142954094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9839767551">
            <text:p>2983976755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e pulsisageuds 72x/min ( minim 54x/min</text:p>
          </table:table-cell>
          <table:table-cell office:value-type="string">
            <text:p>54x/min</text:p>
          </table:table-cell>
          <table:table-cell office:value-type="string">
            <text:p><text:s/>maksim 118x/min ) 4 ventrikulaa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404600">
            <text:p>4404600</text:p>
          </table:table-cell>
          <table:table-cell office:value-type="float" office:value="123701443">
            <text:p>123701443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ce1" office:value-type="string">
            <text:p>2012-05-29</text:p>
          </table:table-cell>
          <table:table-cell office:value-type="float" office:value="22905085664">
            <text:p>229050856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rütm regulaarne , lamades fr 55</text:p>
          </table:table-cell>
          <table:table-cell office:value-type="string">
            <text:p>fr 55</text:p>
          </table:table-cell>
          <table:table-cell office:value-type="string">
            <text:p>-57 x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5413931">
            <text:p>15413931</text:p>
          </table:table-cell>
          <table:table-cell office:value-type="float" office:value="162119122">
            <text:p>162119122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966762488">
            <text:p>94966762488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g Kirjeldus : Siinusbradükardia 55 x min</text:p>
          </table:table-cell>
          <table:table-cell office:value-type="string">
            <text:p>55 x min</text:p>
          </table:table-cell>
          <table:table-cell office:value-type="string">
            <text:p><text:s/>Hisi kimbu vasaku eessääre blok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7691698">
            <text:p>17691698</text:p>
          </table:table-cell>
          <table:table-cell office:value-type="float" office:value="172884752">
            <text:p>172884752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ce1" office:value-type="string">
            <text:p>2013-04-15</text:p>
          </table:table-cell>
          <table:table-cell office:value-type="float" office:value="23296367844">
            <text:p>232963678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cor regul fr 55 x min</text:p>
          </table:table-cell>
          <table:table-cell office:value-type="string">
            <text:p>fr 55 x min</text:p>
          </table:table-cell>
          <table:table-cell office:value-type="string">
            <text:p><text:s/>RR 124/70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5038431">
            <text:p>15038431</text:p>
          </table:table-cell>
          <table:table-cell office:value-type="float" office:value="196183617">
            <text:p>196183617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table:style-name="ce1" office:value-type="string">
            <text:p>2013-08-29</text:p>
          </table:table-cell>
          <table:table-cell office:value-type="float" office:value="673030532243">
            <text:p>6730305322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50/74 , fr 55</text:p>
          </table:table-cell>
          <table:table-cell office:value-type="string">
            <text:p>fr 55</text:p>
          </table:table-cell>
          <table:table-cell office:value-type="string">
            <text:p><text:s/>( SR ) , resp 19 , SpO296 %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9059281">
            <text:p>9059281</text:p>
          </table:table-cell>
          <table:table-cell office:value-type="float" office:value="155825168">
            <text:p>155825168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816637418">
            <text:p>6781663741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egulaarne südame rütm x56/min</text:p>
          </table:table-cell>
          <table:table-cell office:value-type="string">
            <text:p>rütm x56/min</text:p>
          </table:table-cell>
          <table:table-cell/>
          <table:table-cell office:value-type="string">
            <text:p>rütm x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468190">
            <text:p>4468190</text:p>
          </table:table-cell>
          <table:table-cell office:value-type="float" office:value="83098980">
            <text:p>83098980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table:style-name="ce1" office:value-type="string">
            <text:p>2012-01-26</text:p>
          </table:table-cell>
          <table:table-cell office:value-type="float" office:value="34083166475">
            <text:p>340831664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56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1293377">
            <text:p>11293377</text:p>
          </table:table-cell>
          <table:table-cell office:value-type="float" office:value="212785847">
            <text:p>21278584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ce1" office:value-type="string">
            <text:p>2013-11-29</text:p>
          </table:table-cell>
          <table:table-cell office:value-type="float" office:value="673030433063">
            <text:p>6730304330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56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623294">
            <text:p>5623294</text:p>
          </table:table-cell>
          <table:table-cell office:value-type="float" office:value="131278319">
            <text:p>131278319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4947272396">
            <text:p>949472723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HR 56 x 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99142">
            <text:p>1699142</text:p>
          </table:table-cell>
          <table:table-cell office:value-type="float" office:value="135961420">
            <text:p>135961420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527346133">
            <text:p>6352734613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iinusrütm fr 56</text:p>
          </table:table-cell>
          <table:table-cell office:value-type="string">
            <text:p>fr 56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699239">
            <text:p>12699239</text:p>
          </table:table-cell>
          <table:table-cell office:value-type="float" office:value="204161573">
            <text:p>204161573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table:style-name="ce1" office:value-type="string">
            <text:p>2013-10-21</text:p>
          </table:table-cell>
          <table:table-cell office:value-type="float" office:value="673043862520">
            <text:p>6730438625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# Südamerütm FA fr56</text:p>
          </table:table-cell>
          <table:table-cell office:value-type="string">
            <text:p>fr56</text:p>
          </table:table-cell>
          <table:table-cell office:value-type="string">
            <text:p>-96x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208423">
            <text:p>12208423</text:p>
          </table:table-cell>
          <table:table-cell office:value-type="float" office:value="181971748">
            <text:p>181971748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ce1" office:value-type="string">
            <text:p>2013-05-30</text:p>
          </table:table-cell>
          <table:table-cell office:value-type="float" office:value="43083590124">
            <text:p>430835901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56 x min</text:p>
          </table:table-cell>
          <table:table-cell office:value-type="string">
            <text:p>-s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698975">
            <text:p>21698975</text:p>
          </table:table-cell>
          <table:table-cell office:value-type="float" office:value="173811984">
            <text:p>173811984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table:style-name="ce1" office:value-type="string">
            <text:p>2013-03-15</text:p>
          </table:table-cell>
          <table:table-cell office:value-type="float" office:value="10485337186">
            <text:p>104853371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7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5216787">
            <text:p>15216787</text:p>
          </table:table-cell>
          <table:table-cell office:value-type="float" office:value="172929247">
            <text:p>172929247</text:p>
          </table:table-cell>
          <table:table-cell office:value-type="string">
            <text:p>2013-04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4244552433">
            <text:p>8424455243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-s SR , fr 57/min</text:p>
          </table:table-cell>
          <table:table-cell office:value-type="string">
            <text:p>fr 57/min</text:p>
          </table:table-cell>
          <table:table-cell office:value-type="string">
            <text:p><text:s/>, ägeda koronaarpatoloogia tun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546206">
            <text:p>1546206</text:p>
          </table:table-cell>
          <table:table-cell office:value-type="float" office:value="91240949">
            <text:p>91240949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2682634427">
            <text:p>2268263442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dus : Teostat EKG monit 22 t ja 57x'</text:p>
          </table:table-cell>
          <table:table-cell office:value-type="string">
            <text:p>57x'</text:p>
          </table:table-cell>
          <table:table-cell office:value-type="string">
            <text:p><text:s/>Ööpäevaringselt esines siinusrü</text:p>
          </table:table-cell>
          <table:table-cell table:number-columns-repeated="4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313085">
            <text:p>1313085</text:p>
          </table:table-cell>
          <table:table-cell office:value-type="float" office:value="94432238">
            <text:p>94432238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475611353">
            <text:p>5647561135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57x min</text:p>
          </table:table-cell>
          <table:table-cell office:value-type="string">
            <text:p><text:s/>Horisontaalne el telg Transit t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411656">
            <text:p>18411656</text:p>
          </table:table-cell>
          <table:table-cell office:value-type="float" office:value="212110691">
            <text:p>21211069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3202">
            <text:p>6730303532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60/70 mmHg EKG olulise leiuta , SR 57 x</text:p>
          </table:table-cell>
          <table:table-cell office:value-type="string">
            <text:p>SR 57 x</text:p>
          </table:table-cell>
          <table:table-cell office:value-type="string">
            <text:p><text:s/>`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970872">
            <text:p>8970872</text:p>
          </table:table-cell>
          <table:table-cell office:value-type="float" office:value="181613800">
            <text:p>181613800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862644689">
            <text:p>8686264468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ldus : EKG-Sinus bradycardia , fr-58 l/min</text:p>
          </table:table-cell>
          <table:table-cell office:value-type="string">
            <text:p>fr-58 l/min</text:p>
          </table:table-cell>
          <table:table-cell office:value-type="string">
            <text:p><text:s/>Nonspecific T wave abnormality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7068885">
            <text:p>17068885</text:p>
          </table:table-cell>
          <table:table-cell office:value-type="float" office:value="194178605">
            <text:p>194178605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95360">
            <text:p>6730303953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a ) , PR236 ( -&gt; ) , QRS76ms , fr 58</text:p>
          </table:table-cell>
          <table:table-cell office:value-type="string">
            <text:p>fr 58</text:p>
          </table:table-cell>
          <table:table-cell office:value-type="string">
            <text:p><text:s/>, AV blok I st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25919">
            <text:p>1225919</text:p>
          </table:table-cell>
          <table:table-cell office:value-type="float" office:value="136253096">
            <text:p>136253096</text:p>
          </table:table-cell>
          <table:table-cell office:value-type="string">
            <text:p>2012-09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8710622170">
            <text:p>8871062217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brad 58x'</text:p>
          </table:table-cell>
          <table:table-cell office:value-type="string">
            <text:p>58x'</text:p>
          </table:table-cell>
          <table:table-cell office:value-type="string">
            <text:p><text:s/>EKG N</text:p>
          </table:table-cell>
          <table:table-cell table:number-columns-repeated="4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136496">
            <text:p>15136496</text:p>
          </table:table-cell>
          <table:table-cell office:value-type="float" office:value="187593875">
            <text:p>187593875</text:p>
          </table:table-cell>
          <table:table-cell office:value-type="string">
            <text:p>2013-07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4862265156">
            <text:p>1486226515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iinusbradükardia 58 x / min</text:p>
          </table:table-cell>
          <table:table-cell office:value-type="string">
            <text:p>58 x / min</text:p>
          </table:table-cell>
          <table:table-cell office:value-type="string">
            <text:p><text:s/>PR 138 msec-normis QT 454/445 m</text:p>
          </table:table-cell>
          <table:table-cell table:number-columns-repeated="4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2132446">
            <text:p>12132446</text:p>
          </table:table-cell>
          <table:table-cell office:value-type="float" office:value="183447719">
            <text:p>18344771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ce1" office:value-type="string">
            <text:p>2011-04-12</text:p>
          </table:table-cell>
          <table:table-cell office:value-type="float" office:value="673044645103">
            <text:p>6730446451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58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614194">
            <text:p>16614194</text:p>
          </table:table-cell>
          <table:table-cell office:value-type="float" office:value="158942717">
            <text:p>158942717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table:style-name="ce1" office:value-type="string">
            <text:p>2013-01-04</text:p>
          </table:table-cell>
          <table:table-cell office:value-type="float" office:value="85829537451">
            <text:p>858295374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279154">
            <text:p>15279154</text:p>
          </table:table-cell>
          <table:table-cell office:value-type="float" office:value="175078395">
            <text:p>175078395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665311331">
            <text:p>8066531133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ortic HR : 59</text:p>
          </table:table-cell>
          <table:table-cell office:value-type="string">
            <text:p>HR : 59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5135980">
            <text:p>15135980</text:p>
          </table:table-cell>
          <table:table-cell office:value-type="float" office:value="203580726">
            <text:p>203580726</text:p>
          </table:table-cell>
          <table:table-cell office:value-type="string">
            <text:p>2013-10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9184210412">
            <text:p>8918421041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59 lööki 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lööki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5165406">
            <text:p>15165406</text:p>
          </table:table-cell>
          <table:table-cell office:value-type="float" office:value="158836893">
            <text:p>158836893</text:p>
          </table:table-cell>
          <table:table-cell office:value-type="string">
            <text:p>2013-01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914817778">
            <text:p>3091481777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äevase keskmise frekventsiga - 59 x / min</text:p>
          </table:table-cell>
          <table:table-cell office:value-type="string">
            <text:p>59 x /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5407597">
            <text:p>15407597</text:p>
          </table:table-cell>
          <table:table-cell office:value-type="float" office:value="176263906">
            <text:p>176263906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9257928363">
            <text:p>99257928363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59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34121">
            <text:p>1634121</text:p>
          </table:table-cell>
          <table:table-cell office:value-type="float" office:value="90399014">
            <text:p>90399014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744247868">
            <text:p>8074424786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Siinusrütm 59</text:p>
          </table:table-cell>
          <table:table-cell office:value-type="string">
            <text:p>Siinusrütm 59</text:p>
          </table:table-cell>
          <table:table-cell office:value-type="string">
            <text:p>s/min intermediaarne el positsio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481333">
            <text:p>22481333</text:p>
          </table:table-cell>
          <table:table-cell office:value-type="float" office:value="160680709">
            <text:p>160680709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table:style-name="ce1" office:value-type="string">
            <text:p>2012-12-03</text:p>
          </table:table-cell>
          <table:table-cell office:value-type="float" office:value="63442644003">
            <text:p>634426440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aid ei esine Pulm - ii , ekg - fr 59x</text:p>
          </table:table-cell>
          <table:table-cell office:value-type="string">
            <text:p>fr 59x</text:p>
          </table:table-cell>
          <table:table-cell office:value-type="string">
            <text:p><text:s/>Siinusrütm , sagedsed suprevent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021211">
            <text:p>9021211</text:p>
          </table:table-cell>
          <table:table-cell office:value-type="float" office:value="156793340">
            <text:p>156793340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0242994">
            <text:p>67304024299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rütm , fr 59 x/min</text:p>
          </table:table-cell>
          <table:table-cell office:value-type="string">
            <text:p>fr 59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868911">
            <text:p>9868911</text:p>
          </table:table-cell>
          <table:table-cell office:value-type="float" office:value="215851057">
            <text:p>215851057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9413513851">
            <text:p>394135138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regulaarne , fr 60x</text:p>
          </table:table-cell>
          <table:table-cell office:value-type="string">
            <text:p>fr 60x</text:p>
          </table:table-cell>
          <table:table-cell office:value-type="string">
            <text:p><text:s/>´ , toonid tuhmid , vererõhk a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805157">
            <text:p>9805157</text:p>
          </table:table-cell>
          <table:table-cell office:value-type="float" office:value="182438434">
            <text:p>182438434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3570252435">
            <text:p>335702524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30/80 mmHg , fr ca 60 x/min</text:p>
          </table:table-cell>
          <table:table-cell office:value-type="string">
            <text:p>fr ca 60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7136891">
            <text:p>17136891</text:p>
          </table:table-cell>
          <table:table-cell office:value-type="float" office:value="212266855">
            <text:p>212266855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6028">
            <text:p>6730303460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30/95 , pulss 60</text:p>
          </table:table-cell>
          <table:table-cell office:value-type="string">
            <text:p>pulss 60</text:p>
          </table:table-cell>
          <table:table-cell office:value-type="string">
            <text:p><text:s/>- saab Nebilet 5mg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515407">
            <text:p>6515407</text:p>
          </table:table-cell>
          <table:table-cell office:value-type="float" office:value="81633043">
            <text:p>81633043</text:p>
          </table:table-cell>
          <table:table-cell office:value-type="string">
            <text:p>2012-01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2984343459">
            <text:p>2298434345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ad ja regulaarsed sagedusega ca 60 lööki minutis</text:p>
          </table:table-cell>
          <table:table-cell office:value-type="string">
            <text:p>60 lööki minutis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ööki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557263">
            <text:p>9557263</text:p>
          </table:table-cell>
          <table:table-cell office:value-type="float" office:value="181369984">
            <text:p>181369984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8052243623">
            <text:p>880522436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Bradükardia ( fr &lt; 60 x/min</text:p>
          </table:table-cell>
          <table:table-cell office:value-type="string">
            <text:p>60 x/min</text:p>
          </table:table-cell>
          <table:table-cell office:value-type="string">
            <text:p><text:s/>) moodustas 68 % registratsioon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500294">
            <text:p>15500294</text:p>
          </table:table-cell>
          <table:table-cell office:value-type="float" office:value="197470252">
            <text:p>197470252</text:p>
          </table:table-cell>
          <table:table-cell office:value-type="string">
            <text:p>2013-09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794736566">
            <text:p>20794736566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 : FA Kirjeldus : Siinusrütm , fr - 60x</text:p>
          </table:table-cell>
          <table:table-cell office:value-type="string">
            <text:p>fr - 60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3163118">
            <text:p>13163118</text:p>
          </table:table-cell>
          <table:table-cell office:value-type="float" office:value="157658727">
            <text:p>157658727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ce1" office:value-type="string">
            <text:p>2012-12-11</text:p>
          </table:table-cell>
          <table:table-cell office:value-type="float" office:value="673043933566">
            <text:p>6730439335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onid regul , kahinaid ei esine fr 60x</text:p>
          </table:table-cell>
          <table:table-cell office:value-type="string">
            <text:p>fr 60x</text:p>
          </table:table-cell>
          <table:table-cell office:value-type="string">
            <text:p><text:s/>Pulm - i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372901">
            <text:p>6372901</text:p>
          </table:table-cell>
          <table:table-cell office:value-type="float" office:value="90027973">
            <text:p>90027973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452664884">
            <text:p>704526648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95 % Südametegevus regulaarne , fr 60</text:p>
          </table:table-cell>
          <table:table-cell office:value-type="string">
            <text:p>fr 60</text:p>
          </table:table-cell>
          <table:table-cell office:value-type="string">
            <text:p>-70x/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950239">
            <text:p>12950239</text:p>
          </table:table-cell>
          <table:table-cell office:value-type="float" office:value="174428834">
            <text:p>174428834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ce1" office:value-type="string">
            <text:p>2013-03-22</text:p>
          </table:table-cell>
          <table:table-cell office:value-type="float" office:value="32233449388">
            <text:p>322334493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Fr lamades 60 x min</text:p>
          </table:table-cell>
          <table:table-cell office:value-type="string">
            <text:p>60 x min</text:p>
          </table:table-cell>
          <table:table-cell office:value-type="string">
            <text:p><text:s/>, ja seistes 72 x min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1016343">
            <text:p>21016343</text:p>
          </table:table-cell>
          <table:table-cell office:value-type="float" office:value="180874175">
            <text:p>180874175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825456997">
            <text:p>43825456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al , 50-60 meetri , ps - 80 - 60 x min</text:p>
          </table:table-cell>
          <table:table-cell office:value-type="string">
            <text:p>60 x min</text:p>
          </table:table-cell>
          <table:table-cell office:value-type="string">
            <text:p><text:s/>, näriv valu rindkere vasakul p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184034">
            <text:p>1184034</text:p>
          </table:table-cell>
          <table:table-cell office:value-type="float" office:value="128198706">
            <text:p>128198706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2043421770">
            <text:p>8204342177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ütmi sagedus 36 kuni 60/min</text:p>
          </table:table-cell>
          <table:table-cell office:value-type="string">
            <text:p>6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4978257">
            <text:p>4978257</text:p>
          </table:table-cell>
          <table:table-cell office:value-type="float" office:value="137508765">
            <text:p>137508765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table:style-name="ce1" office:value-type="string">
            <text:p>2012-02-09</text:p>
          </table:table-cell>
          <table:table-cell office:value-type="float" office:value="95227013712">
            <text:p>952270137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a Objektiivse leiu kokkuvõte : Fr 60x</text:p>
          </table:table-cell>
          <table:table-cell office:value-type="string">
            <text:p>Fr 60x</text:p>
          </table:table-cell>
          <table:table-cell office:value-type="string">
            <text:p><text:s/>' Hordaalne kahin tipu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05804">
            <text:p>105804</text:p>
          </table:table-cell>
          <table:table-cell office:value-type="float" office:value="132672946">
            <text:p>132672946</text:p>
          </table:table-cell>
          <table:table-cell office:value-type="string">
            <text:p>2012-08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9580363106">
            <text:p>995803631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, 46 % ajast pulsisagedus alla 60 x min</text:p>
          </table:table-cell>
          <table:table-cell office:value-type="string">
            <text:p>60 x min</text:p>
          </table:table-cell>
          <table:table-cell office:value-type="string">
            <text:p><text:s/>, 4 pausi kestvusega kuni 2,8 s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9902409">
            <text:p>19902409</text:p>
          </table:table-cell>
          <table:table-cell office:value-type="float" office:value="161033534">
            <text:p>161033534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5897244406">
            <text:p>458972444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asfr 65 korda min , puhkeoleku fr 60</text:p>
          </table:table-cell>
          <table:table-cell office:value-type="string">
            <text:p>fr 60</text:p>
          </table:table-cell>
          <table:table-cell office:value-type="string">
            <text:p><text:s/>korda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0589705">
            <text:p>20589705</text:p>
          </table:table-cell>
          <table:table-cell office:value-type="float" office:value="172334616">
            <text:p>172334616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table:style-name="ce1" office:value-type="string">
            <text:p>2013-01-30</text:p>
          </table:table-cell>
          <table:table-cell office:value-type="float" office:value="64332080199">
            <text:p>643320801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bj saab : VR ps 60/min</text:p>
          </table:table-cell>
          <table:table-cell office:value-type="string">
            <text:p>6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9465321">
            <text:p>19465321</text:p>
          </table:table-cell>
          <table:table-cell office:value-type="float" office:value="196830301">
            <text:p>196830301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837316714">
            <text:p>578373167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ets , moodan vererohk -159/104 fr61</text:p>
          </table:table-cell>
          <table:table-cell office:value-type="string">
            <text:p>fr61</text:p>
          </table:table-cell>
          <table:table-cell office:value-type="string">
            <text:p><text:s/>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1190530">
            <text:p>11190530</text:p>
          </table:table-cell>
          <table:table-cell office:value-type="float" office:value="193304046">
            <text:p>193304046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ce1" office:value-type="string">
            <text:p>2013-08-21</text:p>
          </table:table-cell>
          <table:table-cell office:value-type="float" office:value="673031214138">
            <text:p>6730312141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35/80 mmHg , fr 61x</text:p>
          </table:table-cell>
          <table:table-cell office:value-type="string">
            <text:p>fr 61x</text:p>
          </table:table-cell>
          <table:table-cell office:value-type="string">
            <text:p><text:s/>regul , tursed ei ol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58222">
            <text:p>1658222</text:p>
          </table:table-cell>
          <table:table-cell office:value-type="float" office:value="136809005">
            <text:p>136809005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204619364">
            <text:p>9220461936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rütm , fr 61 x/min</text:p>
          </table:table-cell>
          <table:table-cell office:value-type="string">
            <text:p>fr 61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3551337">
            <text:p>13551337</text:p>
          </table:table-cell>
          <table:table-cell office:value-type="float" office:value="200619881">
            <text:p>200619881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5077">
            <text:p>6730305450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ldav Südametegevus regulaarne , fr 61/min</text:p>
          </table:table-cell>
          <table:table-cell office:value-type="string">
            <text:p>fr 61/min</text:p>
          </table:table-cell>
          <table:table-cell office:value-type="string">
            <text:p><text:s/>RR-160/85 mm Hg Bilateraalselt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34785">
            <text:p>1234785</text:p>
          </table:table-cell>
          <table:table-cell office:value-type="float" office:value="138638456">
            <text:p>138638456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table:style-name="ce1" office:value-type="string">
            <text:p>2012-09-13</text:p>
          </table:table-cell>
          <table:table-cell office:value-type="float" office:value="75390090404">
            <text:p>7539009040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ormaalne siinusrütm , fr 61x</text:p>
          </table:table-cell>
          <table:table-cell office:value-type="string">
            <text:p>fr 61x</text:p>
          </table:table-cell>
          <table:table-cell office:value-type="string">
            <text:p><text:s/>'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8866169">
            <text:p>8866169</text:p>
          </table:table-cell>
          <table:table-cell office:value-type="float" office:value="201127932">
            <text:p>201127932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68002">
            <text:p>67303056800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rütm , fr 61 x/min</text:p>
          </table:table-cell>
          <table:table-cell office:value-type="string">
            <text:p>fr 61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9453644">
            <text:p>9453644</text:p>
          </table:table-cell>
          <table:table-cell office:value-type="float" office:value="195124695">
            <text:p>195124695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4946342">
            <text:p>6730449463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ring , kus siinusrütm keskmise fr 61x</text:p>
          </table:table-cell>
          <table:table-cell office:value-type="string">
            <text:p>fr 61x</text:p>
          </table:table-cell>
          <table:table-cell office:value-type="string">
            <text:p><text:s/>' , fr variaabelsus 38-94x ' Su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9002965">
            <text:p>9002965</text:p>
          </table:table-cell>
          <table:table-cell office:value-type="float" office:value="196539656">
            <text:p>196539656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7205365253">
            <text:p>9720536525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rütm 61x/min</text:p>
          </table:table-cell>
          <table:table-cell office:value-type="string">
            <text:p>Siinusrütm 61x/min</text:p>
          </table:table-cell>
          <table:table-cell office:value-type="string">
            <text:p><text:s/>EKG normi piires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4044198">
            <text:p>24044198</text:p>
          </table:table-cell>
          <table:table-cell office:value-type="float" office:value="216570076">
            <text:p>216570076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877917617">
            <text:p>938779176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08/70 ; pulss 62 x</text:p>
          </table:table-cell>
          <table:table-cell office:value-type="string">
            <text:p>pulss 62 x</text:p>
          </table:table-cell>
          <table:table-cell office:value-type="string">
            <text:p><text:s/>´ ; cor , pulm ii EKG : siinusa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242669">
            <text:p>15242669</text:p>
          </table:table-cell>
          <table:table-cell office:value-type="float" office:value="195542710">
            <text:p>195542710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8792070231">
            <text:p>2879207023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QT/QTc 408/413 ms siinusrütm 62x</text:p>
          </table:table-cell>
          <table:table-cell office:value-type="string">
            <text:p>siinusrütm 62x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164936">
            <text:p>15164936</text:p>
          </table:table-cell>
          <table:table-cell office:value-type="float" office:value="209326184">
            <text:p>209326184</text:p>
          </table:table-cell>
          <table:table-cell office:value-type="string">
            <text:p>2013-11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5729821">
            <text:p>67304572982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57/100 mmHg , fr 62x</text:p>
          </table:table-cell>
          <table:table-cell office:value-type="string">
            <text:p>fr 62x</text:p>
          </table:table-cell>
          <table:table-cell office:value-type="string">
            <text:p><text:s/>regul , cor : II tooni aktsent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3590085">
            <text:p>13590085</text:p>
          </table:table-cell>
          <table:table-cell office:value-type="float" office:value="209469431">
            <text:p>209469431</text:p>
          </table:table-cell>
          <table:table-cell office:value-type="string">
            <text:p>2013-11-16</text:p>
          </table:table-cell>
          <table:table-cell office:value-type="string">
            <text:p>A</text:p>
          </table:table-cell>
          <table:table-cell table:style-name="ce1" office:value-type="string">
            <text:p>2013-11-08</text:p>
          </table:table-cell>
          <table:table-cell office:value-type="float" office:value="58310292030">
            <text:p>583102920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38/65 fr 62xmin</text:p>
          </table:table-cell>
          <table:table-cell office:value-type="string">
            <text:p>fr 62xmin</text:p>
          </table:table-cell>
          <table:table-cell office:value-type="string">
            <text:p><text:s/>SpO296 % resp 15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905675">
            <text:p>18905675</text:p>
          </table:table-cell>
          <table:table-cell office:value-type="float" office:value="214908237">
            <text:p>214908237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118588041">
            <text:p>561185880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62x min</text:p>
          </table:table-cell>
          <table:table-cell office:value-type="string">
            <text:p><text:s/>, ES ei tab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8911091">
            <text:p>8911091</text:p>
          </table:table-cell>
          <table:table-cell office:value-type="float" office:value="206328203">
            <text:p>206328203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3283">
            <text:p>67303032328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, taastumine normis 66 - 169 - 62/min</text:p>
          </table:table-cell>
          <table:table-cell office:value-type="string">
            <text:p>62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61325">
            <text:p>9961325</text:p>
          </table:table-cell>
          <table:table-cell office:value-type="float" office:value="187375225">
            <text:p>187375225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831509">
            <text:p>6730308315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62 x min</text:p>
          </table:table-cell>
          <table:table-cell office:value-type="string">
            <text:p><text:s/>Planeeritud koormustest 26.06.1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87110">
            <text:p>1887110</text:p>
          </table:table-cell>
          <table:table-cell office:value-type="float" office:value="100672402">
            <text:p>100672402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287435517">
            <text:p>502874355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dseisund rahuldav . RR 130-80 . fr-62</text:p>
          </table:table-cell>
          <table:table-cell office:value-type="string">
            <text:p>fr-62</text:p>
          </table:table-cell>
          <table:table-cell office:value-type="string">
            <text:p><text:s/>Südame toonit rütmiliset , tuhm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689379">
            <text:p>7689379</text:p>
          </table:table-cell>
          <table:table-cell office:value-type="float" office:value="82597844">
            <text:p>8259784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table:style-name="ce1" office:value-type="string">
            <text:p>2012-01-12</text:p>
          </table:table-cell>
          <table:table-cell office:value-type="float" office:value="54284973593">
            <text:p>542849735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62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231806">
            <text:p>15231806</text:p>
          </table:table-cell>
          <table:table-cell office:value-type="float" office:value="216846550">
            <text:p>216846550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5922185">
            <text:p>67304592218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egulaarne siinus-rütm x63/min</text:p>
          </table:table-cell>
          <table:table-cell office:value-type="string">
            <text:p>rütm x63/min</text:p>
          </table:table-cell>
          <table:table-cell/>
          <table:table-cell office:value-type="string">
            <text:p>rütm x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76291">
            <text:p>6076291</text:p>
          </table:table-cell>
          <table:table-cell office:value-type="float" office:value="86656056">
            <text:p>86656056</text:p>
          </table:table-cell>
          <table:table-cell office:value-type="string">
            <text:p>2012-03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1067766280">
            <text:p>610677662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63 x min</text:p>
          </table:table-cell>
          <table:table-cell office:value-type="string">
            <text:p><text:s/>; Min fr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373789">
            <text:p>9373789</text:p>
          </table:table-cell>
          <table:table-cell office:value-type="float" office:value="202324858">
            <text:p>202324858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268462157">
            <text:p>6326846215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g - max koormus - taastumine ) 63/min</text:p>
          </table:table-cell>
          <table:table-cell office:value-type="string">
            <text:p>63/min</text:p>
          </table:table-cell>
          <table:table-cell office:value-type="string">
            <text:p><text:s/>, 121/min , 64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688342">
            <text:p>1688342</text:p>
          </table:table-cell>
          <table:table-cell office:value-type="float" office:value="153116952">
            <text:p>153116952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775581381">
            <text:p>6177558138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regul SR 63 x min</text:p>
          </table:table-cell>
          <table:table-cell office:value-type="string">
            <text:p>SR 63 x min</text:p>
          </table:table-cell>
          <table:table-cell office:value-type="string">
            <text:p><text:s/>, ES - , N EKG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954272">
            <text:p>3954272</text:p>
          </table:table-cell>
          <table:table-cell office:value-type="float" office:value="98397846">
            <text:p>98397846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763143798">
            <text:p>257631437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4 mmHg Cor toonid regulaarsed , frekvents 63x minutis</text:p>
          </table:table-cell>
          <table:table-cell office:value-type="string">
            <text:p>frekvents 63x minutis</text:p>
          </table:table-cell>
          <table:table-cell office:value-type="string">
            <text:p><text:s/>EKG Siinusrütm , vasema vatsake</text:p>
          </table:table-cell>
          <table:table-cell office:value-type="string">
            <text:p>frekvents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47682">
            <text:p>22447682</text:p>
          </table:table-cell>
          <table:table-cell office:value-type="float" office:value="178925167">
            <text:p>178925167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ce1" office:value-type="string">
            <text:p>2013-05-10</text:p>
          </table:table-cell>
          <table:table-cell office:value-type="float" office:value="673044521031">
            <text:p>673044521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759995">
            <text:p>5759995</text:p>
          </table:table-cell>
          <table:table-cell office:value-type="float" office:value="140473589">
            <text:p>140473589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table:style-name="ce1" office:value-type="string">
            <text:p>2012-05-25</text:p>
          </table:table-cell>
          <table:table-cell office:value-type="float" office:value="22725873823">
            <text:p>227258738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2 - Südametegevus regulaarne , frekv 64x min</text:p>
          </table:table-cell>
          <table:table-cell office:value-type="string">
            <text:p>frekv 64x min</text:p>
          </table:table-cell>
          <table:table-cell/>
          <table:table-cell office:value-type="string">
            <text:p>frekv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206242">
            <text:p>9206242</text:p>
          </table:table-cell>
          <table:table-cell office:value-type="float" office:value="218203909">
            <text:p>21820390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5002031">
            <text:p>67303500203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ngselt esines siinusrütm keskm fr 64x</text:p>
          </table:table-cell>
          <table:table-cell office:value-type="string">
            <text:p>fr 64x</text:p>
          </table:table-cell>
          <table:table-cell office:value-type="string">
            <text:p><text:s/>' , min fr 45x ' , kl 07 : 38 ,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0893586">
            <text:p>20893586</text:p>
          </table:table-cell>
          <table:table-cell office:value-type="float" office:value="176249902">
            <text:p>176249902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2493880267">
            <text:p>124938802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rsed täna mõõdukad RR 142 / 90 fr 64 x min</text:p>
          </table:table-cell>
          <table:table-cell office:value-type="string">
            <text:p>fr 64 x min</text:p>
          </table:table-cell>
          <table:table-cell office:value-type="string">
            <text:p><text:s/>Kopsus veidi kare hingamin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3686026">
            <text:p>23686026</text:p>
          </table:table-cell>
          <table:table-cell office:value-type="float" office:value="183358140">
            <text:p>183358140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ce1" office:value-type="string">
            <text:p>2013-05-24</text:p>
          </table:table-cell>
          <table:table-cell office:value-type="float" office:value="91367579986">
            <text:p>91367579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0400704">
            <text:p>10400704</text:p>
          </table:table-cell>
          <table:table-cell office:value-type="float" office:value="168244032">
            <text:p>168244032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table:style-name="ce1" office:value-type="string">
            <text:p>2013-03-20</text:p>
          </table:table-cell>
          <table:table-cell office:value-type="float" office:value="49593127322">
            <text:p>495931273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64xmin</text:p>
          </table:table-cell>
          <table:table-cell office:value-type="string">
            <text:p><text:s/>artRR 130/80 , kopsudes vesikul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461884">
            <text:p>9461884</text:p>
          </table:table-cell>
          <table:table-cell office:value-type="float" office:value="215607398">
            <text:p>215607398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3215240355">
            <text:p>332152403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egevus regulaarne , fr ~ 64 x/min</text:p>
          </table:table-cell>
          <table:table-cell office:value-type="string">
            <text:p>64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996391">
            <text:p>5996391</text:p>
          </table:table-cell>
          <table:table-cell office:value-type="float" office:value="89588563">
            <text:p>89588563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571494937">
            <text:p>1057149493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50/90 mmHg , pulss 64 x minutis</text:p>
          </table:table-cell>
          <table:table-cell office:value-type="string">
            <text:p>pulss 64 x minutis</text:p>
          </table:table-cell>
          <table:table-cell office:value-type="string">
            <text:p><text:s/>, regulaarne , hea täitumusega 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7312234">
            <text:p>17312234</text:p>
          </table:table-cell>
          <table:table-cell office:value-type="float" office:value="173683497">
            <text:p>173683497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8838680864">
            <text:p>288386808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bj : RR140/80mmHg , fr 64x</text:p>
          </table:table-cell>
          <table:table-cell office:value-type="string">
            <text:p>fr 64x</text:p>
          </table:table-cell>
          <table:table-cell office:value-type="string">
            <text:p><text:s/>´ , mõlemal jalal veenilaiendi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115079">
            <text:p>9115079</text:p>
          </table:table-cell>
          <table:table-cell office:value-type="float" office:value="194216724">
            <text:p>194216724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4868893">
            <text:p>67304486889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dus : u Kirjeldus : Stimulaatorirütm 64</text:p>
          </table:table-cell>
          <table:table-cell office:value-type="string">
            <text:p>rütm 64</text:p>
          </table:table-cell>
          <table:table-cell office:value-type="string">
            <text:p>s/min , ägeda koronaarpatoloogia</text:p>
          </table:table-cell>
          <table:table-cell office:value-type="string">
            <text:p>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26064">
            <text:p>926064</text:p>
          </table:table-cell>
          <table:table-cell office:value-type="float" office:value="88875299">
            <text:p>88875299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516178905">
            <text:p>3951617890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farkt Kirjeldus : Siinusrütm , fr - 64 x</text:p>
          </table:table-cell>
          <table:table-cell office:value-type="string">
            <text:p>fr - 64 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283339">
            <text:p>9283339</text:p>
          </table:table-cell>
          <table:table-cell office:value-type="float" office:value="158334697">
            <text:p>158334697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3597469">
            <text:p>67303359746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dus : Kirjeldus : Siinusrütm , fr 64 x/min</text:p>
          </table:table-cell>
          <table:table-cell office:value-type="string">
            <text:p>fr 64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165292">
            <text:p>1165292</text:p>
          </table:table-cell>
          <table:table-cell office:value-type="float" office:value="130049740">
            <text:p>130049740</text:p>
          </table:table-cell>
          <table:table-cell office:value-type="string">
            <text:p>2012-07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1129771518">
            <text:p>1112977151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iinus rütm 65/min</text:p>
          </table:table-cell>
          <table:table-cell office:value-type="string">
            <text:p>rütm 65/min</text:p>
          </table:table-cell>
          <table:table-cell office:value-type="string">
            <text:p><text:s/>PR 168 msec - normis Vasaku vat</text:p>
          </table:table-cell>
          <table:table-cell office:value-type="string">
            <text:p>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61607">
            <text:p>1161607</text:p>
          </table:table-cell>
          <table:table-cell office:value-type="float" office:value="83496800">
            <text:p>83496800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8350948651">
            <text:p>6835094865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iinusrütm fr 65 x min</text:p>
          </table:table-cell>
          <table:table-cell office:value-type="string">
            <text:p>fr 65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5620032">
            <text:p>15620032</text:p>
          </table:table-cell>
          <table:table-cell office:value-type="float" office:value="160812244">
            <text:p>160812244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0888043488">
            <text:p>50888043488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ldus : Järeldus : Siinusrütm , fr 65x´</text:p>
          </table:table-cell>
          <table:table-cell office:value-type="string">
            <text:p>fr 65x´</text:p>
          </table:table-cell>
          <table:table-cell office:value-type="string">
            <text:p><text:s/>Vertikaalne elektriline posits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´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597344">
            <text:p>1597344</text:p>
          </table:table-cell>
          <table:table-cell office:value-type="float" office:value="95998211">
            <text:p>95998211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3930612589">
            <text:p>3393061258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M HR : 65</text:p>
          </table:table-cell>
          <table:table-cell office:value-type="string">
            <text:p>HR : 65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7920469">
            <text:p>17920469</text:p>
          </table:table-cell>
          <table:table-cell office:value-type="float" office:value="214045690">
            <text:p>214045690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7303">
            <text:p>673030357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noloogile 10.12;RR 202/85 mmHg pulss 65</text:p>
          </table:table-cell>
          <table:table-cell office:value-type="string">
            <text:p>pulss 65</text:p>
          </table:table-cell>
          <table:table-cell office:value-type="string">
            <text:p><text:s/>, valud labajalgades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0083088">
            <text:p>20083088</text:p>
          </table:table-cell>
          <table:table-cell office:value-type="float" office:value="210849905">
            <text:p>21084990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ce1" office:value-type="string">
            <text:p>2013-08-07</text:p>
          </table:table-cell>
          <table:table-cell office:value-type="float" office:value="13251974873">
            <text:p>132519748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stimulaator , mille töö korras fr 65 x</text:p>
          </table:table-cell>
          <table:table-cell office:value-type="string">
            <text:p>fr 65 x</text:p>
          </table:table-cell>
          <table:table-cell office:value-type="string">
            <text:p>-min Rütmihäireteta , kardiaals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5141536">
            <text:p>15141536</text:p>
          </table:table-cell>
          <table:table-cell office:value-type="float" office:value="163207414">
            <text:p>163207414</text:p>
          </table:table-cell>
          <table:table-cell office:value-type="string">
            <text:p>2013-02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234260163">
            <text:p>7023426016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Teicholz Simpson HinnanguliseltHR 65 x/min</text:p>
          </table:table-cell>
          <table:table-cell office:value-type="string">
            <text:p>HR 65 x/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7256314">
            <text:p>7256314</text:p>
          </table:table-cell>
          <table:table-cell office:value-type="float" office:value="124132995">
            <text:p>124132995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table:style-name="ce1" office:value-type="string">
            <text:p>2012-01-24</text:p>
          </table:table-cell>
          <table:table-cell office:value-type="float" office:value="66066172381">
            <text:p>660661723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LANE - INFEROLATERAALSELT COR : FR 65</text:p>
          </table:table-cell>
          <table:table-cell office:value-type="string">
            <text:p>FR 65</text:p>
          </table:table-cell>
          <table:table-cell office:value-type="string">
            <text:p><text:s/>MIN , KARDIOSTIMULAATORI RÜTM ,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7893863">
            <text:p>17893863</text:p>
          </table:table-cell>
          <table:table-cell office:value-type="float" office:value="168210283">
            <text:p>168210283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271235919">
            <text:p>442712359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: siinus rütm , fr 65</text:p>
          </table:table-cell>
          <table:table-cell office:value-type="string">
            <text:p>fr 65</text:p>
          </table:table-cell>
          <table:table-cell office:value-type="string">
            <text:p><text:s/>, QRS 96ms , TELG -11 * , PR 23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724985">
            <text:p>8724985</text:p>
          </table:table-cell>
          <table:table-cell office:value-type="float" office:value="147500104">
            <text:p>147500104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ce1" office:value-type="string">
            <text:p>2012-11-07</text:p>
          </table:table-cell>
          <table:table-cell office:value-type="float" office:value="95301694426">
            <text:p>953016944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65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5507254">
            <text:p>5507254</text:p>
          </table:table-cell>
          <table:table-cell office:value-type="float" office:value="85789735">
            <text:p>85789735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ce1" office:value-type="string">
            <text:p>2012-02-09</text:p>
          </table:table-cell>
          <table:table-cell office:value-type="float" office:value="19351712694">
            <text:p>1935171269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vus regulaarne , toonid tuhmid FR - 65</text:p>
          </table:table-cell>
          <table:table-cell office:value-type="string">
            <text:p>FR - 65</text:p>
          </table:table-cell>
          <table:table-cell office:value-type="string">
            <text:p><text:s/>L/min RR 152/88 mmHg Kopsudes v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0682331">
            <text:p>20682331</text:p>
          </table:table-cell>
          <table:table-cell office:value-type="float" office:value="170725178">
            <text:p>170725178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ce1" office:value-type="string">
            <text:p>2013-04-07</text:p>
          </table:table-cell>
          <table:table-cell office:value-type="float" office:value="63935788764">
            <text:p>63935788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Fr 65x</text:p>
          </table:table-cell>
          <table:table-cell office:value-type="string">
            <text:p><text:s/>` , VR 131/72 mmHg , SpO295 % ,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04710">
            <text:p>1204710</text:p>
          </table:table-cell>
          <table:table-cell office:value-type="float" office:value="123918234">
            <text:p>123918234</text:p>
          </table:table-cell>
          <table:table-cell office:value-type="string">
            <text:p>2012-06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0798533054">
            <text:p>4079853305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Siinusrütm , fr - 65x</text:p>
          </table:table-cell>
          <table:table-cell office:value-type="string">
            <text:p>fr - 65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534795">
            <text:p>6534795</text:p>
          </table:table-cell>
          <table:table-cell office:value-type="float" office:value="131306489">
            <text:p>131306489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0687588697">
            <text:p>606875886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baregulaarne , fr rahuolekus 55-65 x min</text:p>
          </table:table-cell>
          <table:table-cell office:value-type="string">
            <text:p>65 x min</text:p>
          </table:table-cell>
          <table:table-cell office:value-type="string">
            <text:p><text:s/>, pingutusel kuni 120 x min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91037">
            <text:p>8891037</text:p>
          </table:table-cell>
          <table:table-cell office:value-type="float" office:value="173637678">
            <text:p>17363767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7356457099">
            <text:p>7735645709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M HR : 65</text:p>
          </table:table-cell>
          <table:table-cell office:value-type="string">
            <text:p>HR : 65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5288564">
            <text:p>15288564</text:p>
          </table:table-cell>
          <table:table-cell office:value-type="float" office:value="217029219">
            <text:p>217029219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8285540168">
            <text:p>2828554016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Siinusrütm 65 x min</text:p>
          </table:table-cell>
          <table:table-cell office:value-type="string">
            <text:p>Siinusrütm 65 x min</text:p>
          </table:table-cell>
          <table:table-cell office:value-type="string">
            <text:p><text:s/>Võrreldes EKG-ga 13.12.2013 a k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4519499">
            <text:p>24519499</text:p>
          </table:table-cell>
          <table:table-cell office:value-type="float" office:value="205324262">
            <text:p>205324262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ce1" office:value-type="string">
            <text:p>2013-10-28</text:p>
          </table:table-cell>
          <table:table-cell office:value-type="float" office:value="21537840380">
            <text:p>21537840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dil 131/75 mmHg , pulsisagedus 65 bpm</text:p>
          </table:table-cell>
          <table:table-cell office:value-type="string">
            <text:p>65 bpm</text:p>
          </table:table-cell>
          <table:table-cell office:value-type="string">
            <text:p><text:s/>, passiivperioodil 118/65 mmHg </text:p>
          </table:table-cell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5407829">
            <text:p>5407829</text:p>
          </table:table-cell>
          <table:table-cell office:value-type="float" office:value="120760062">
            <text:p>120760062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table:style-name="ce1" office:value-type="string">
            <text:p>2012-05-08</text:p>
          </table:table-cell>
          <table:table-cell office:value-type="float" office:value="80676658960">
            <text:p>8067665896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SR , fr 66 x/min</text:p>
          </table:table-cell>
          <table:table-cell office:value-type="string">
            <text:p>fr 66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23154519">
            <text:p>23154519</text:p>
          </table:table-cell>
          <table:table-cell office:value-type="float" office:value="174051791">
            <text:p>174051791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723498823">
            <text:p>167234988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g - max koormus - taastumine ) 66/min</text:p>
          </table:table-cell>
          <table:table-cell office:value-type="string">
            <text:p>66/min</text:p>
          </table:table-cell>
          <table:table-cell office:value-type="string">
            <text:p><text:s/>, 148/min , 88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130334">
            <text:p>17130334</text:p>
          </table:table-cell>
          <table:table-cell office:value-type="float" office:value="175006323">
            <text:p>175006323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7460445">
            <text:p>6730474604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üldzseisundis , rr 110/60 mmhg fr 66 x</text:p>
          </table:table-cell>
          <table:table-cell office:value-type="string">
            <text:p>fr 66 x</text:p>
          </table:table-cell>
          <table:table-cell office:value-type="string">
            <text:p><text:s/>, kops puhas hingamiskahin , sü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782180">
            <text:p>6782180</text:p>
          </table:table-cell>
          <table:table-cell office:value-type="float" office:value="131517591">
            <text:p>131517591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2154391497">
            <text:p>521543914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66 x/min</text:p>
          </table:table-cell>
          <table:table-cell office:value-type="string">
            <text:p><text:s/>, toonid puhtad , art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8917149">
            <text:p>18917149</text:p>
          </table:table-cell>
          <table:table-cell office:value-type="float" office:value="193794141">
            <text:p>193794141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7663419465">
            <text:p>97663419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pulss : 66x 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066656">
            <text:p>16066656</text:p>
          </table:table-cell>
          <table:table-cell office:value-type="float" office:value="187113400">
            <text:p>187113400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401072">
            <text:p>6730434010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etoonid puhtad , regulaarsed , fr - 66 x</text:p>
          </table:table-cell>
          <table:table-cell office:value-type="string">
            <text:p>fr - 66 x</text:p>
          </table:table-cell>
          <table:table-cell office:value-type="string">
            <text:p><text:s/>' AR - 160/95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157712">
            <text:p>9157712</text:p>
          </table:table-cell>
          <table:table-cell office:value-type="float" office:value="212039148">
            <text:p>212039148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3719074576">
            <text:p>8371907457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dus : Kirjeldus : Siinusrütm , fr 66 x/min</text:p>
          </table:table-cell>
          <table:table-cell office:value-type="string">
            <text:p>fr 66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21329882">
            <text:p>21329882</text:p>
          </table:table-cell>
          <table:table-cell office:value-type="float" office:value="161231598">
            <text:p>161231598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2742">
            <text:p>6730304027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128/74EKG normis . frekvents 66x minutis</text:p>
          </table:table-cell>
          <table:table-cell office:value-type="string">
            <text:p>frekvents 66x minutis</text:p>
          </table:table-cell>
          <table:table-cell office:value-type="string">
            <text:p><text:s/>. Cor toonid regulaarsed</text:p>
          </table:table-cell>
          <table:table-cell office:value-type="string">
            <text:p>frekvents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36142">
            <text:p>1036142</text:p>
          </table:table-cell>
          <table:table-cell office:value-type="float" office:value="150586572">
            <text:p>150586572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874094409">
            <text:p>6087409440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dus : Kirjeldus : Siinusrütm , fr 66 x/min</text:p>
          </table:table-cell>
          <table:table-cell office:value-type="string">
            <text:p>fr 66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24260352">
            <text:p>24260352</text:p>
          </table:table-cell>
          <table:table-cell office:value-type="float" office:value="165843425">
            <text:p>165843425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table:style-name="ce1" office:value-type="string">
            <text:p>2012-02-07</text:p>
          </table:table-cell>
          <table:table-cell office:value-type="float" office:value="84973919324">
            <text:p>849739193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6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277568">
            <text:p>16277568</text:p>
          </table:table-cell>
          <table:table-cell office:value-type="float" office:value="190849350">
            <text:p>190849350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table:style-name="ce1" office:value-type="string">
            <text:p>2013-07-29</text:p>
          </table:table-cell>
          <table:table-cell office:value-type="float" office:value="21235671024">
            <text:p>212356710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 löögisagedus : 66 bpm</text:p>
          </table:table-cell>
          <table:table-cell office:value-type="string">
            <text:p>66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21785">
            <text:p>9221785</text:p>
          </table:table-cell>
          <table:table-cell office:value-type="float" office:value="206538831">
            <text:p>206538831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4799">
            <text:p>67303054479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a Põhjendus : prof Kirjeldus : 66xmin</text:p>
          </table:table-cell>
          <table:table-cell office:value-type="string">
            <text:p>66xmin</text:p>
          </table:table-cell>
          <table:table-cell office:value-type="string">
            <text:p>SR Järeldus : norm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315055">
            <text:p>1315055</text:p>
          </table:table-cell>
          <table:table-cell office:value-type="float" office:value="140362873">
            <text:p>140362873</text:p>
          </table:table-cell>
          <table:table-cell office:value-type="string">
            <text:p>2012-10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9417943539">
            <text:p>4941794353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67/min</text:p>
          </table:table-cell>
          <table:table-cell office:value-type="string">
            <text:p><text:s/>Norm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388585">
            <text:p>5388585</text:p>
          </table:table-cell>
          <table:table-cell office:value-type="float" office:value="127190465">
            <text:p>127190465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071162714">
            <text:p>700711627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nenud , sõlmed pole , nahk N , fr 67</text:p>
          </table:table-cell>
          <table:table-cell office:value-type="string">
            <text:p>fr 67</text:p>
          </table:table-cell>
          <table:table-cell office:value-type="string">
            <text:p><text:s/>, Cito !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7268245">
            <text:p>17268245</text:p>
          </table:table-cell>
          <table:table-cell office:value-type="float" office:value="171401310">
            <text:p>171401310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31660">
            <text:p>6730304316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si ei kaeba . EKG siinusrütmis 67 xmin</text:p>
          </table:table-cell>
          <table:table-cell office:value-type="string">
            <text:p>67 xmin</text:p>
          </table:table-cell>
          <table:table-cell office:value-type="string">
            <text:p><text:s/>, koronaarpuudulikkuseta VR 120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99762">
            <text:p>1199762</text:p>
          </table:table-cell>
          <table:table-cell office:value-type="float" office:value="129064789">
            <text:p>129064789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5723238935">
            <text:p>3572323893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- poolhorisontaalne Siinusrütm -fr - 67 x/min</text:p>
          </table:table-cell>
          <table:table-cell office:value-type="string">
            <text:p>fr - 67 x/min</text:p>
          </table:table-cell>
          <table:table-cell office:value-type="string">
            <text:p><text:s/>Hisi kimbu vasaku sääre blokaa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650470">
            <text:p>1650470</text:p>
          </table:table-cell>
          <table:table-cell office:value-type="float" office:value="89526980">
            <text:p>89526980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026425120">
            <text:p>2202642512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äevase keskmise frekventsiga - 67x / min</text:p>
          </table:table-cell>
          <table:table-cell office:value-type="string">
            <text:p>67x /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4412034">
            <text:p>4412034</text:p>
          </table:table-cell>
          <table:table-cell office:value-type="float" office:value="82595829">
            <text:p>82595829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table:style-name="ce1" office:value-type="string">
            <text:p>2009-09-16</text:p>
          </table:table-cell>
          <table:table-cell office:value-type="float" office:value="52422214019">
            <text:p>524222140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8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61674">
            <text:p>1261674</text:p>
          </table:table-cell>
          <table:table-cell office:value-type="float" office:value="84983852">
            <text:p>84983852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3594553388">
            <text:p>5359455338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äevane keskmine - fr-68 x / min</text:p>
          </table:table-cell>
          <table:table-cell office:value-type="string">
            <text:p>fr-68 x /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9884417">
            <text:p>9884417</text:p>
          </table:table-cell>
          <table:table-cell office:value-type="float" office:value="190057963">
            <text:p>190057963</text:p>
          </table:table-cell>
          <table:table-cell office:value-type="string">
            <text:p>2013-07-23</text:p>
          </table:table-cell>
          <table:table-cell office:value-type="string">
            <text:p>S</text:p>
          </table:table-cell>
          <table:table-cell table:style-name="ce1" office:value-type="string">
            <text:p>2013-07-10</text:p>
          </table:table-cell>
          <table:table-cell office:value-type="float" office:value="26329714419">
            <text:p>263297144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d puhtad , RR=160/73-&gt; 150/90 , Ps = 68</text:p>
          </table:table-cell>
          <table:table-cell office:value-type="string">
            <text:p>Ps = 68</text:p>
          </table:table-cell>
          <table:table-cell office:value-type="string">
            <text:p>-&gt; 74/min , SpO 2=99 % , T = 36,</text:p>
          </table:table-cell>
          <table:table-cell office:value-type="string">
            <text:p>P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061604">
            <text:p>7061604</text:p>
          </table:table-cell>
          <table:table-cell office:value-type="float" office:value="129026263">
            <text:p>129026263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4184481484">
            <text:p>841844814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05.07.12 EKG siinusrütm , 68x min</text:p>
          </table:table-cell>
          <table:table-cell office:value-type="string">
            <text:p>siinusrütm , 68x min</text:p>
          </table:table-cell>
          <table:table-cell office:value-type="string">
            <text:p><text:s/>, normis ( dr <text:s/>)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3601956">
            <text:p>3601956</text:p>
          </table:table-cell>
          <table:table-cell office:value-type="float" office:value="153037862">
            <text:p>153037862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ce1" office:value-type="string">
            <text:p>2012-12-17</text:p>
          </table:table-cell>
          <table:table-cell office:value-type="float" office:value="13649246765">
            <text:p>136492467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tooni aktsent aordi kohal , ps 68/min</text:p>
          </table:table-cell>
          <table:table-cell office:value-type="string">
            <text:p>6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5563138">
            <text:p>5563138</text:p>
          </table:table-cell>
          <table:table-cell office:value-type="float" office:value="86628864">
            <text:p>86628864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table:style-name="ce1" office:value-type="string">
            <text:p>2012-03-07</text:p>
          </table:table-cell>
          <table:table-cell office:value-type="float" office:value="44982189344">
            <text:p>4498218934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rne , toonid tuhmid rütmilised FR - 68</text:p>
          </table:table-cell>
          <table:table-cell office:value-type="string">
            <text:p>FR - 68</text:p>
          </table:table-cell>
          <table:table-cell office:value-type="string">
            <text:p><text:s/>L/min RR 142/65mmHg Kopsudes ve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8459122">
            <text:p>18459122</text:p>
          </table:table-cell>
          <table:table-cell office:value-type="float" office:value="180662659">
            <text:p>180662659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ce1" office:value-type="string">
            <text:p>2013-03-18</text:p>
          </table:table-cell>
          <table:table-cell office:value-type="float" office:value="91560812726">
            <text:p>915608127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Cor-regulaarne , fr - 68X</text:p>
          </table:table-cell>
          <table:table-cell office:value-type="string">
            <text:p>fr - 68X</text:p>
          </table:table-cell>
          <table:table-cell office:value-type="string">
            <text:p><text:s/>RR=150/80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85067">
            <text:p>1285067</text:p>
          </table:table-cell>
          <table:table-cell office:value-type="float" office:value="84306056">
            <text:p>84306056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825063154">
            <text:p>9282506315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poolhorisontaalne Siinusrütm - fr -68 x / min</text:p>
          </table:table-cell>
          <table:table-cell office:value-type="string">
            <text:p>fr -68 x / min</text:p>
          </table:table-cell>
          <table:table-cell office:value-type="string">
            <text:p><text:s/>PQ = 170 m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5548908">
            <text:p>5548908</text:p>
          </table:table-cell>
          <table:table-cell office:value-type="float" office:value="90438209">
            <text:p>90438209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table:style-name="ce1" office:value-type="string">
            <text:p>2012-04-19</text:p>
          </table:table-cell>
          <table:table-cell office:value-type="float" office:value="25620820539">
            <text:p>256208205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opsud ii SR , kahinad ei kuula Fr 69 X</text:p>
          </table:table-cell>
          <table:table-cell office:value-type="string">
            <text:p>Fr 69 X</text:p>
          </table:table-cell>
          <table:table-cell office:value-type="string">
            <text:p>1 , RR 140 / 95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145807">
            <text:p>9145807</text:p>
          </table:table-cell>
          <table:table-cell office:value-type="float" office:value="212925166">
            <text:p>212925166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119082007">
            <text:p>1011908200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Põhjendus : uuring Kirjeldus : Siinusrütm 69</text:p>
          </table:table-cell>
          <table:table-cell office:value-type="string">
            <text:p>Siinusrütm 69</text:p>
          </table:table-cell>
          <table:table-cell office:value-type="string">
            <text:p><text:s/>s/min intermediaarne el positsi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1050869">
            <text:p>21050869</text:p>
          </table:table-cell>
          <table:table-cell office:value-type="float" office:value="176982867">
            <text:p>176982867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table:style-name="ce1" office:value-type="string">
            <text:p>2013-04-15</text:p>
          </table:table-cell>
          <table:table-cell office:value-type="float" office:value="78378719261">
            <text:p>78378719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10 SVES , päevane fr vahemikus 69 x'</text:p>
          </table:table-cell>
          <table:table-cell office:value-type="string">
            <text:p>69 x'</text:p>
          </table:table-cell>
          <table:table-cell office:value-type="string">
            <text:p>-&gt; 129 x ' ja öine 37 x'-&gt; 46 x </text:p>
          </table:table-cell>
          <table:table-cell table:number-columns-repeated="4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8529805">
            <text:p>18529805</text:p>
          </table:table-cell>
          <table:table-cell office:value-type="float" office:value="216837924">
            <text:p>216837924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953397890">
            <text:p>609533978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69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363410">
            <text:p>1363410</text:p>
          </table:table-cell>
          <table:table-cell office:value-type="float" office:value="154477257">
            <text:p>154477257</text:p>
          </table:table-cell>
          <table:table-cell office:value-type="string">
            <text:p>2012-12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096676946">
            <text:p>55096676946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dus : VIB Kirjeldus : Keskmine frekvents 69 x min</text:p>
          </table:table-cell>
          <table:table-cell office:value-type="string">
            <text:p>frekvents 69 x min</text:p>
          </table:table-cell>
          <table:table-cell office:value-type="string">
            <text:p><text:s/>, maksimaalne frekvents 112 x m</text:p>
          </table:table-cell>
          <table:table-cell office:value-type="string">
            <text:p>frekvent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4592813">
            <text:p>14592813</text:p>
          </table:table-cell>
          <table:table-cell office:value-type="float" office:value="177112430">
            <text:p>177112430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ce1" office:value-type="string">
            <text:p>2013-05-08</text:p>
          </table:table-cell>
          <table:table-cell office:value-type="float" office:value="82967612579">
            <text:p>829676125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Cor regul , 70xmin</text:p>
          </table:table-cell>
          <table:table-cell office:value-type="string">
            <text:p>7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0228087">
            <text:p>20228087</text:p>
          </table:table-cell>
          <table:table-cell office:value-type="float" office:value="185805642">
            <text:p>185805642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ce1" office:value-type="string">
            <text:p>2013-05-17</text:p>
          </table:table-cell>
          <table:table-cell office:value-type="float" office:value="91444442147">
            <text:p>914444421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bj : 160/88 mmHg , pulss regul 70 x min</text:p>
          </table:table-cell>
          <table:table-cell office:value-type="string">
            <text:p>70 x min</text:p>
          </table:table-cell>
          <table:table-cell office:value-type="string">
            <text:p><text:s/>, kopsude kohal h/k paremal olu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452823">
            <text:p>2452823</text:p>
          </table:table-cell>
          <table:table-cell office:value-type="float" office:value="143964040">
            <text:p>143964040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623068973">
            <text:p>586230689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50/80 mmHg , fr 70 x min</text:p>
          </table:table-cell>
          <table:table-cell office:value-type="string">
            <text:p>fr 70 x min</text:p>
          </table:table-cell>
          <table:table-cell office:value-type="string">
            <text:p><text:s/>, näol ja nahal näha mitmeid ar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936572">
            <text:p>2936572</text:p>
          </table:table-cell>
          <table:table-cell office:value-type="float" office:value="124965516">
            <text:p>124965516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table:style-name="ce1" office:value-type="string">
            <text:p>2012-04-18</text:p>
          </table:table-cell>
          <table:table-cell office:value-type="float" office:value="22841791296">
            <text:p>228417912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Cor toonid tuhminenud , reg ps 70/min</text:p>
          </table:table-cell>
          <table:table-cell office:value-type="string">
            <text:p>7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1105071">
            <text:p>21105071</text:p>
          </table:table-cell>
          <table:table-cell office:value-type="float" office:value="184578429">
            <text:p>184578429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ce1" office:value-type="string">
            <text:p>2013-06-20</text:p>
          </table:table-cell>
          <table:table-cell office:value-type="float" office:value="44501783960">
            <text:p>445017839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EKSrütm 70/min</text:p>
          </table:table-cell>
          <table:table-cell office:value-type="string">
            <text:p>rütm 70/min</text:p>
          </table:table-cell>
          <table:table-cell office:value-type="string">
            <text:p>-reg</text:p>
          </table:table-cell>
          <table:table-cell office:value-type="string">
            <text:p>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5235269">
            <text:p>15235269</text:p>
          </table:table-cell>
          <table:table-cell office:value-type="float" office:value="196409875">
            <text:p>196409875</text:p>
          </table:table-cell>
          <table:table-cell office:value-type="string">
            <text:p>2013-09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9859599728">
            <text:p>8985959972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 - intermediaalne Siinusrütm - fr -70 x / min</text:p>
          </table:table-cell>
          <table:table-cell office:value-type="string">
            <text:p>fr -70 x /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693983">
            <text:p>6693983</text:p>
          </table:table-cell>
          <table:table-cell office:value-type="float" office:value="127384133">
            <text:p>127384133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table:style-name="ce1" office:value-type="string">
            <text:p>2012-04-15</text:p>
          </table:table-cell>
          <table:table-cell office:value-type="float" office:value="75843579892">
            <text:p>758435798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tabiilne , RR110/65mmHg , fr 60-70x/min</text:p>
          </table:table-cell>
          <table:table-cell office:value-type="string">
            <text:p>70x/min</text:p>
          </table:table-cell>
          <table:table-cell office:value-type="string">
            <text:p><text:s/>, regulaarne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64144">
            <text:p>10164144</text:p>
          </table:table-cell>
          <table:table-cell office:value-type="float" office:value="158682912">
            <text:p>158682912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322680055">
            <text:p>703226800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0xmin</text:p>
          </table:table-cell>
          <table:table-cell office:value-type="string">
            <text:p><text:s/>, horisontaalne el telg , HKVS 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9587876">
            <text:p>19587876</text:p>
          </table:table-cell>
          <table:table-cell office:value-type="float" office:value="217257454">
            <text:p>217257454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979253238">
            <text:p>13979253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bj : RR110/80 , fr regul 70 xmin</text:p>
          </table:table-cell>
          <table:table-cell office:value-type="string">
            <text:p>70 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010837">
            <text:p>2010837</text:p>
          </table:table-cell>
          <table:table-cell office:value-type="float" office:value="124808256">
            <text:p>124808256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083652324">
            <text:p>250836523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0 x min</text:p>
          </table:table-cell>
          <table:table-cell office:value-type="string">
            <text:p><text:s/>, toonid puhtad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317139">
            <text:p>6317139</text:p>
          </table:table-cell>
          <table:table-cell office:value-type="float" office:value="137442203">
            <text:p>137442203</text:p>
          </table:table-cell>
          <table:table-cell office:value-type="string">
            <text:p>2012-09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5072131110">
            <text:p>750721311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0 x/min</text:p>
          </table:table-cell>
          <table:table-cell office:value-type="string">
            <text:p><text:s/>, tasane süst kahin sternumil ,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2169182">
            <text:p>12169182</text:p>
          </table:table-cell>
          <table:table-cell office:value-type="float" office:value="181695396">
            <text:p>18169539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673030931664">
            <text:p>6730309316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0 x min</text:p>
          </table:table-cell>
          <table:table-cell office:value-type="string">
            <text:p><text:s/>, regulaarne Kilpnääre palpatsi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589797">
            <text:p>5589797</text:p>
          </table:table-cell>
          <table:table-cell office:value-type="float" office:value="86523698">
            <text:p>86523698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004327195">
            <text:p>460043271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ütm , deltalaina aVL , aVF ? , fr 70</text:p>
          </table:table-cell>
          <table:table-cell office:value-type="string">
            <text:p>fr 70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700700">
            <text:p>9700700</text:p>
          </table:table-cell>
          <table:table-cell office:value-type="float" office:value="165210735">
            <text:p>165210735</text:p>
          </table:table-cell>
          <table:table-cell office:value-type="string">
            <text:p>2013-03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6999083264">
            <text:p>4699908326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öö regulaarne , fr 70x</text:p>
          </table:table-cell>
          <table:table-cell office:value-type="string">
            <text:p>fr 70x</text:p>
          </table:table-cell>
          <table:table-cell office:value-type="string">
            <text:p><text:s/>' Kõht palpatsioonil pehme nin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125050">
            <text:p>6125050</text:p>
          </table:table-cell>
          <table:table-cell office:value-type="float" office:value="82525172">
            <text:p>82525172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table:style-name="ce1" office:value-type="string">
            <text:p>2011-10-04</text:p>
          </table:table-cell>
          <table:table-cell office:value-type="float" office:value="91448841095">
            <text:p>9144884109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oonid regulaarsed , fr 70 x min</text:p>
          </table:table-cell>
          <table:table-cell office:value-type="string">
            <text:p>fr 70 x min</text:p>
          </table:table-cell>
          <table:table-cell office:value-type="string">
            <text:p><text:s/>, üksikud ekstrasütoli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9567040">
            <text:p>19567040</text:p>
          </table:table-cell>
          <table:table-cell office:value-type="float" office:value="208895000">
            <text:p>208895000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127254012">
            <text:p>431272540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25785 mmHg , fr 70 x min</text:p>
          </table:table-cell>
          <table:table-cell office:value-type="string">
            <text:p>fr 70 x min</text:p>
          </table:table-cell>
          <table:table-cell office:value-type="string">
            <text:p><text:s/>, regulaarne , turseid ei ol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634261">
            <text:p>6634261</text:p>
          </table:table-cell>
          <table:table-cell office:value-type="float" office:value="149334749">
            <text:p>149334749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505093571">
            <text:p>365050935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0 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242396">
            <text:p>6242396</text:p>
          </table:table-cell>
          <table:table-cell office:value-type="float" office:value="138433480">
            <text:p>138433480</text:p>
          </table:table-cell>
          <table:table-cell office:value-type="string">
            <text:p>2012-09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5865685677">
            <text:p>6586568567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öö regulaarne , 70/min</text:p>
          </table:table-cell>
          <table:table-cell office:value-type="string">
            <text:p>70/min</text:p>
          </table:table-cell>
          <table:table-cell office:value-type="string">
            <text:p><text:s/>, kahinateta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5836692">
            <text:p>15836692</text:p>
          </table:table-cell>
          <table:table-cell office:value-type="float" office:value="167971186">
            <text:p>167971186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768712">
            <text:p>6730437687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d kardioversioon 100J Taastunud siinusrütm 70x/min</text:p>
          </table:table-cell>
          <table:table-cell office:value-type="string">
            <text:p>siinusrütm 70x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5278108">
            <text:p>15278108</text:p>
          </table:table-cell>
          <table:table-cell office:value-type="float" office:value="162922818">
            <text:p>162922818</text:p>
          </table:table-cell>
          <table:table-cell office:value-type="string">
            <text:p>2013-02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9604120685">
            <text:p>6960412068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70 l/min</text:p>
          </table:table-cell>
          <table:table-cell office:value-type="string">
            <text:p><text:s/>, norm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17471">
            <text:p>917471</text:p>
          </table:table-cell>
          <table:table-cell office:value-type="float" office:value="87997853">
            <text:p>87997853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777964796">
            <text:p>7077796479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dus : Kirjeldus : Siinusrütm , fr 70 x/min</text:p>
          </table:table-cell>
          <table:table-cell office:value-type="string">
            <text:p>fr 70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018478">
            <text:p>16018478</text:p>
          </table:table-cell>
          <table:table-cell office:value-type="float" office:value="176023641">
            <text:p>176023641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5446418820">
            <text:p>654464188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60 x min , siinusrütmi puhul 60-70 x min</text:p>
          </table:table-cell>
          <table:table-cell office:value-type="string">
            <text:p>7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677601">
            <text:p>6677601</text:p>
          </table:table-cell>
          <table:table-cell office:value-type="float" office:value="152342732">
            <text:p>152342732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table:style-name="ce1" office:value-type="string">
            <text:p>2012-11-15</text:p>
          </table:table-cell>
          <table:table-cell office:value-type="float" office:value="88630954590">
            <text:p>886309545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egevus regulaarne , frek 70 x min</text:p>
          </table:table-cell>
          <table:table-cell office:value-type="string">
            <text:p>frek 70 x min</text:p>
          </table:table-cell>
          <table:table-cell/>
          <table:table-cell office:value-type="string">
            <text:p>frek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804988">
            <text:p>8804988</text:p>
          </table:table-cell>
          <table:table-cell office:value-type="float" office:value="184200256">
            <text:p>184200256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12559">
            <text:p>67303051255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rütm 70 x/min</text:p>
          </table:table-cell>
          <table:table-cell office:value-type="string">
            <text:p>Siinusrütm 70 x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401595">
            <text:p>14401595</text:p>
          </table:table-cell>
          <table:table-cell office:value-type="float" office:value="202557812">
            <text:p>202557812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ce1" office:value-type="string">
            <text:p>2013-10-09</text:p>
          </table:table-cell>
          <table:table-cell office:value-type="float" office:value="65614353232">
            <text:p>656143532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1 x min</text:p>
          </table:table-cell>
          <table:table-cell office:value-type="string">
            <text:p><text:s/>, regulaarne Analüüsid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167335">
            <text:p>1167335</text:p>
          </table:table-cell>
          <table:table-cell office:value-type="float" office:value="95200697">
            <text:p>95200697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7440155928">
            <text:p>7744015592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odade virvendus 71 x min</text:p>
          </table:table-cell>
          <table:table-cell office:value-type="string">
            <text:p>71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6080144">
            <text:p>16080144</text:p>
          </table:table-cell>
          <table:table-cell office:value-type="float" office:value="186273042">
            <text:p>186273042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table:style-name="ce1" office:value-type="string">
            <text:p>2013-06-28</text:p>
          </table:table-cell>
          <table:table-cell office:value-type="float" office:value="90576330177">
            <text:p>905763301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1 x min</text:p>
          </table:table-cell>
          <table:table-cell office:value-type="string">
            <text:p><text:s/>, RR 110/54 mmHg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2941">
            <text:p>1492941</text:p>
          </table:table-cell>
          <table:table-cell office:value-type="float" office:value="122161037">
            <text:p>122161037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9261520724">
            <text:p>29261520724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1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6049160">
            <text:p>16049160</text:p>
          </table:table-cell>
          <table:table-cell office:value-type="float" office:value="202366524">
            <text:p>202366524</text:p>
          </table:table-cell>
          <table:table-cell office:value-type="string">
            <text:p>2013-10-04</text:p>
          </table:table-cell>
          <table:table-cell office:value-type="string">
            <text:p>S</text:p>
          </table:table-cell>
          <table:table-cell table:style-name="ce1" office:value-type="string">
            <text:p>2013-10-03</text:p>
          </table:table-cell>
          <table:table-cell office:value-type="float" office:value="673044140316">
            <text:p>6730441403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use aste 1 . 2 ) Testi lõpus , SLS 71</text:p>
          </table:table-cell>
          <table:table-cell office:value-type="string">
            <text:p>SLS 71</text:p>
          </table:table-cell>
          <table:table-cell office:value-type="string">
            <text:p><text:s/>, SpO296 , RR 104/58 , Borgi sk</text:p>
          </table:table-cell>
          <table:table-cell office:value-type="string">
            <text:p>SL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141034">
            <text:p>15141034</text:p>
          </table:table-cell>
          <table:table-cell office:value-type="float" office:value="199453603">
            <text:p>199453603</text:p>
          </table:table-cell>
          <table:table-cell office:value-type="string">
            <text:p>2013-09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7489946">
            <text:p>67304748994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09.09.13 tehtud EKG -s siinusrütm 71 l/min</text:p>
          </table:table-cell>
          <table:table-cell office:value-type="string">
            <text:p>siinusrütm 71 l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318024">
            <text:p>1318024</text:p>
          </table:table-cell>
          <table:table-cell office:value-type="float" office:value="91760680">
            <text:p>91760680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8846680910">
            <text:p>9884668091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oon - vertikaalne Siinusrütm - fr - 71 x/min</text:p>
          </table:table-cell>
          <table:table-cell office:value-type="string">
            <text:p>fr - 71 x/min</text:p>
          </table:table-cell>
          <table:table-cell office:value-type="string">
            <text:p><text:s/>Kodade sisene juhtivuse häir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9796498">
            <text:p>19796498</text:p>
          </table:table-cell>
          <table:table-cell office:value-type="float" office:value="177384588">
            <text:p>177384588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table:style-name="ce1" office:value-type="string">
            <text:p>2013-01-09</text:p>
          </table:table-cell>
          <table:table-cell office:value-type="float" office:value="673030536443">
            <text:p>673030536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2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445598">
            <text:p>6445598</text:p>
          </table:table-cell>
          <table:table-cell office:value-type="float" office:value="84628874">
            <text:p>84628874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8473576163">
            <text:p>784735761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, p max aordi kuulatluskohal , fr 72x/min</text:p>
          </table:table-cell>
          <table:table-cell office:value-type="string">
            <text:p>fr 72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9691586">
            <text:p>9691586</text:p>
          </table:table-cell>
          <table:table-cell office:value-type="float" office:value="199723784">
            <text:p>199723784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table:style-name="ce1" office:value-type="string">
            <text:p>2013-09-17</text:p>
          </table:table-cell>
          <table:table-cell office:value-type="float" office:value="673045698827">
            <text:p>67304569882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Fr 72x</text:p>
          </table:table-cell>
          <table:table-cell office:value-type="string">
            <text:p><text:s/>` , VR 144/83mmHg , SpO298 % ,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5138470">
            <text:p>15138470</text:p>
          </table:table-cell>
          <table:table-cell office:value-type="float" office:value="191414763">
            <text:p>191414763</text:p>
          </table:table-cell>
          <table:table-cell office:value-type="string">
            <text:p>2013-08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216147653">
            <text:p>7221614765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oon - vertikaalne Siinusrütm - fr -72 x / min</text:p>
          </table:table-cell>
          <table:table-cell office:value-type="string">
            <text:p>fr -72 x /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73537">
            <text:p>13873537</text:p>
          </table:table-cell>
          <table:table-cell office:value-type="float" office:value="179105391">
            <text:p>179105391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34381185013">
            <text:p>34381185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ehtud KTG , RR 118/71 mmHg , fr 72x</text:p>
          </table:table-cell>
          <table:table-cell office:value-type="string">
            <text:p>fr 72x</text:p>
          </table:table-cell>
          <table:table-cell office:value-type="string">
            <text:p><text:s/>' , temp 36,4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773405">
            <text:p>14773405</text:p>
          </table:table-cell>
          <table:table-cell office:value-type="float" office:value="217220253">
            <text:p>217220253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2399259977">
            <text:p>623992599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10/60 mmHg , fr 72</text:p>
          </table:table-cell>
          <table:table-cell office:value-type="string">
            <text:p>fr 72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7954775">
            <text:p>17954775</text:p>
          </table:table-cell>
          <table:table-cell office:value-type="float" office:value="166531837">
            <text:p>16653183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084295136">
            <text:p>540842951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oonid : regulaarsed , puhtad , fr 72 x</text:p>
          </table:table-cell>
          <table:table-cell office:value-type="string">
            <text:p>fr 72 x</text:p>
          </table:table-cell>
          <table:table-cell office:value-type="string">
            <text:p><text:s/>1’Kopsude kuulatlusel : bil ve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3309460">
            <text:p>3309460</text:p>
          </table:table-cell>
          <table:table-cell office:value-type="float" office:value="85980498">
            <text:p>85980498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table:style-name="ce1" office:value-type="string">
            <text:p>2012-03-11</text:p>
          </table:table-cell>
          <table:table-cell office:value-type="float" office:value="49275918195">
            <text:p>492759181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-s SR , fr 72/min</text:p>
          </table:table-cell>
          <table:table-cell office:value-type="string">
            <text:p>fr 72/min</text:p>
          </table:table-cell>
          <table:table-cell office:value-type="string">
            <text:p><text:s/>, üksikuid SVES-d , ägeda koro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8405931">
            <text:p>18405931</text:p>
          </table:table-cell>
          <table:table-cell office:value-type="float" office:value="184414766">
            <text:p>184414766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125821254">
            <text:p>10125821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oonid rütmilised , RR 120/80 , Ps -72</text:p>
          </table:table-cell>
          <table:table-cell office:value-type="string">
            <text:p>Ps -72</text:p>
          </table:table-cell>
          <table:table-cell office:value-type="string">
            <text:p><text:s/>.</text:p>
          </table:table-cell>
          <table:table-cell office:value-type="string">
            <text:p>P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475426">
            <text:p>6475426</text:p>
          </table:table-cell>
          <table:table-cell office:value-type="float" office:value="82525616">
            <text:p>82525616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6753947515">
            <text:p>967539475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30/80mmHg , fr 72x</text:p>
          </table:table-cell>
          <table:table-cell office:value-type="string">
            <text:p>fr 72x</text:p>
          </table:table-cell>
          <table:table-cell office:value-type="string">
            <text:p><text:s/>´ , re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0626759">
            <text:p>20626759</text:p>
          </table:table-cell>
          <table:table-cell office:value-type="float" office:value="166958497">
            <text:p>166958497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606198873">
            <text:p>706061988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2 x min</text:p>
          </table:table-cell>
          <table:table-cell office:value-type="string">
            <text:p><text:s/>; pt-l ICD Suhteliselt rahuldav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703414">
            <text:p>5703414</text:p>
          </table:table-cell>
          <table:table-cell office:value-type="float" office:value="134468507">
            <text:p>134468507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569420890">
            <text:p>4456942089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oonid rütmilised , 72 x min</text:p>
          </table:table-cell>
          <table:table-cell office:value-type="string">
            <text:p>rütmilised , 72 x min</text:p>
          </table:table-cell>
          <table:table-cell office:value-type="string">
            <text:p><text:s/>, kahinaid südamel ei ole</text:p>
          </table:table-cell>
          <table:table-cell office:value-type="string">
            <text:p>rütmilised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95580">
            <text:p>7395580</text:p>
          </table:table-cell>
          <table:table-cell office:value-type="float" office:value="95913509">
            <text:p>95913509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table:style-name="ce1" office:value-type="string">
            <text:p>2010-09-02</text:p>
          </table:table-cell>
          <table:table-cell office:value-type="float" office:value="33282844959">
            <text:p>332828449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des ekp urinaid cor regulaarne fr 72 x</text:p>
          </table:table-cell>
          <table:table-cell office:value-type="string">
            <text:p>fr 72 x</text:p>
          </table:table-cell>
          <table:table-cell office:value-type="string">
            <text:p><text:s/>RR 170 / 9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7378753">
            <text:p>17378753</text:p>
          </table:table-cell>
          <table:table-cell office:value-type="float" office:value="166710349">
            <text:p>166710349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353022275">
            <text:p>57353022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öö reg fr 72x</text:p>
          </table:table-cell>
          <table:table-cell office:value-type="string">
            <text:p>fr 72x</text:p>
          </table:table-cell>
          <table:table-cell office:value-type="string">
            <text:p><text:s/>' , vasakus kopsus aksillaarse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9582540">
            <text:p>9582540</text:p>
          </table:table-cell>
          <table:table-cell office:value-type="float" office:value="184649365">
            <text:p>184649365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595414479">
            <text:p>765954144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regulaarne , Fr 72 x min</text:p>
          </table:table-cell>
          <table:table-cell office:value-type="string">
            <text:p>Fr 72 x min</text:p>
          </table:table-cell>
          <table:table-cell office:value-type="string">
            <text:p><text:s/>, RR 155/10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600048">
            <text:p>2600048</text:p>
          </table:table-cell>
          <table:table-cell office:value-type="float" office:value="134559958">
            <text:p>134559958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839582624">
            <text:p>678395826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RR 130/90mmhg , Cor akts regul fr 72</text:p>
          </table:table-cell>
          <table:table-cell office:value-type="string">
            <text:p>fr 72</text:p>
          </table:table-cell>
          <table:table-cell office:value-type="string">
            <text:p>*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513945">
            <text:p>2513945</text:p>
          </table:table-cell>
          <table:table-cell office:value-type="float" office:value="140028787">
            <text:p>140028787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692397610">
            <text:p>796923976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renemine Obj : Cor f r regul , 72 x min</text:p>
          </table:table-cell>
          <table:table-cell office:value-type="string">
            <text:p>72 x min</text:p>
          </table:table-cell>
          <table:table-cell office:value-type="string">
            <text:p><text:s/>, toonid tuhmid , süstkahin 2 k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954467">
            <text:p>954467</text:p>
          </table:table-cell>
          <table:table-cell office:value-type="float" office:value="86362957">
            <text:p>86362957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995095399">
            <text:p>1999509539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Põhjendus : uuring Kirjeldus : siinusrütm 72</text:p>
          </table:table-cell>
          <table:table-cell office:value-type="string">
            <text:p>siinusrütm 72</text:p>
          </table:table-cell>
          <table:table-cell office:value-type="string">
            <text:p>s/min intermediaarne el positsio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0305306">
            <text:p>20305306</text:p>
          </table:table-cell>
          <table:table-cell office:value-type="float" office:value="168530780">
            <text:p>168530780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table:style-name="ce1" office:value-type="string">
            <text:p>2013-03-08</text:p>
          </table:table-cell>
          <table:table-cell office:value-type="float" office:value="673030390533">
            <text:p>6730303905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siinusrütm 73</text:p>
          </table:table-cell>
          <table:table-cell office:value-type="string">
            <text:p>siinusrütm 73</text:p>
          </table:table-cell>
          <table:table-cell office:value-type="string">
            <text:p>s/min SVES , A/V BL 1ST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624042">
            <text:p>1624042</text:p>
          </table:table-cell>
          <table:table-cell office:value-type="float" office:value="85586369">
            <text:p>85586369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063065316">
            <text:p>2206306531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Fr 73x</text:p>
          </table:table-cell>
          <table:table-cell office:value-type="string">
            <text:p><text:s/>´' , RR 140/86 mmHg , temp 36,8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905623">
            <text:p>18905623</text:p>
          </table:table-cell>
          <table:table-cell office:value-type="float" office:value="177524912">
            <text:p>17752491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88997">
            <text:p>673030388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bj-lt RR 145/85mmHg , fr 73</text:p>
          </table:table-cell>
          <table:table-cell office:value-type="string">
            <text:p>fr 73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375945">
            <text:p>18375945</text:p>
          </table:table-cell>
          <table:table-cell office:value-type="float" office:value="182359382">
            <text:p>18235938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0641140941">
            <text:p>906411409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Cor reg , Fr 74xmin</text:p>
          </table:table-cell>
          <table:table-cell office:value-type="string">
            <text:p>Fr 74x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0276369">
            <text:p>10276369</text:p>
          </table:table-cell>
          <table:table-cell office:value-type="float" office:value="211226356">
            <text:p>211226356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table:style-name="ce1" office:value-type="string">
            <text:p>2013-11-15</text:p>
          </table:table-cell>
          <table:table-cell office:value-type="float" office:value="673046133586">
            <text:p>6730461335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4 x min</text:p>
          </table:table-cell>
          <table:table-cell office:value-type="string">
            <text:p><text:s/>Palp valulikkus paralumb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8538050">
            <text:p>8538050</text:p>
          </table:table-cell>
          <table:table-cell office:value-type="float" office:value="149264191">
            <text:p>14926419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4098890160">
            <text:p>7409889016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regulaarne siinusrütm , fr 74</text:p>
          </table:table-cell>
          <table:table-cell office:value-type="string">
            <text:p>fr 74</text:p>
          </table:table-cell>
          <table:table-cell office:value-type="string">
            <text:p><text:s/>korda minutis repolarisatsiooni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0418190">
            <text:p>10418190</text:p>
          </table:table-cell>
          <table:table-cell office:value-type="float" office:value="173147955">
            <text:p>173147955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836723">
            <text:p>6730308367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: regulaarne siinusrütm fr 74x</text:p>
          </table:table-cell>
          <table:table-cell office:value-type="string">
            <text:p>fr 74x</text:p>
          </table:table-cell>
          <table:table-cell office:value-type="string">
            <text:p><text:s/>' , armistunud infarkti tunnus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159534">
            <text:p>9159534</text:p>
          </table:table-cell>
          <table:table-cell office:value-type="float" office:value="194857869">
            <text:p>194857869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36360">
            <text:p>67303033636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a Põhjendus : prof Kirjeldus : 74xmin</text:p>
          </table:table-cell>
          <table:table-cell office:value-type="string">
            <text:p>74xmin</text:p>
          </table:table-cell>
          <table:table-cell office:value-type="string">
            <text:p>SR Järeldus : n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986144">
            <text:p>9986144</text:p>
          </table:table-cell>
          <table:table-cell office:value-type="float" office:value="192399876">
            <text:p>192399876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0903966">
            <text:p>6730409039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4/min</text:p>
          </table:table-cell>
          <table:table-cell office:value-type="string">
            <text:p><text:s/>, kahinaid ei kuule , RR 148/90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771600">
            <text:p>6771600</text:p>
          </table:table-cell>
          <table:table-cell office:value-type="float" office:value="152087997">
            <text:p>152087997</text:p>
          </table:table-cell>
          <table:table-cell office:value-type="string">
            <text:p>2012-12-13</text:p>
          </table:table-cell>
          <table:table-cell office:value-type="string">
            <text:p>S</text:p>
          </table:table-cell>
          <table:table-cell table:style-name="ce1" office:value-type="string">
            <text:p>2012-12-04</text:p>
          </table:table-cell>
          <table:table-cell office:value-type="float" office:value="71934944183">
            <text:p>7193494418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Pulss 74 X</text:p>
          </table:table-cell>
          <table:table-cell office:value-type="string">
            <text:p><text:s/>'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1877376">
            <text:p>21877376</text:p>
          </table:table-cell>
          <table:table-cell office:value-type="float" office:value="214809309">
            <text:p>214809309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ce1" office:value-type="string">
            <text:p>2013-01-09</text:p>
          </table:table-cell>
          <table:table-cell office:value-type="float" office:value="67298738173">
            <text:p>672987381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ormaalses vahemikus , keskmine fr 74x</text:p>
          </table:table-cell>
          <table:table-cell office:value-type="string">
            <text:p>fr 74x</text:p>
          </table:table-cell>
          <table:table-cell office:value-type="string">
            <text:p><text:s/>' 1 VES Pause ei ol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5285510">
            <text:p>15285510</text:p>
          </table:table-cell>
          <table:table-cell office:value-type="float" office:value="179501085">
            <text:p>179501085</text:p>
          </table:table-cell>
          <table:table-cell office:value-type="string">
            <text:p>2013-05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6257411">
            <text:p>67304625741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5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487340">
            <text:p>9487340</text:p>
          </table:table-cell>
          <table:table-cell office:value-type="float" office:value="219696392">
            <text:p>219696392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table:style-name="ce1" office:value-type="string">
            <text:p>2013-11-08</text:p>
          </table:table-cell>
          <table:table-cell office:value-type="float" office:value="38653971345">
            <text:p>3865397134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 , patoloogiliste kahinateta , Fr 75 x min</text:p>
          </table:table-cell>
          <table:table-cell office:value-type="string">
            <text:p>Fr 75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5179343">
            <text:p>15179343</text:p>
          </table:table-cell>
          <table:table-cell office:value-type="float" office:value="190553534">
            <text:p>190553534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438589469">
            <text:p>5843858946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5 x'</text:p>
          </table:table-cell>
          <table:table-cell office:value-type="string">
            <text:p><text:s/>Uuring osakonna palatis , raske</text:p>
          </table:table-cell>
          <table:table-cell table:number-columns-repeated="4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710000">
            <text:p>6710000</text:p>
          </table:table-cell>
          <table:table-cell office:value-type="float" office:value="142282806">
            <text:p>142282806</text:p>
          </table:table-cell>
          <table:table-cell office:value-type="string">
            <text:p>2012-10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082937483">
            <text:p>1008293748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5 x/min</text:p>
          </table:table-cell>
          <table:table-cell office:value-type="string">
            <text:p><text:s/>, toonid puhtad . Kopsude ausku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101182">
            <text:p>5101182</text:p>
          </table:table-cell>
          <table:table-cell office:value-type="float" office:value="141740425">
            <text:p>141740425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190312721">
            <text:p>631903127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öö regulaarne , fr ca 75</text:p>
          </table:table-cell>
          <table:table-cell office:value-type="string">
            <text:p>fr ca 75</text:p>
          </table:table-cell>
          <table:table-cell office:value-type="string">
            <text:p>-80 x min lamades , funktsionaal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51824">
            <text:p>9051824</text:p>
          </table:table-cell>
          <table:table-cell office:value-type="float" office:value="190108736">
            <text:p>190108736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783296">
            <text:p>67303878329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# Südamerütm SR fr 75x</text:p>
          </table:table-cell>
          <table:table-cell office:value-type="string">
            <text:p>fr 75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8151764">
            <text:p>18151764</text:p>
          </table:table-cell>
          <table:table-cell office:value-type="float" office:value="202742487">
            <text:p>202742487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84030">
            <text:p>6730304840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5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6012002">
            <text:p>16012002</text:p>
          </table:table-cell>
          <table:table-cell office:value-type="float" office:value="196544225">
            <text:p>196544225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7021640622">
            <text:p>370216406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Ng foonil 115/70 mmHg , fr 75 x</text:p>
          </table:table-cell>
          <table:table-cell office:value-type="string">
            <text:p>fr 75 x</text:p>
          </table:table-cell>
          <table:table-cell office:value-type="string">
            <text:p><text:s/>´ , sage VES EKG-l diff kergelt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5438360">
            <text:p>15438360</text:p>
          </table:table-cell>
          <table:table-cell office:value-type="float" office:value="208561793">
            <text:p>208561793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5037294226">
            <text:p>45037294226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üüsiga Põhjendus : Kirjeldus : SR 75 xmin</text:p>
          </table:table-cell>
          <table:table-cell office:value-type="string">
            <text:p>SR 75 xmin</text:p>
          </table:table-cell>
          <table:table-cell office:value-type="string">
            <text:p><text:s/>vähesed repolarisatsiooni häire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389832">
            <text:p>2389832</text:p>
          </table:table-cell>
          <table:table-cell office:value-type="float" office:value="148365649">
            <text:p>148365649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5132429324">
            <text:p>451324293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44/93mmHg , fr 75</text:p>
          </table:table-cell>
          <table:table-cell office:value-type="string">
            <text:p>fr 75</text:p>
          </table:table-cell>
          <table:table-cell office:value-type="string">
            <text:p><text:s/>, 141/91mmhg , fr 75 , kaal 81k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8545709">
            <text:p>18545709</text:p>
          </table:table-cell>
          <table:table-cell office:value-type="float" office:value="209118211">
            <text:p>209118211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73578">
            <text:p>673030373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/ode V/V Moodan vererohk 150/89 fr 76</text:p>
          </table:table-cell>
          <table:table-cell office:value-type="string">
            <text:p>fr 76</text:p>
          </table:table-cell>
          <table:table-cell office:value-type="string">
            <text:p><text:s/>Plaanile biok an vere , Kutsutu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892914">
            <text:p>8892914</text:p>
          </table:table-cell>
          <table:table-cell office:value-type="float" office:value="206154423">
            <text:p>206154423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1351036">
            <text:p>67303135103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vahemikus 49-141/min , keskmine SLS-76/min</text:p>
          </table:table-cell>
          <table:table-cell office:value-type="string">
            <text:p>SLS-76/min</text:p>
          </table:table-cell>
          <table:table-cell/>
          <table:table-cell office:value-type="string">
            <text:p>SLS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8119915">
            <text:p>18119915</text:p>
          </table:table-cell>
          <table:table-cell office:value-type="float" office:value="205897090">
            <text:p>205897090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3919007">
            <text:p>6730339190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micardist 40 x1 EKG siinusrütm fr 76 x min</text:p>
          </table:table-cell>
          <table:table-cell office:value-type="string">
            <text:p>fr 76 x min</text:p>
          </table:table-cell>
          <table:table-cell office:value-type="string">
            <text:p><text:s/>, minimaalsed ST depressioonid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2178063">
            <text:p>22178063</text:p>
          </table:table-cell>
          <table:table-cell office:value-type="float" office:value="197901749">
            <text:p>197901749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ce1" office:value-type="string">
            <text:p>2013-09-17</text:p>
          </table:table-cell>
          <table:table-cell office:value-type="float" office:value="673030431755">
            <text:p>673030431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Siinusrütm fr 76 x min</text:p>
          </table:table-cell>
          <table:table-cell office:value-type="string">
            <text:p>fr 76 x min</text:p>
          </table:table-cell>
          <table:table-cell office:value-type="string">
            <text:p><text:s/>Ehho : Südameõõned normaalsete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4962881">
            <text:p>4962881</text:p>
          </table:table-cell>
          <table:table-cell office:value-type="float" office:value="140946402">
            <text:p>140946402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table:style-name="ce1" office:value-type="string">
            <text:p>2012-09-21</text:p>
          </table:table-cell>
          <table:table-cell office:value-type="float" office:value="94757976454">
            <text:p>947579764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76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2464090">
            <text:p>22464090</text:p>
          </table:table-cell>
          <table:table-cell office:value-type="float" office:value="158991995">
            <text:p>158991995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table:style-name="ce1" office:value-type="string">
            <text:p>2012-09-20</text:p>
          </table:table-cell>
          <table:table-cell office:value-type="float" office:value="12268333495">
            <text:p>12268333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mmHG , respiratoorne arütmia , FR 76 x min</text:p>
          </table:table-cell>
          <table:table-cell office:value-type="string">
            <text:p>FR 76 x min</text:p>
          </table:table-cell>
          <table:table-cell office:value-type="string">
            <text:p><text:s/>, kõrvalkahinaid ei kuul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9594123">
            <text:p>19594123</text:p>
          </table:table-cell>
          <table:table-cell office:value-type="float" office:value="162099808">
            <text:p>162099808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497264966">
            <text:p>37497264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Cor toonidregulaarsed , fr 76</text:p>
          </table:table-cell>
          <table:table-cell office:value-type="string">
            <text:p>fr 76</text:p>
          </table:table-cell>
          <table:table-cell office:value-type="string">
            <text:p><text:s/>korda minutis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242504">
            <text:p>1242504</text:p>
          </table:table-cell>
          <table:table-cell office:value-type="float" office:value="141976293">
            <text:p>141976293</text:p>
          </table:table-cell>
          <table:table-cell office:value-type="string">
            <text:p>2012-10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182588344">
            <text:p>2018258834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Teicholz Simpson HinnanguliseltHR 76 x/min</text:p>
          </table:table-cell>
          <table:table-cell office:value-type="string">
            <text:p>HR 76 x/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5778855">
            <text:p>5778855</text:p>
          </table:table-cell>
          <table:table-cell office:value-type="float" office:value="151829573">
            <text:p>151829573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667622741">
            <text:p>5466762274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ldav Südametegevus regulaarne , fr 76/min</text:p>
          </table:table-cell>
          <table:table-cell office:value-type="string">
            <text:p>fr 76/min</text:p>
          </table:table-cell>
          <table:table-cell office:value-type="string">
            <text:p><text:s/>RR-130/80 mm Hg Bilateraalselt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977576">
            <text:p>9977576</text:p>
          </table:table-cell>
          <table:table-cell office:value-type="float" office:value="169647392">
            <text:p>169647392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4242126742">
            <text:p>742421267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45/79 mmHg , pulss 76 x min</text:p>
          </table:table-cell>
          <table:table-cell office:value-type="string">
            <text:p>pulss 76 x min</text:p>
          </table:table-cell>
          <table:table-cell office:value-type="string">
            <text:p><text:s/>, regulaarne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917101">
            <text:p>8917101</text:p>
          </table:table-cell>
          <table:table-cell office:value-type="float" office:value="211182600">
            <text:p>211182600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959080847">
            <text:p>9295908084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rütm 77x/min</text:p>
          </table:table-cell>
          <table:table-cell office:value-type="string">
            <text:p>Siinusrütm 77x/min</text:p>
          </table:table-cell>
          <table:table-cell office:value-type="string">
            <text:p><text:s/>EKG normi piires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156371">
            <text:p>1156371</text:p>
          </table:table-cell>
          <table:table-cell office:value-type="float" office:value="142820359">
            <text:p>142820359</text:p>
          </table:table-cell>
          <table:table-cell office:value-type="string">
            <text:p>2012-10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7202959786">
            <text:p>2720295978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S 77 x min</text:p>
          </table:table-cell>
          <table:table-cell office:value-type="string">
            <text:p>77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510455">
            <text:p>9510455</text:p>
          </table:table-cell>
          <table:table-cell office:value-type="float" office:value="190182900">
            <text:p>190182900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table:style-name="ce1" office:value-type="string">
            <text:p>2013-07-04</text:p>
          </table:table-cell>
          <table:table-cell office:value-type="float" office:value="34511244581">
            <text:p>345112445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: siinusrütm fr 77x</text:p>
          </table:table-cell>
          <table:table-cell office:value-type="string">
            <text:p>fr 77x</text:p>
          </table:table-cell>
          <table:table-cell office:value-type="string">
            <text:p><text:s/>' , vasaku koja ülekoormuse tu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89139">
            <text:p>989139</text:p>
          </table:table-cell>
          <table:table-cell office:value-type="float" office:value="143265202">
            <text:p>143265202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892384972">
            <text:p>39892384972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dus : Kirjeldus : Siinusrütm , fr 77 x/min</text:p>
          </table:table-cell>
          <table:table-cell office:value-type="string">
            <text:p>fr 77 x/min</text:p>
          </table:table-cell>
          <table:table-cell office:value-type="string">
            <text:p><text:s/>, intermed el pos , QRS 105ms ,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5636133">
            <text:p>5636133</text:p>
          </table:table-cell>
          <table:table-cell office:value-type="float" office:value="143689554">
            <text:p>143689554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247521012">
            <text:p>582475210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8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02933">
            <text:p>7902933</text:p>
          </table:table-cell>
          <table:table-cell office:value-type="float" office:value="137448653">
            <text:p>137448653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table:style-name="ce1" office:value-type="string">
            <text:p>2012-06-29</text:p>
          </table:table-cell>
          <table:table-cell office:value-type="float" office:value="19972668012">
            <text:p>199726680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OONIGA JA RÜTMIHÄIRETEGA COR : FR 78</text:p>
          </table:table-cell>
          <table:table-cell office:value-type="string">
            <text:p>FR 78</text:p>
          </table:table-cell>
          <table:table-cell office:value-type="string">
            <text:p><text:s/>MIN , RR 165/105 MM HG PLAANIS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6510239">
            <text:p>16510239</text:p>
          </table:table-cell>
          <table:table-cell office:value-type="float" office:value="200241868">
            <text:p>200241868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table:style-name="ce1" office:value-type="string">
            <text:p>2013-09-25</text:p>
          </table:table-cell>
          <table:table-cell office:value-type="float" office:value="90538940655">
            <text:p>905389406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setunne hea , pulss regulaarne 78 x min</text:p>
          </table:table-cell>
          <table:table-cell office:value-type="string">
            <text:p>78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722071">
            <text:p>5722071</text:p>
          </table:table-cell>
          <table:table-cell office:value-type="float" office:value="143862150">
            <text:p>143862150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table:style-name="ce1" office:value-type="string">
            <text:p>2012-09-12</text:p>
          </table:table-cell>
          <table:table-cell office:value-type="float" office:value="78949329282">
            <text:p>789493292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ei ole 29.10.12 Cor toonid reg Ps78</text:p>
          </table:table-cell>
          <table:table-cell office:value-type="string">
            <text:p>Ps78</text:p>
          </table:table-cell>
          <table:table-cell office:value-type="string">
            <text:p>min RR140/80</text:p>
          </table:table-cell>
          <table:table-cell office:value-type="string">
            <text:p>P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5944793">
            <text:p>15944793</text:p>
          </table:table-cell>
          <table:table-cell office:value-type="float" office:value="177026456">
            <text:p>177026456</text:p>
          </table:table-cell>
          <table:table-cell office:value-type="string">
            <text:p>2013-05-13</text:p>
          </table:table-cell>
          <table:table-cell office:value-type="string">
            <text:p>S</text:p>
          </table:table-cell>
          <table:table-cell table:style-name="ce1" office:value-type="string">
            <text:p>2013-05-08</text:p>
          </table:table-cell>
          <table:table-cell office:value-type="float" office:value="673045111669">
            <text:p>6730451116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8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329336">
            <text:p>329336</text:p>
          </table:table-cell>
          <table:table-cell office:value-type="float" office:value="96944175">
            <text:p>96944175</text:p>
          </table:table-cell>
          <table:table-cell office:value-type="string">
            <text:p>2012-03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1241282280">
            <text:p>412412822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8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15003">
            <text:p>4815003</text:p>
          </table:table-cell>
          <table:table-cell office:value-type="float" office:value="131577321">
            <text:p>131577321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table:style-name="ce1" office:value-type="string">
            <text:p>2012-07-09</text:p>
          </table:table-cell>
          <table:table-cell office:value-type="float" office:value="30433570515">
            <text:p>304335705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reid ei esine Pulm - ii - ekg -fr 78x</text:p>
          </table:table-cell>
          <table:table-cell office:value-type="string">
            <text:p>fr 78x</text:p>
          </table:table-cell>
          <table:table-cell office:value-type="string">
            <text:p><text:s/>Siinusrütm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01719">
            <text:p>8601719</text:p>
          </table:table-cell>
          <table:table-cell office:value-type="float" office:value="135252276">
            <text:p>135252276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table:style-name="ce1" office:value-type="string">
            <text:p>2012-06-12</text:p>
          </table:table-cell>
          <table:table-cell office:value-type="float" office:value="67558045466">
            <text:p>675580454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id regul , , kahinaid ei esine fr 78x</text:p>
          </table:table-cell>
          <table:table-cell office:value-type="string">
            <text:p>fr 78x</text:p>
          </table:table-cell>
          <table:table-cell office:value-type="string">
            <text:p><text:s/>, Pulm - ii - ekg - fr 52x Sii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9524">
            <text:p>909524</text:p>
          </table:table-cell>
          <table:table-cell office:value-type="float" office:value="88627735">
            <text:p>88627735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765666785">
            <text:p>2076566678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dus : Kirjeldus : Siinusrütm , fr 78 x/min</text:p>
          </table:table-cell>
          <table:table-cell office:value-type="string">
            <text:p>fr 78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0868">
            <text:p>860868</text:p>
          </table:table-cell>
          <table:table-cell office:value-type="float" office:value="91076276">
            <text:p>91076276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2247518000">
            <text:p>1224751800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Järeldus : Siinusrütm 78x min</text:p>
          </table:table-cell>
          <table:table-cell office:value-type="string">
            <text:p>Siinusrütm 78x 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15390">
            <text:p>9015390</text:p>
          </table:table-cell>
          <table:table-cell office:value-type="float" office:value="160524327">
            <text:p>160524327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1591">
            <text:p>67303036159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Pulss : 78</text:p>
          </table:table-cell>
          <table:table-cell office:value-type="string">
            <text:p><text:s/>- 127 - 91 l/min , reaktsioon k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9877595">
            <text:p>19877595</text:p>
          </table:table-cell>
          <table:table-cell office:value-type="float" office:value="215957796">
            <text:p>215957796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5487297541">
            <text:p>85487297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8 x min</text:p>
          </table:table-cell>
          <table:table-cell office:value-type="string">
            <text:p><text:s/>, liigutused vasemast õlast val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37043">
            <text:p>8537043</text:p>
          </table:table-cell>
          <table:table-cell office:value-type="float" office:value="131573093">
            <text:p>131573093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table:style-name="ce1" office:value-type="string">
            <text:p>2012-05-30</text:p>
          </table:table-cell>
          <table:table-cell office:value-type="float" office:value="21110671093">
            <text:p>211106710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SIOON INFEROLATERAALSELT COR : FR 78</text:p>
          </table:table-cell>
          <table:table-cell office:value-type="string">
            <text:p>FR 78</text:p>
          </table:table-cell>
          <table:table-cell office:value-type="string">
            <text:p><text:s/>MIN , SIINUSRÜTM , RR 150/90 MM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93159">
            <text:p>8893159</text:p>
          </table:table-cell>
          <table:table-cell office:value-type="float" office:value="167494789">
            <text:p>167494789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1928">
            <text:p>67303042192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egulaarne südame rütm x78/min</text:p>
          </table:table-cell>
          <table:table-cell office:value-type="string">
            <text:p>rütm x78/min</text:p>
          </table:table-cell>
          <table:table-cell/>
          <table:table-cell office:value-type="string">
            <text:p>rütm x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2693161">
            <text:p>22693161</text:p>
          </table:table-cell>
          <table:table-cell office:value-type="float" office:value="174037104">
            <text:p>174037104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ce1" office:value-type="string">
            <text:p>2013-02-19</text:p>
          </table:table-cell>
          <table:table-cell office:value-type="float" office:value="41874133985">
            <text:p>418741339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8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0171345">
            <text:p>10171345</text:p>
          </table:table-cell>
          <table:table-cell office:value-type="float" office:value="214118212">
            <text:p>214118212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8244218">
            <text:p>6730382442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etoonid regulaarsed , puhtad , fr 78 x</text:p>
          </table:table-cell>
          <table:table-cell office:value-type="string">
            <text:p>fr 78 x</text:p>
          </table:table-cell>
          <table:table-cell office:value-type="string">
            <text:p><text:s/>' , RR 115/70 mm 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755539">
            <text:p>9755539</text:p>
          </table:table-cell>
          <table:table-cell office:value-type="float" office:value="200085318">
            <text:p>200085318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table:style-name="ce1" office:value-type="string">
            <text:p>2013-09-15</text:p>
          </table:table-cell>
          <table:table-cell office:value-type="float" office:value="30139823388">
            <text:p>301398233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dade virvendus teadmata ajast ; Fr 78x</text:p>
          </table:table-cell>
          <table:table-cell office:value-type="string">
            <text:p>Fr 78x</text:p>
          </table:table-cell>
          <table:table-cell office:value-type="string">
            <text:p><text:s/>( ST depressioon V2 ; V3 ; V4 ;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0030701">
            <text:p>20030701</text:p>
          </table:table-cell>
          <table:table-cell office:value-type="float" office:value="174284696">
            <text:p>174284696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ce1" office:value-type="string">
            <text:p>2012-05-31</text:p>
          </table:table-cell>
          <table:table-cell office:value-type="float" office:value="60121299926">
            <text:p>601212999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Gl th st idem , nahk N , fr 78</text:p>
          </table:table-cell>
          <table:table-cell office:value-type="string">
            <text:p>fr 78</text:p>
          </table:table-cell>
          <table:table-cell office:value-type="string">
            <text:p><text:s/>, CITO ! VS ELS - 6,0 mmol/l ;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3466352">
            <text:p>3466352</text:p>
          </table:table-cell>
          <table:table-cell office:value-type="float" office:value="137844787">
            <text:p>137844787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231282552">
            <text:p>702312825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78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7028755">
            <text:p>17028755</text:p>
          </table:table-cell>
          <table:table-cell office:value-type="float" office:value="159870440">
            <text:p>159870440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3583923531">
            <text:p>335839235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nid on tasased , regulaarsed , fr 78xmin</text:p>
          </table:table-cell>
          <table:table-cell office:value-type="string">
            <text:p>fr 78xmin</text:p>
          </table:table-cell>
          <table:table-cell office:value-type="string">
            <text:p><text:s/>, RR 175/90 .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0168097">
            <text:p>10168097</text:p>
          </table:table-cell>
          <table:table-cell office:value-type="float" office:value="189764999">
            <text:p>189764999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693245">
            <text:p>67303769324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egevus on regulaarne , fr 78x/min</text:p>
          </table:table-cell>
          <table:table-cell office:value-type="string">
            <text:p>fr 78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8322371">
            <text:p>18322371</text:p>
          </table:table-cell>
          <table:table-cell office:value-type="float" office:value="193761572">
            <text:p>193761572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356838717">
            <text:p>38356838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psudes vesikul h/k Cor : regul fr 78x min</text:p>
          </table:table-cell>
          <table:table-cell office:value-type="string">
            <text:p>fr 78x min</text:p>
          </table:table-cell>
          <table:table-cell office:value-type="string">
            <text:p><text:s/>RR130/80mmHg ( kõigub 160/110-1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4448530">
            <text:p>14448530</text:p>
          </table:table-cell>
          <table:table-cell office:value-type="float" office:value="167746544">
            <text:p>167746544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table:style-name="ce1" office:value-type="string">
            <text:p>2013-03-19</text:p>
          </table:table-cell>
          <table:table-cell office:value-type="float" office:value="673030412583">
            <text:p>6730304125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d regul , kahinaid ei esine , mfr 78x</text:p>
          </table:table-cell>
          <table:table-cell office:value-type="string">
            <text:p>fr 78x</text:p>
          </table:table-cell>
          <table:table-cell office:value-type="string">
            <text:p><text:s/>Pulm - i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659464">
            <text:p>1659464</text:p>
          </table:table-cell>
          <table:table-cell office:value-type="float" office:value="145428296">
            <text:p>145428296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420944771">
            <text:p>6342094477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70-79 x/min</text:p>
          </table:table-cell>
          <table:table-cell office:value-type="string">
            <text:p>79 x/min</text:p>
          </table:table-cell>
          <table:table-cell office:value-type="string">
            <text:p><text:s/>uneajast - 1,4 % ,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89981">
            <text:p>8889981</text:p>
          </table:table-cell>
          <table:table-cell office:value-type="float" office:value="179058632">
            <text:p>179058632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094492878">
            <text:p>3809449287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25 Watt Rahuoleku pulsisagedus 79 x min</text:p>
          </table:table-cell>
          <table:table-cell office:value-type="string">
            <text:p>79 x min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7428209">
            <text:p>17428209</text:p>
          </table:table-cell>
          <table:table-cell office:value-type="float" office:value="184024678">
            <text:p>184024678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2748">
            <text:p>673030362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äna INR 2,8 % , RR 142/90mmHg , Fr 79x</text:p>
          </table:table-cell>
          <table:table-cell office:value-type="string">
            <text:p>Fr 79x</text:p>
          </table:table-cell>
          <table:table-cell office:value-type="string">
            <text:p><text:s/>jätkab marevani tarvitamist sk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5002249">
            <text:p>15002249</text:p>
          </table:table-cell>
          <table:table-cell office:value-type="float" office:value="207075529">
            <text:p>207075529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ce1" office:value-type="string">
            <text:p>2013-01-21</text:p>
          </table:table-cell>
          <table:table-cell office:value-type="float" office:value="32884329141">
            <text:p>32884329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dusega 45-155 x min , keskmine fr 79 x min</text:p>
          </table:table-cell>
          <table:table-cell office:value-type="string">
            <text:p>fr 79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23889631">
            <text:p>23889631</text:p>
          </table:table-cell>
          <table:table-cell office:value-type="float" office:value="209477291">
            <text:p>209477291</text:p>
          </table:table-cell>
          <table:table-cell office:value-type="string">
            <text:p>2013-11-16</text:p>
          </table:table-cell>
          <table:table-cell office:value-type="string">
            <text:p>A</text:p>
          </table:table-cell>
          <table:table-cell table:style-name="ce1" office:value-type="string">
            <text:p>2013-11-11</text:p>
          </table:table-cell>
          <table:table-cell office:value-type="float" office:value="74053811612">
            <text:p>740538116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10/76 mmHg , pulss 80 x/min</text:p>
          </table:table-cell>
          <table:table-cell office:value-type="string">
            <text:p>pulss 80 x/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0259098">
            <text:p>10259098</text:p>
          </table:table-cell>
          <table:table-cell office:value-type="float" office:value="188269463">
            <text:p>188269463</text:p>
          </table:table-cell>
          <table:table-cell office:value-type="string">
            <text:p>2013-07-15</text:p>
          </table:table-cell>
          <table:table-cell office:value-type="string">
            <text:p>S</text:p>
          </table:table-cell>
          <table:table-cell table:style-name="ce1" office:value-type="string">
            <text:p>2013-07-09</text:p>
          </table:table-cell>
          <table:table-cell office:value-type="float" office:value="673045209487">
            <text:p>6730452094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 toonid reg fr 80x min</text:p>
          </table:table-cell>
          <table:table-cell office:value-type="string">
            <text:p>fr 80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245157">
            <text:p>1245157</text:p>
          </table:table-cell>
          <table:table-cell office:value-type="float" office:value="144577030">
            <text:p>144577030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5832759040">
            <text:p>3583275904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äevase keskmise frekventsiga - 80 x / min</text:p>
          </table:table-cell>
          <table:table-cell office:value-type="string">
            <text:p>80 x /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0250066">
            <text:p>10250066</text:p>
          </table:table-cell>
          <table:table-cell office:value-type="float" office:value="171010665">
            <text:p>171010665</text:p>
          </table:table-cell>
          <table:table-cell office:value-type="string">
            <text:p>2013-04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629207">
            <text:p>67303162920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monitoril siinusrütm sagedusega 80 x min</text:p>
          </table:table-cell>
          <table:table-cell office:value-type="string">
            <text:p>8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7447206">
            <text:p>17447206</text:p>
          </table:table-cell>
          <table:table-cell office:value-type="float" office:value="206907718">
            <text:p>20690771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405657542">
            <text:p>79405657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bj : Cor regulaarne , fr 80 x min</text:p>
          </table:table-cell>
          <table:table-cell office:value-type="string">
            <text:p>fr 8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363588">
            <text:p>5363588</text:p>
          </table:table-cell>
          <table:table-cell office:value-type="float" office:value="127900725">
            <text:p>127900725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table:style-name="ce1" office:value-type="string">
            <text:p>2012-07-02</text:p>
          </table:table-cell>
          <table:table-cell office:value-type="float" office:value="44933093714">
            <text:p>449330937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e , nahk puhas , keel niiske , fr 80x</text:p>
          </table:table-cell>
          <table:table-cell office:value-type="string">
            <text:p>fr 80x</text:p>
          </table:table-cell>
          <table:table-cell office:value-type="string">
            <text:p><text:s/>' , art RR 98/50 mmHg , kõht o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8384797">
            <text:p>18384797</text:p>
          </table:table-cell>
          <table:table-cell office:value-type="float" office:value="210418015">
            <text:p>210418015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530375339">
            <text:p>595303753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- 100/70 , Fr - 80 x min</text:p>
          </table:table-cell>
          <table:table-cell office:value-type="string">
            <text:p>Fr - 8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0295044">
            <text:p>20295044</text:p>
          </table:table-cell>
          <table:table-cell office:value-type="float" office:value="173746558">
            <text:p>173746558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91684">
            <text:p>673030391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puhtad EKG : regul siinusrütm , fr 80x</text:p>
          </table:table-cell>
          <table:table-cell office:value-type="string">
            <text:p>fr 80x</text:p>
          </table:table-cell>
          <table:table-cell office:value-type="string">
            <text:p><text:s/>` ,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84516">
            <text:p>5084516</text:p>
          </table:table-cell>
          <table:table-cell office:value-type="float" office:value="131569173">
            <text:p>131569173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8168073445">
            <text:p>981680734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regulaarne , fr 80x</text:p>
          </table:table-cell>
          <table:table-cell office:value-type="string">
            <text:p>fr 80x</text:p>
          </table:table-cell>
          <table:table-cell office:value-type="string">
            <text:p><text:s/>' Kõht pehme , valutu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02428">
            <text:p>302428</text:p>
          </table:table-cell>
          <table:table-cell office:value-type="float" office:value="124290437">
            <text:p>124290437</text:p>
          </table:table-cell>
          <table:table-cell office:value-type="string">
            <text:p>2012-06-10</text:p>
          </table:table-cell>
          <table:table-cell office:value-type="string">
            <text:p>S</text:p>
          </table:table-cell>
          <table:table-cell table:style-name="ce1" office:value-type="string">
            <text:p>2012-05-22</text:p>
          </table:table-cell>
          <table:table-cell office:value-type="float" office:value="84994297293">
            <text:p>849942972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puuteranalüüsiga : siinusrütm , fr 80x</text:p>
          </table:table-cell>
          <table:table-cell office:value-type="string">
            <text:p>fr 80x</text:p>
          </table:table-cell>
          <table:table-cell office:value-type="string">
            <text:p><text:s/>' Normilei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613897">
            <text:p>9613897</text:p>
          </table:table-cell>
          <table:table-cell office:value-type="float" office:value="209317127">
            <text:p>209317127</text:p>
          </table:table-cell>
          <table:table-cell office:value-type="string">
            <text:p>2013-11-15</text:p>
          </table:table-cell>
          <table:table-cell office:value-type="string">
            <text:p>S</text:p>
          </table:table-cell>
          <table:table-cell table:style-name="ce1" office:value-type="string">
            <text:p>2011-11-02</text:p>
          </table:table-cell>
          <table:table-cell office:value-type="float" office:value="90065876728">
            <text:p>900658767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, toonid keskmise tugevusega , fr : 80xmin</text:p>
          </table:table-cell>
          <table:table-cell office:value-type="string">
            <text:p>fr : 80xmin</text:p>
          </table:table-cell>
          <table:table-cell office:value-type="string">
            <text:p><text:s/>, VR 130/80 mmHg , kõrvalkahin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0334038">
            <text:p>10334038</text:p>
          </table:table-cell>
          <table:table-cell office:value-type="float" office:value="212083461">
            <text:p>212083461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table:style-name="ce1" office:value-type="string">
            <text:p>2013-11-21</text:p>
          </table:table-cell>
          <table:table-cell office:value-type="float" office:value="62973449035">
            <text:p>629734490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Pulss 80 x 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7330035">
            <text:p>17330035</text:p>
          </table:table-cell>
          <table:table-cell office:value-type="float" office:value="166020014">
            <text:p>166020014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747180220">
            <text:p>397471802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egevus reg fr 80 x min</text:p>
          </table:table-cell>
          <table:table-cell office:value-type="string">
            <text:p>fr 8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112475">
            <text:p>3112475</text:p>
          </table:table-cell>
          <table:table-cell office:value-type="float" office:value="79140528">
            <text:p>79140528</text:p>
          </table:table-cell>
          <table:table-cell office:value-type="string">
            <text:p>2011-12-30</text:p>
          </table:table-cell>
          <table:table-cell office:value-type="string">
            <text:p>A</text:p>
          </table:table-cell>
          <table:table-cell table:style-name="ce1" office:value-type="string">
            <text:p>2011-11-18</text:p>
          </table:table-cell>
          <table:table-cell office:value-type="float" office:value="96978096803">
            <text:p>969780968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-iseärasusteta RR 200/100 , EKG-siinusrütm 80/min</text:p>
          </table:table-cell>
          <table:table-cell office:value-type="string">
            <text:p>siinusrütm 80/min</text:p>
          </table:table-cell>
          <table:table-cell office:value-type="string">
            <text:p><text:s/>, VVH ülekoormuse tunnusega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833507">
            <text:p>6833507</text:p>
          </table:table-cell>
          <table:table-cell office:value-type="float" office:value="95406980">
            <text:p>95406980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table:style-name="ce1" office:value-type="string">
            <text:p>2012-04-28</text:p>
          </table:table-cell>
          <table:table-cell office:value-type="float" office:value="42178496248">
            <text:p>421784962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vad , kõrvalkahinaid ei kuule , fr 80</text:p>
          </table:table-cell>
          <table:table-cell office:value-type="string">
            <text:p>fr 80</text:p>
          </table:table-cell>
          <table:table-cell office:value-type="string">
            <text:p>-90 x/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042964">
            <text:p>6042964</text:p>
          </table:table-cell>
          <table:table-cell office:value-type="float" office:value="135817316">
            <text:p>135817316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4574161993">
            <text:p>1457416199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regulaarne , fr 80x</text:p>
          </table:table-cell>
          <table:table-cell office:value-type="string">
            <text:p>fr 80x</text:p>
          </table:table-cell>
          <table:table-cell office:value-type="string">
            <text:p><text:s/>´ Kopsude auskultatsioonil ves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450904">
            <text:p>9450904</text:p>
          </table:table-cell>
          <table:table-cell office:value-type="float" office:value="206665819">
            <text:p>206665819</text:p>
          </table:table-cell>
          <table:table-cell office:value-type="string">
            <text:p>2013-10-30</text:p>
          </table:table-cell>
          <table:table-cell office:value-type="string">
            <text:p>S</text:p>
          </table:table-cell>
          <table:table-cell table:style-name="ce1" office:value-type="string">
            <text:p>2006-03-23</text:p>
          </table:table-cell>
          <table:table-cell office:value-type="float" office:value="89067011535">
            <text:p>890670115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70-80 x/minutis</text:p>
          </table:table-cell>
          <table:table-cell office:value-type="string">
            <text:p>80 x/minutis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0188069">
            <text:p>20188069</text:p>
          </table:table-cell>
          <table:table-cell office:value-type="float" office:value="207490323">
            <text:p>207490323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table:style-name="ce1" office:value-type="string">
            <text:p>2013-11-06</text:p>
          </table:table-cell>
          <table:table-cell office:value-type="float" office:value="673033777517">
            <text:p>673033777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elle järgselt taastus siinusrütm 80x</text:p>
          </table:table-cell>
          <table:table-cell office:value-type="string">
            <text:p>siinusrütm 80x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3795467">
            <text:p>13795467</text:p>
          </table:table-cell>
          <table:table-cell office:value-type="float" office:value="207071150">
            <text:p>20707115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933495592">
            <text:p>679334955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2.5 mgx1 üle päeva EKG --arüth Fr 81x</text:p>
          </table:table-cell>
          <table:table-cell office:value-type="string">
            <text:p>Fr 81x</text:p>
          </table:table-cell>
          <table:table-cell office:value-type="string">
            <text:p><text:s/>" . Tagasi 23.05.13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728455">
            <text:p>1728455</text:p>
          </table:table-cell>
          <table:table-cell office:value-type="float" office:value="145272556">
            <text:p>14527255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918375007">
            <text:p>2091837500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Pulss : 81</text:p>
          </table:table-cell>
          <table:table-cell office:value-type="string">
            <text:p><text:s/>-&gt; 144 -&gt; 95 l/min , reaktsioon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5636246">
            <text:p>15636246</text:p>
          </table:table-cell>
          <table:table-cell office:value-type="float" office:value="188386132">
            <text:p>188386132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717085">
            <text:p>67303071708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 ES ? Kirjeldus : Siinusrütm , fr - 81x</text:p>
          </table:table-cell>
          <table:table-cell office:value-type="string">
            <text:p>fr - 81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7442049">
            <text:p>17442049</text:p>
          </table:table-cell>
          <table:table-cell office:value-type="float" office:value="208555247">
            <text:p>208555247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318783132">
            <text:p>633187831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44/104 fr 81</text:p>
          </table:table-cell>
          <table:table-cell office:value-type="string">
            <text:p>fr 81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505435">
            <text:p>5505435</text:p>
          </table:table-cell>
          <table:table-cell office:value-type="float" office:value="84509052">
            <text:p>84509052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table:style-name="ce1" office:value-type="string">
            <text:p>2012-02-20</text:p>
          </table:table-cell>
          <table:table-cell office:value-type="float" office:value="87111677613">
            <text:p>8711167761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vus regulaarne , toonid tugevad FR - 82 l/min</text:p>
          </table:table-cell>
          <table:table-cell office:value-type="string">
            <text:p>FR - 82 l/min</text:p>
          </table:table-cell>
          <table:table-cell office:value-type="string">
            <text:p><text:s/>RR 135/79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57722">
            <text:p>9357722</text:p>
          </table:table-cell>
          <table:table-cell office:value-type="float" office:value="159186392">
            <text:p>159186392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02430">
            <text:p>67303050243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uring Kirjeldus : siinusrütm , fr 82xmin</text:p>
          </table:table-cell>
          <table:table-cell office:value-type="string">
            <text:p>fr 82xmin</text:p>
          </table:table-cell>
          <table:table-cell office:value-type="string">
            <text:p><text:s/>, VKH Hisi kimbu parema sääre o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337546">
            <text:p>1337546</text:p>
          </table:table-cell>
          <table:table-cell office:value-type="float" office:value="82240813">
            <text:p>82240813</text:p>
          </table:table-cell>
          <table:table-cell office:value-type="string">
            <text:p>2012-02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9245652367">
            <text:p>6924565236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Järeldus : Siinusrütm 82 x</text:p>
          </table:table-cell>
          <table:table-cell office:value-type="string">
            <text:p>Siinusrütm 82 x</text:p>
          </table:table-cell>
          <table:table-cell office:value-type="string">
            <text:p><text:s/>` El telg + 6 v1 - v3 negat T N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7320990">
            <text:p>17320990</text:p>
          </table:table-cell>
          <table:table-cell office:value-type="float" office:value="219552033">
            <text:p>219552033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467133875">
            <text:p>44467133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Fr - 82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5792394">
            <text:p>5792394</text:p>
          </table:table-cell>
          <table:table-cell office:value-type="float" office:value="136614999">
            <text:p>136614999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127627846">
            <text:p>5912762784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kodade virvendus fr 82 l/min</text:p>
          </table:table-cell>
          <table:table-cell office:value-type="string">
            <text:p>fr 82 l/min</text:p>
          </table:table-cell>
          <table:table-cell office:value-type="string">
            <text:p><text:s/>; ST depressioonid V4-V6 , QRS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8313716">
            <text:p>18313716</text:p>
          </table:table-cell>
          <table:table-cell office:value-type="float" office:value="156139198">
            <text:p>156139198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048948">
            <text:p>6730320489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dseisund rahuldav . RR 110-80 . fr-82</text:p>
          </table:table-cell>
          <table:table-cell office:value-type="string">
            <text:p>fr-82</text:p>
          </table:table-cell>
          <table:table-cell office:value-type="string">
            <text:p><text:s/>T37.4 Südame toonit rütmiliset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4739243">
            <text:p>14739243</text:p>
          </table:table-cell>
          <table:table-cell office:value-type="float" office:value="179464583">
            <text:p>179464583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ce1" office:value-type="string">
            <text:p>2013-04-25</text:p>
          </table:table-cell>
          <table:table-cell office:value-type="float" office:value="20211751016">
            <text:p>202117510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: fr 82x</text:p>
          </table:table-cell>
          <table:table-cell office:value-type="string">
            <text:p>fr 82x</text:p>
          </table:table-cell>
          <table:table-cell office:value-type="string">
            <text:p><text:s/>' , regul siinurütm , dif repo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404036">
            <text:p>1404036</text:p>
          </table:table-cell>
          <table:table-cell office:value-type="float" office:value="86340620">
            <text:p>86340620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783175379">
            <text:p>56783175379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Põhjendus : uuring Kirjeldus : Siinusrütm 82 x min</text:p>
          </table:table-cell>
          <table:table-cell office:value-type="string">
            <text:p>Siinusrütm 82 x min</text:p>
          </table:table-cell>
          <table:table-cell office:value-type="string">
            <text:p><text:s/>Vas vatsakese hüpertroofia tunn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1394576">
            <text:p>21394576</text:p>
          </table:table-cell>
          <table:table-cell office:value-type="float" office:value="163760153">
            <text:p>163760153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table:style-name="ce1" office:value-type="string">
            <text:p>2013-02-19</text:p>
          </table:table-cell>
          <table:table-cell office:value-type="float" office:value="60871782688">
            <text:p>608717826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82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704641">
            <text:p>9704641</text:p>
          </table:table-cell>
          <table:table-cell office:value-type="float" office:value="173529299">
            <text:p>173529299</text:p>
          </table:table-cell>
          <table:table-cell office:value-type="string">
            <text:p>2013-04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957839062">
            <text:p>769578390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t kompenseeritud RR = 173/95 , Ps=82/min</text:p>
          </table:table-cell>
          <table:table-cell office:value-type="string">
            <text:p>Ps=82/min</text:p>
          </table:table-cell>
          <table:table-cell/>
          <table:table-cell office:value-type="string">
            <text:p>Ps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5044287">
            <text:p>5044287</text:p>
          </table:table-cell>
          <table:table-cell office:value-type="float" office:value="143466836">
            <text:p>143466836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table:style-name="ce1" office:value-type="string">
            <text:p>2012-02-06</text:p>
          </table:table-cell>
          <table:table-cell office:value-type="float" office:value="11903777999">
            <text:p>119037779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82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17707">
            <text:p>217707</text:p>
          </table:table-cell>
          <table:table-cell office:value-type="float" office:value="89940954">
            <text:p>89940954</text:p>
          </table:table-cell>
          <table:table-cell office:value-type="string">
            <text:p>2012-04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323128154">
            <text:p>943231281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aid Cor : rütm ebaregulaarne , Fr 82</text:p>
          </table:table-cell>
          <table:table-cell office:value-type="string">
            <text:p>Fr 82</text:p>
          </table:table-cell>
          <table:table-cell office:value-type="string">
            <text:p><text:s/>l/m , RR 140/80 Jalgadel mööduk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5851870">
            <text:p>5851870</text:p>
          </table:table-cell>
          <table:table-cell office:value-type="float" office:value="133745577">
            <text:p>133745577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476125339">
            <text:p>444761253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176 / 83 , mmHg , p fr 83 xmin</text:p>
          </table:table-cell>
          <table:table-cell office:value-type="string">
            <text:p>fr 83 xmin</text:p>
          </table:table-cell>
          <table:table-cell office:value-type="string">
            <text:p><text:s/>( öösel magas halvasti , naabr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4586467">
            <text:p>24586467</text:p>
          </table:table-cell>
          <table:table-cell office:value-type="float" office:value="200666908">
            <text:p>200666908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ce1" office:value-type="string">
            <text:p>2013-09-16</text:p>
          </table:table-cell>
          <table:table-cell office:value-type="float" office:value="24949140294">
            <text:p>249491402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25 Watt Rahuoleku pulsisagedus 83 x min</text:p>
          </table:table-cell>
          <table:table-cell office:value-type="string">
            <text:p>83 x min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789357">
            <text:p>4789357</text:p>
          </table:table-cell>
          <table:table-cell office:value-type="float" office:value="151191336">
            <text:p>151191336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ce1" office:value-type="string">
            <text:p>2012-09-28</text:p>
          </table:table-cell>
          <table:table-cell office:value-type="float" office:value="72899418042">
            <text:p>728994180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40/85mmHg , fr 83x</text:p>
          </table:table-cell>
          <table:table-cell office:value-type="string">
            <text:p>fr 83x</text:p>
          </table:table-cell>
          <table:table-cell office:value-type="string">
            <text:p><text:s/>´ , re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4208230">
            <text:p>14208230</text:p>
          </table:table-cell>
          <table:table-cell office:value-type="float" office:value="216002863">
            <text:p>216002863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ce1" office:value-type="string">
            <text:p>2013-11-19</text:p>
          </table:table-cell>
          <table:table-cell office:value-type="float" office:value="54762383922">
            <text:p>547623839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74 - 90 - 84x/min</text:p>
          </table:table-cell>
          <table:table-cell office:value-type="string">
            <text:p>84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2021107">
            <text:p>12021107</text:p>
          </table:table-cell>
          <table:table-cell office:value-type="float" office:value="207076213">
            <text:p>207076213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ce1" office:value-type="string">
            <text:p>2013-05-27</text:p>
          </table:table-cell>
          <table:table-cell office:value-type="float" office:value="63506028202">
            <text:p>635060282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94/60 , fr84</text:p>
          </table:table-cell>
          <table:table-cell office:value-type="string">
            <text:p>fr84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9681670">
            <text:p>19681670</text:p>
          </table:table-cell>
          <table:table-cell office:value-type="float" office:value="178897700">
            <text:p>17889770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ce1" office:value-type="string">
            <text:p>2013-05-17</text:p>
          </table:table-cell>
          <table:table-cell office:value-type="float" office:value="70173411355">
            <text:p>70173411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egevus ebareg , fr 84 x/min</text:p>
          </table:table-cell>
          <table:table-cell office:value-type="string">
            <text:p>fr 84 x/min</text:p>
          </table:table-cell>
          <table:table-cell office:value-type="string">
            <text:p>K madal , Apok lisaks Prednisolo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20455705">
            <text:p>20455705</text:p>
          </table:table-cell>
          <table:table-cell office:value-type="float" office:value="156119256">
            <text:p>156119256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table:style-name="ce1" office:value-type="string">
            <text:p>2013-01-10</text:p>
          </table:table-cell>
          <table:table-cell office:value-type="float" office:value="43378980001">
            <text:p>43378980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52/82 mmHg , pyulss 84 x min</text:p>
          </table:table-cell>
          <table:table-cell office:value-type="string">
            <text:p>84 x min</text:p>
          </table:table-cell>
          <table:table-cell office:value-type="string">
            <text:p><text:s/>, kopsus min pais kuulda , näos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8924841">
            <text:p>18924841</text:p>
          </table:table-cell>
          <table:table-cell office:value-type="float" office:value="189641809">
            <text:p>189641809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91415">
            <text:p>673030391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84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4271389">
            <text:p>14271389</text:p>
          </table:table-cell>
          <table:table-cell office:value-type="float" office:value="210457298">
            <text:p>210457298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ce1" office:value-type="string">
            <text:p>2013-11-18</text:p>
          </table:table-cell>
          <table:table-cell office:value-type="float" office:value="73928438367">
            <text:p>739284383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85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9054">
            <text:p>19054</text:p>
          </table:table-cell>
          <table:table-cell office:value-type="float" office:value="134106332">
            <text:p>134106332</text:p>
          </table:table-cell>
          <table:table-cell office:value-type="string">
            <text:p>2012-08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9059619963">
            <text:p>3905961996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: siinusrütm 85x</text:p>
          </table:table-cell>
          <table:table-cell office:value-type="string">
            <text:p>siinusrütm 85x</text:p>
          </table:table-cell>
          <table:table-cell office:value-type="string">
            <text:p><text:s/>' , neg T I , aVL , ST depressi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546871">
            <text:p>1546871</text:p>
          </table:table-cell>
          <table:table-cell office:value-type="float" office:value="152906574">
            <text:p>152906574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738681757">
            <text:p>5573868175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M HR : 85</text:p>
          </table:table-cell>
          <table:table-cell office:value-type="string">
            <text:p>HR : 85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6551327">
            <text:p>6551327</text:p>
          </table:table-cell>
          <table:table-cell office:value-type="float" office:value="125809791">
            <text:p>125809791</text:p>
          </table:table-cell>
          <table:table-cell office:value-type="string">
            <text:p>2012-06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string">
            <text:p>FIN.R484-7450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ne hea , vererõhk 156/83 mmHg , pulss 85 x min</text:p>
          </table:table-cell>
          <table:table-cell office:value-type="string">
            <text:p>pulss 85 x 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2124265">
            <text:p>12124265</text:p>
          </table:table-cell>
          <table:table-cell office:value-type="float" office:value="181616811">
            <text:p>181616811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ce1" office:value-type="string">
            <text:p>2013-05-13</text:p>
          </table:table-cell>
          <table:table-cell office:value-type="float" office:value="673030337349">
            <text:p>6730303373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k sigarette päevas VR 140/90 , 85/min</text:p>
          </table:table-cell>
          <table:table-cell office:value-type="string">
            <text:p>85/min</text:p>
          </table:table-cell>
          <table:table-cell office:value-type="string">
            <text:p><text:s/>- rütmilised Kopsudes - kahinai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647150">
            <text:p>1647150</text:p>
          </table:table-cell>
          <table:table-cell office:value-type="float" office:value="85721298">
            <text:p>85721298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188445720">
            <text:p>7318844572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5 min Fr 85</text:p>
          </table:table-cell>
          <table:table-cell office:value-type="string">
            <text:p>Fr 85</text:p>
          </table:table-cell>
          <table:table-cell office:value-type="string">
            <text:p><text:s/>RR 155/70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9917">
            <text:p>899917</text:p>
          </table:table-cell>
          <table:table-cell office:value-type="float" office:value="84556964">
            <text:p>84556964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693619986">
            <text:p>6569361998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ummary : Rahuoleku EKG : SR 85xmin</text:p>
          </table:table-cell>
          <table:table-cell office:value-type="string">
            <text:p>SR 85xmin</text:p>
          </table:table-cell>
          <table:table-cell office:value-type="string">
            <text:p><text:s/>, ST depressioonid V6 I II III 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684023">
            <text:p>1684023</text:p>
          </table:table-cell>
          <table:table-cell office:value-type="float" office:value="151585822">
            <text:p>151585822</text:p>
          </table:table-cell>
          <table:table-cell office:value-type="string">
            <text:p>2012-12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890622090">
            <text:p>8189062209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00 Watt Rahuoleku pulsisagedus 85 x min</text:p>
          </table:table-cell>
          <table:table-cell office:value-type="string">
            <text:p>85 x min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6046181">
            <text:p>16046181</text:p>
          </table:table-cell>
          <table:table-cell office:value-type="float" office:value="196777125">
            <text:p>196777125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500381">
            <text:p>67303150038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ahuoleku EKG-s regulaarne siinusrütm 86 x</text:p>
          </table:table-cell>
          <table:table-cell office:value-type="string">
            <text:p>siinusrütm 86 x</text:p>
          </table:table-cell>
          <table:table-cell office:value-type="string">
            <text:p><text:s/>' , I astme a/v blokaad , Hisi 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9308623">
            <text:p>19308623</text:p>
          </table:table-cell>
          <table:table-cell office:value-type="float" office:value="166638729">
            <text:p>166638729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9373">
            <text:p>6730304193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Cor - rütmilised toonid , Fr - 86 x min</text:p>
          </table:table-cell>
          <table:table-cell office:value-type="string">
            <text:p>Fr - 86 x min</text:p>
          </table:table-cell>
          <table:table-cell office:value-type="string">
            <text:p><text:s/>, RR - 160/80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447922">
            <text:p>7447922</text:p>
          </table:table-cell>
          <table:table-cell office:value-type="float" office:value="90671179">
            <text:p>90671179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table:style-name="ce1" office:value-type="string">
            <text:p>2012-04-11</text:p>
          </table:table-cell>
          <table:table-cell office:value-type="float" office:value="86478933110">
            <text:p>8647893311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onid regul , kahinaid ei esine fr 86x</text:p>
          </table:table-cell>
          <table:table-cell office:value-type="string">
            <text:p>fr 86x</text:p>
          </table:table-cell>
          <table:table-cell office:value-type="string">
            <text:p><text:s/>, Pulm - i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593495">
            <text:p>9593495</text:p>
          </table:table-cell>
          <table:table-cell office:value-type="float" office:value="175307333">
            <text:p>175307333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table:style-name="ce1" office:value-type="string">
            <text:p>2013-02-19</text:p>
          </table:table-cell>
          <table:table-cell office:value-type="float" office:value="60878783159">
            <text:p>608787831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mHg , SpO2 lisahapnikuta 96 % , pulss 86x min</text:p>
          </table:table-cell>
          <table:table-cell office:value-type="string">
            <text:p>pulss 86x min</text:p>
          </table:table-cell>
          <table:table-cell office:value-type="string">
            <text:p><text:s/>, temp 36 C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561429">
            <text:p>7561429</text:p>
          </table:table-cell>
          <table:table-cell office:value-type="float" office:value="89312618">
            <text:p>89312618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228170840">
            <text:p>472281708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-siinusrütm , fr 86 xmin</text:p>
          </table:table-cell>
          <table:table-cell office:value-type="string">
            <text:p>fr 86 xmin</text:p>
          </table:table-cell>
          <table:table-cell office:value-type="string">
            <text:p><text:s/>, PQ 0,15 , repol rahuldav , su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62974">
            <text:p>9062974</text:p>
          </table:table-cell>
          <table:table-cell office:value-type="float" office:value="217976008">
            <text:p>217976008</text:p>
          </table:table-cell>
          <table:table-cell office:value-type="string">
            <text:p>2013-12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754636001">
            <text:p>2675463600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URINGU LEIU KIRJELDUS : siinusrütm 86 x 1 min</text:p>
          </table:table-cell>
          <table:table-cell office:value-type="string">
            <text:p>siinusrütm 86 x 1 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1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3079788">
            <text:p>13079788</text:p>
          </table:table-cell>
          <table:table-cell office:value-type="float" office:value="194436636">
            <text:p>194436636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ce1" office:value-type="string">
            <text:p>2013-08-21</text:p>
          </table:table-cell>
          <table:table-cell office:value-type="float" office:value="673030362974">
            <text:p>6730303629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lgandmed : saO % 88 , FR 86 x</text:p>
          </table:table-cell>
          <table:table-cell office:value-type="string">
            <text:p>FR 86 x</text:p>
          </table:table-cell>
          <table:table-cell office:value-type="string">
            <text:p><text:s/>´ , borg 0 , PEF 240 l/mi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79468">
            <text:p>8979468</text:p>
          </table:table-cell>
          <table:table-cell office:value-type="float" office:value="210109207">
            <text:p>210109207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3295950">
            <text:p>67303329595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inusrütm keskmise frekventsiga 86 x/min</text:p>
          </table:table-cell>
          <table:table-cell office:value-type="string">
            <text:p>86 x/min</text:p>
          </table:table-cell>
          <table:table-cell office:value-type="string">
            <text:p><text:s/>, minim fr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694462">
            <text:p>5694462</text:p>
          </table:table-cell>
          <table:table-cell office:value-type="float" office:value="141123226">
            <text:p>141123226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677994989">
            <text:p>216779949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138/77mmHg , HR 87 x min</text:p>
          </table:table-cell>
          <table:table-cell office:value-type="string">
            <text:p>HR 87 x 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20794675">
            <text:p>20794675</text:p>
          </table:table-cell>
          <table:table-cell office:value-type="float" office:value="213708491">
            <text:p>213708491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ce1" office:value-type="string">
            <text:p>2013-10-17</text:p>
          </table:table-cell>
          <table:table-cell office:value-type="float" office:value="673030580896">
            <text:p>6730305808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G -siinusrütm 87</text:p>
          </table:table-cell>
          <table:table-cell office:value-type="string">
            <text:p>siinusrütm 87</text:p>
          </table:table-cell>
          <table:table-cell office:value-type="string">
            <text:p>s/min el telje kalle vasemale , 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596631">
            <text:p>1596631</text:p>
          </table:table-cell>
          <table:table-cell office:value-type="float" office:value="124302088">
            <text:p>124302088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178952817">
            <text:p>1317895281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egulaarne südame rütm x87/min</text:p>
          </table:table-cell>
          <table:table-cell office:value-type="string">
            <text:p>rütm x87/min</text:p>
          </table:table-cell>
          <table:table-cell/>
          <table:table-cell office:value-type="string">
            <text:p>rütm x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6424921">
            <text:p>6424921</text:p>
          </table:table-cell>
          <table:table-cell office:value-type="float" office:value="152876101">
            <text:p>152876101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9518388849">
            <text:p>495183888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( 07.12.12 ) : siinusrütm fr 87xminutis</text:p>
          </table:table-cell>
          <table:table-cell office:value-type="string">
            <text:p>fr 87xminutis</text:p>
          </table:table-cell>
          <table:table-cell office:value-type="string">
            <text:p><text:s/>, võimalik vasaku koja suurenem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23660524">
            <text:p>23660524</text:p>
          </table:table-cell>
          <table:table-cell office:value-type="float" office:value="171663315">
            <text:p>171663315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673042523263">
            <text:p>6730425232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87</text:p>
          </table:table-cell>
          <table:table-cell office:value-type="string">
            <text:p><text:s/>siinusarütmia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305359">
            <text:p>9305359</text:p>
          </table:table-cell>
          <table:table-cell office:value-type="float" office:value="186219177">
            <text:p>186219177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391868389">
            <text:p>9539186838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dus : k Kirjeldus : Järeldus : Siinusrütm 87x</text:p>
          </table:table-cell>
          <table:table-cell office:value-type="string">
            <text:p>Siinusrütm 87x</text:p>
          </table:table-cell>
          <table:table-cell office:value-type="string">
            <text:p><text:s/>' , el telje norm asend , T neg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27548">
            <text:p>8027548</text:p>
          </table:table-cell>
          <table:table-cell office:value-type="float" office:value="148435161">
            <text:p>148435161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table:style-name="ce1" office:value-type="string">
            <text:p>2012-11-12</text:p>
          </table:table-cell>
          <table:table-cell office:value-type="float" office:value="32295748487">
            <text:p>322957484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oormusel : saO % 92-93 , FR 87</text:p>
          </table:table-cell>
          <table:table-cell office:value-type="string">
            <text:p>FR 87</text:p>
          </table:table-cell>
          <table:table-cell office:value-type="string">
            <text:p>-141 x ´ , saavutas 75 % FR max-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697955">
            <text:p>5697955</text:p>
          </table:table-cell>
          <table:table-cell office:value-type="float" office:value="147295430">
            <text:p>147295430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ce1" office:value-type="string">
            <text:p>2012-11-02</text:p>
          </table:table-cell>
          <table:table-cell office:value-type="float" office:value="37842852632">
            <text:p>378428526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regulaarne , fr 88 x minutis</text:p>
          </table:table-cell>
          <table:table-cell office:value-type="string">
            <text:p>fr 88 x minutis</text:p>
          </table:table-cell>
          <table:table-cell office:value-type="string">
            <text:p><text:s/>, RR 116/6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156139">
            <text:p>9156139</text:p>
          </table:table-cell>
          <table:table-cell office:value-type="float" office:value="200343731">
            <text:p>200343731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265397638">
            <text:p>9526539763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taastumine ) 74/min , 150/min , 88/min</text:p>
          </table:table-cell>
          <table:table-cell office:value-type="string">
            <text:p>8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824605">
            <text:p>5824605</text:p>
          </table:table-cell>
          <table:table-cell office:value-type="float" office:value="133748324">
            <text:p>133748324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table:style-name="ce1" office:value-type="string">
            <text:p>2012-08-14</text:p>
          </table:table-cell>
          <table:table-cell office:value-type="float" office:value="18298533420">
            <text:p>182985334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.08.2012 : RR 142 / 73 mmHg , p fr 88 x min</text:p>
          </table:table-cell>
          <table:table-cell office:value-type="string">
            <text:p>fr 88 x min</text:p>
          </table:table-cell>
          <table:table-cell office:value-type="string">
            <text:p><text:s/>, muus osas endin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21866360">
            <text:p>21866360</text:p>
          </table:table-cell>
          <table:table-cell office:value-type="float" office:value="198730564">
            <text:p>198730564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ce1" office:value-type="string">
            <text:p>2013-09-18</text:p>
          </table:table-cell>
          <table:table-cell office:value-type="float" office:value="673030398527">
            <text:p>6730303985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: 11.20 Rahuoleku pulsisagedus 88 bpm</text:p>
          </table:table-cell>
          <table:table-cell office:value-type="string">
            <text:p>88 bpm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395428">
            <text:p>6395428</text:p>
          </table:table-cell>
          <table:table-cell office:value-type="float" office:value="92308281">
            <text:p>92308281</text:p>
          </table:table-cell>
          <table:table-cell office:value-type="string">
            <text:p>2012-03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257636474">
            <text:p>6225763647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- s SR , fr 88x/min</text:p>
          </table:table-cell>
          <table:table-cell office:value-type="string">
            <text:p>fr 88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303433">
            <text:p>9303433</text:p>
          </table:table-cell>
          <table:table-cell office:value-type="float" office:value="199513598">
            <text:p>199513598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5283945">
            <text:p>67303528394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esti lõpetamise põhjus : Fr 88</text:p>
          </table:table-cell>
          <table:table-cell office:value-type="string">
            <text:p>Fr 88</text:p>
          </table:table-cell>
          <table:table-cell office:value-type="string">
            <text:p><text:s/>% maksimaalsest , jalgade väsim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183356">
            <text:p>9183356</text:p>
          </table:table-cell>
          <table:table-cell office:value-type="float" office:value="202560863">
            <text:p>202560863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2706">
            <text:p>67303044270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äreldus : regulaarne siinusrütm SLS 89 x min</text:p>
          </table:table-cell>
          <table:table-cell office:value-type="string">
            <text:p>SLS 89 x min</text:p>
          </table:table-cell>
          <table:table-cell/>
          <table:table-cell office:value-type="string">
            <text:p>SL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20982016">
            <text:p>20982016</text:p>
          </table:table-cell>
          <table:table-cell office:value-type="float" office:value="184867324">
            <text:p>184867324</text:p>
          </table:table-cell>
          <table:table-cell office:value-type="string">
            <text:p>2013-06-24</text:p>
          </table:table-cell>
          <table:table-cell office:value-type="string">
            <text:p>A</text:p>
          </table:table-cell>
          <table:table-cell table:style-name="ce1" office:value-type="string">
            <text:p>2013-03-12</text:p>
          </table:table-cell>
          <table:table-cell office:value-type="float" office:value="30218287724">
            <text:p>302182877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turseid pole , RR-146/100mmHg , fr-90/min</text:p>
          </table:table-cell>
          <table:table-cell office:value-type="string">
            <text:p>fr-90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2244258">
            <text:p>22244258</text:p>
          </table:table-cell>
          <table:table-cell office:value-type="float" office:value="174256090">
            <text:p>174256090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169854986">
            <text:p>69169854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- taastumine ) 79/min 150/min , 90/min</text:p>
          </table:table-cell>
          <table:table-cell office:value-type="string">
            <text:p>9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940278">
            <text:p>9940278</text:p>
          </table:table-cell>
          <table:table-cell office:value-type="float" office:value="198627467">
            <text:p>198627467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7155143">
            <text:p>6730471551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9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657030">
            <text:p>10657030</text:p>
          </table:table-cell>
          <table:table-cell office:value-type="float" office:value="205284496">
            <text:p>205284496</text:p>
          </table:table-cell>
          <table:table-cell office:value-type="string">
            <text:p>2013-10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928926833">
            <text:p>939289268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.55 taastub siinusrütm fr-ga 88-90x/min</text:p>
          </table:table-cell>
          <table:table-cell office:value-type="string">
            <text:p>90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3604583">
            <text:p>13604583</text:p>
          </table:table-cell>
          <table:table-cell office:value-type="float" office:value="165559878">
            <text:p>165559878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ce1" office:value-type="string">
            <text:p>2013-03-04</text:p>
          </table:table-cell>
          <table:table-cell office:value-type="float" office:value="46932561981">
            <text:p>469325619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Häirunud humeroskapulaarne rütm 90</text:p>
          </table:table-cell>
          <table:table-cell office:value-type="string">
            <text:p>rütm 90</text:p>
          </table:table-cell>
          <table:table-cell office:value-type="string">
            <text:p><text:s/>kraadi juures abduktsioonil nin</text:p>
          </table:table-cell>
          <table:table-cell office:value-type="string">
            <text:p>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276244">
            <text:p>1276244</text:p>
          </table:table-cell>
          <table:table-cell office:value-type="float" office:value="85398244">
            <text:p>85398244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892293692">
            <text:p>6289229369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90/min</text:p>
          </table:table-cell>
          <table:table-cell office:value-type="string">
            <text:p><text:s/>Voltaaž madal El telje kalle va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701892">
            <text:p>6701892</text:p>
          </table:table-cell>
          <table:table-cell office:value-type="float" office:value="86964343">
            <text:p>86964343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0460826927">
            <text:p>6046082692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arütmiline fr 90x</text:p>
          </table:table-cell>
          <table:table-cell office:value-type="string">
            <text:p>fr 90x</text:p>
          </table:table-cell>
          <table:table-cell office:value-type="string">
            <text:p><text:s/>' B E punktis vasemal paraster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629456">
            <text:p>1629456</text:p>
          </table:table-cell>
          <table:table-cell office:value-type="float" office:value="92522257">
            <text:p>92522257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4086421425">
            <text:p>1408642142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äreldus : Kerge hingamisarütmia 90x min</text:p>
          </table:table-cell>
          <table:table-cell office:value-type="string">
            <text:p>90x min</text:p>
          </table:table-cell>
          <table:table-cell office:value-type="string">
            <text:p><text:s/>Verevarustus nirmis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436134">
            <text:p>9436134</text:p>
          </table:table-cell>
          <table:table-cell office:value-type="float" office:value="201499315">
            <text:p>201499315</text:p>
          </table:table-cell>
          <table:table-cell office:value-type="string">
            <text:p>2013-10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728674327">
            <text:p>1572867432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tegevus regulaarne fr 90 x min</text:p>
          </table:table-cell>
          <table:table-cell office:value-type="string">
            <text:p>fr 90 x min</text:p>
          </table:table-cell>
          <table:table-cell office:value-type="string">
            <text:p><text:s/>, AVR 83/33mmHg , tahüüpnoe 30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7756546">
            <text:p>17756546</text:p>
          </table:table-cell>
          <table:table-cell office:value-type="float" office:value="159961319">
            <text:p>15996131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6934821493">
            <text:p>769348214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; fr 96xmin ; dex RR 159/127 ; fr 90xmin</text:p>
          </table:table-cell>
          <table:table-cell office:value-type="string">
            <text:p>fr 90xmin</text:p>
          </table:table-cell>
          <table:table-cell office:value-type="string">
            <text:p><text:s/>; jalgadel min-lt tursed , par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7062611">
            <text:p>17062611</text:p>
          </table:table-cell>
          <table:table-cell office:value-type="float" office:value="161140848">
            <text:p>161140848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766295655">
            <text:p>57766295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SR 90 x</text:p>
          </table:table-cell>
          <table:table-cell office:value-type="string">
            <text:p><text:s/>' . Tellitud anal ehhoKG , VRmo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330576">
            <text:p>1330576</text:p>
          </table:table-cell>
          <table:table-cell office:value-type="float" office:value="153373687">
            <text:p>153373687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8789065682">
            <text:p>88789065682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Siinusrütm 90x</text:p>
          </table:table-cell>
          <table:table-cell office:value-type="string">
            <text:p>Siinusrütm 90x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54143">
            <text:p>8954143</text:p>
          </table:table-cell>
          <table:table-cell office:value-type="float" office:value="155958692">
            <text:p>155958692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1726278">
            <text:p>67303172627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Siinustahhükardia , fr91 x/min</text:p>
          </table:table-cell>
          <table:table-cell office:value-type="string">
            <text:p>fr91 x/min</text:p>
          </table:table-cell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8997525">
            <text:p>8997525</text:p>
          </table:table-cell>
          <table:table-cell office:value-type="float" office:value="216947393">
            <text:p>21694739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3059">
            <text:p>67303054305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Siinusrütm , fr - 91x</text:p>
          </table:table-cell>
          <table:table-cell office:value-type="string">
            <text:p>fr - 91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8944408">
            <text:p>8944408</text:p>
          </table:table-cell>
          <table:table-cell office:value-type="float" office:value="206364134">
            <text:p>206364134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930488">
            <text:p>67303493048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91 x/min</text:p>
          </table:table-cell>
          <table:table-cell office:value-type="string">
            <text:p><text:s/>Subepikardiaalne isheemia infer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559149">
            <text:p>1559149</text:p>
          </table:table-cell>
          <table:table-cell office:value-type="float" office:value="125129435">
            <text:p>125129435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778011224">
            <text:p>7377801122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200 Watt Rahuoleku pulsisagedus 91 x min</text:p>
          </table:table-cell>
          <table:table-cell office:value-type="string">
            <text:p>91 x min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7254102">
            <text:p>17254102</text:p>
          </table:table-cell>
          <table:table-cell office:value-type="float" office:value="171393204">
            <text:p>171393204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3394839">
            <text:p>6730333948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s , hingeldus Cor : Af , fr 90-92X/min</text:p>
          </table:table-cell>
          <table:table-cell office:value-type="string">
            <text:p>92X/min</text:p>
          </table:table-cell>
          <table:table-cell office:value-type="string">
            <text:p><text:s/>, RR 180/100mmHg Kodune ravi : 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6033869">
            <text:p>6033869</text:p>
          </table:table-cell>
          <table:table-cell office:value-type="float" office:value="153191807">
            <text:p>153191807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2526725073">
            <text:p>3252672507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60/83mmHG , EKG - FA 92xmin</text:p>
          </table:table-cell>
          <table:table-cell office:value-type="string">
            <text:p>92xmin</text:p>
          </table:table-cell>
          <table:table-cell office:value-type="string">
            <text:p><text:s/>SpO2 O2 lisaga 88 Analüüside ka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6024205">
            <text:p>6024205</text:p>
          </table:table-cell>
          <table:table-cell office:value-type="float" office:value="129986294">
            <text:p>129986294</text:p>
          </table:table-cell>
          <table:table-cell office:value-type="string">
            <text:p>2012-07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1812930160">
            <text:p>5181293016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öö regulaarne , 92 x min</text:p>
          </table:table-cell>
          <table:table-cell office:value-type="string">
            <text:p>92 x min</text:p>
          </table:table-cell>
          <table:table-cell office:value-type="string">
            <text:p><text:s/>, anterolateraalselt neg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2213774">
            <text:p>2213774</text:p>
          </table:table-cell>
          <table:table-cell office:value-type="float" office:value="80660004">
            <text:p>80660004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5406892636">
            <text:p>854068926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: 165/103 , pulss 92</text:p>
          </table:table-cell>
          <table:table-cell office:value-type="string">
            <text:p>pulss 92</text:p>
          </table:table-cell>
          <table:table-cell office:value-type="string">
            <text:p><text:s/>.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703325">
            <text:p>1703325</text:p>
          </table:table-cell>
          <table:table-cell office:value-type="float" office:value="146503201">
            <text:p>146503201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3210835917">
            <text:p>8321083591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: 11.60 Rahuoleku pulsisagedus 92 bpm</text:p>
          </table:table-cell>
          <table:table-cell office:value-type="string">
            <text:p>92 bpm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572039">
            <text:p>1572039</text:p>
          </table:table-cell>
          <table:table-cell office:value-type="float" office:value="120837526">
            <text:p>120837526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6752550605">
            <text:p>7675255060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üdame löögisagedus varieerub 25-92 x/min</text:p>
          </table:table-cell>
          <table:table-cell office:value-type="string">
            <text:p>92 x/min</text:p>
          </table:table-cell>
          <table:table-cell office:value-type="string">
            <text:p><text:s/>, keskmine 64 x/min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6947004">
            <text:p>6947004</text:p>
          </table:table-cell>
          <table:table-cell office:value-type="float" office:value="124140778">
            <text:p>124140778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table:style-name="ce1" office:value-type="string">
            <text:p>2012-04-23</text:p>
          </table:table-cell>
          <table:table-cell office:value-type="float" office:value="47043280695">
            <text:p>470432806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reaktsioon normis ( 73-&gt; 170-&gt; 93 l/min</text:p>
          </table:table-cell>
          <table:table-cell office:value-type="string">
            <text:p>93 l/min</text:p>
          </table:table-cell>
          <table:table-cell office:value-type="string">
            <text:p><text:s/>, max 100 % sihteesmärk-sagedus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21252451">
            <text:p>21252451</text:p>
          </table:table-cell>
          <table:table-cell office:value-type="float" office:value="187902627">
            <text:p>187902627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6979891194">
            <text:p>669798911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94 x/min</text:p>
          </table:table-cell>
          <table:table-cell office:value-type="string">
            <text:p><text:s/>, art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550102">
            <text:p>1550102</text:p>
          </table:table-cell>
          <table:table-cell office:value-type="float" office:value="93203347">
            <text:p>93203347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7487718485">
            <text:p>37487718485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ontroll Kirjeldus : Järeldus : Siinusrütm 94x</text:p>
          </table:table-cell>
          <table:table-cell office:value-type="string">
            <text:p>Siinusrütm 94x</text:p>
          </table:table-cell>
          <table:table-cell office:value-type="string">
            <text:p><text:s/>' , el telje norm asend , T neg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22936728">
            <text:p>22936728</text:p>
          </table:table-cell>
          <table:table-cell office:value-type="float" office:value="168354699">
            <text:p>168354699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table:style-name="ce1" office:value-type="string">
            <text:p>2013-03-11</text:p>
          </table:table-cell>
          <table:table-cell office:value-type="float" office:value="13685129342">
            <text:p>136851293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11.03.2013 - EKG Siinusrütm , fr94xmin</text:p>
          </table:table-cell>
          <table:table-cell office:value-type="string">
            <text:p>fr94xmin</text:p>
          </table:table-cell>
          <table:table-cell office:value-type="string">
            <text:p><text:s/>Kõrged V2-V3 Kolesterool-8.0 v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837640">
            <text:p>8837640</text:p>
          </table:table-cell>
          <table:table-cell office:value-type="float" office:value="172364210">
            <text:p>172364210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670270296">
            <text:p>4167027029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ulss : 72 - 167 - 94 l/min</text:p>
          </table:table-cell>
          <table:table-cell office:value-type="string">
            <text:p>94 l/min</text:p>
          </table:table-cell>
          <table:table-cell office:value-type="string">
            <text:p><text:s/>, reaktsioon koormusele adekvaa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804658">
            <text:p>9804658</text:p>
          </table:table-cell>
          <table:table-cell office:value-type="float" office:value="184356358">
            <text:p>184356358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8022915">
            <text:p>6730380229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l 18.35 mõõdetud RR 60/. mmHg , fr 95</text:p>
          </table:table-cell>
          <table:table-cell office:value-type="string">
            <text:p>fr 95</text:p>
          </table:table-cell>
          <table:table-cell office:value-type="string">
            <text:p><text:s/>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8456148">
            <text:p>18456148</text:p>
          </table:table-cell>
          <table:table-cell office:value-type="float" office:value="208568095">
            <text:p>208568095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921644">
            <text:p>673034921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* 11.11.2013 : 116/75mmHg , fr 95</text:p>
          </table:table-cell>
          <table:table-cell office:value-type="string">
            <text:p>fr 95</text:p>
          </table:table-cell>
          <table:table-cell office:value-type="string">
            <text:p><text:s/>amlodip regul ei anna ; jätkab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60603">
            <text:p>260603</text:p>
          </table:table-cell>
          <table:table-cell office:value-type="float" office:value="126790192">
            <text:p>126790192</text:p>
          </table:table-cell>
          <table:table-cell office:value-type="string">
            <text:p>2012-06-07</text:p>
          </table:table-cell>
          <table:table-cell office:value-type="string">
            <text:p>S</text:p>
          </table:table-cell>
          <table:table-cell table:style-name="ce1" office:value-type="string">
            <text:p>2012-06-05</text:p>
          </table:table-cell>
          <table:table-cell office:value-type="float" office:value="27487353128">
            <text:p>274873531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üdame fr 95</text:p>
          </table:table-cell>
          <table:table-cell office:value-type="string">
            <text:p>fr 95</text:p>
          </table:table-cell>
          <table:table-cell office:value-type="string">
            <text:p><text:s/>, RR 140/75 mmHg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5536022">
            <text:p>5536022</text:p>
          </table:table-cell>
          <table:table-cell office:value-type="float" office:value="80082327">
            <text:p>80082327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ce1" office:value-type="string">
            <text:p>2012-01-05</text:p>
          </table:table-cell>
          <table:table-cell office:value-type="float" office:value="60441966072">
            <text:p>604419660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2012 - kaal 81,0kg RR140/93mmHg pulss 95</text:p>
          </table:table-cell>
          <table:table-cell office:value-type="string">
            <text:p>pulss 95</text:p>
          </table:table-cell>
          <table:table-cell/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4692823">
            <text:p>14692823</text:p>
          </table:table-cell>
          <table:table-cell office:value-type="float" office:value="210483554">
            <text:p>210483554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4009">
            <text:p>6730303540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P 95 x min</text:p>
          </table:table-cell>
          <table:table-cell office:value-type="string">
            <text:p>95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645987">
            <text:p>1645987</text:p>
          </table:table-cell>
          <table:table-cell office:value-type="float" office:value="79686407">
            <text:p>79686407</text:p>
          </table:table-cell>
          <table:table-cell office:value-type="string">
            <text:p>2012-01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8305365814">
            <text:p>4830536581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I aste Fr 96</text:p>
          </table:table-cell>
          <table:table-cell office:value-type="string">
            <text:p>Fr 96</text:p>
          </table:table-cell>
          <table:table-cell office:value-type="string">
            <text:p><text:s/>RR 142/102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3331849">
            <text:p>3331849</text:p>
          </table:table-cell>
          <table:table-cell office:value-type="float" office:value="91023377">
            <text:p>91023377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ce1" office:value-type="string">
            <text:p>2012-02-22</text:p>
          </table:table-cell>
          <table:table-cell office:value-type="float" office:value="28969757584">
            <text:p>289697575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 töö regulaarne 96 l/min</text:p>
          </table:table-cell>
          <table:table-cell office:value-type="string">
            <text:p>96 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6048758">
            <text:p>6048758</text:p>
          </table:table-cell>
          <table:table-cell office:value-type="float" office:value="123436618">
            <text:p>123436618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480476180">
            <text:p>714804761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metegevus ebaregulaarne fr 80 - 96 x min</text:p>
          </table:table-cell>
          <table:table-cell office:value-type="string">
            <text:p>96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21608246">
            <text:p>21608246</text:p>
          </table:table-cell>
          <table:table-cell office:value-type="float" office:value="210474365">
            <text:p>210474365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ce1" office:value-type="string">
            <text:p>2013-09-13</text:p>
          </table:table-cell>
          <table:table-cell office:value-type="float" office:value="43386881378">
            <text:p>433868813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taastumine ) 87/min , 150/min , 96/min</text:p>
          </table:table-cell>
          <table:table-cell office:value-type="string">
            <text:p>96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4837">
            <text:p>94837</text:p>
          </table:table-cell>
          <table:table-cell office:value-type="float" office:value="81622256">
            <text:p>81622256</text:p>
          </table:table-cell>
          <table:table-cell office:value-type="string">
            <text:p>2011-11-28</text:p>
          </table:table-cell>
          <table:table-cell office:value-type="string">
            <text:p>S</text:p>
          </table:table-cell>
          <table:table-cell table:style-name="ce1" office:value-type="string">
            <text:p>1116-11-14</text:p>
          </table:table-cell>
          <table:table-cell office:value-type="float" office:value="66957099573">
            <text:p>669570995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siinusrütm ca 96 x min</text:p>
          </table:table-cell>
          <table:table-cell office:value-type="string">
            <text:p>siinusrütm ca 96 x min</text:p>
          </table:table-cell>
          <table:table-cell office:value-type="string">
            <text:p><text:s/>, üksikud VES-d Biomarkerites p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23859211">
            <text:p>23859211</text:p>
          </table:table-cell>
          <table:table-cell office:value-type="float" office:value="184601700">
            <text:p>184601700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ce1" office:value-type="string">
            <text:p>2013-04-01</text:p>
          </table:table-cell>
          <table:table-cell office:value-type="float" office:value="66604935991">
            <text:p>666049359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 C Anaeroobne lävi sls tasemel 97 x/min</text:p>
          </table:table-cell>
          <table:table-cell office:value-type="string">
            <text:p>97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241073">
            <text:p>9241073</text:p>
          </table:table-cell>
          <table:table-cell office:value-type="float" office:value="201634019">
            <text:p>201634019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825225896">
            <text:p>6782522589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jeldus : Järeldus : siinusrütm SLS 99 x min</text:p>
          </table:table-cell>
          <table:table-cell office:value-type="string">
            <text:p>SLS 99 x min</text:p>
          </table:table-cell>
          <table:table-cell/>
          <table:table-cell office:value-type="string">
            <text:p>SL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8873589">
            <text:p>8873589</text:p>
          </table:table-cell>
          <table:table-cell office:value-type="float" office:value="174929079">
            <text:p>174929079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650071459">
            <text:p>1065007145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90-99 x/min</text:p>
          </table:table-cell>
          <table:table-cell office:value-type="string">
            <text:p>99 x/min</text:p>
          </table:table-cell>
          <table:table-cell office:value-type="string">
            <text:p><text:s/>uneajast - 0,6 % ,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2806706">
            <text:p>2806706</text:p>
          </table:table-cell>
          <table:table-cell office:value-type="float" office:value="122179966">
            <text:p>122179966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ce1" office:value-type="string">
            <text:p>2012-03-01</text:p>
          </table:table-cell>
          <table:table-cell office:value-type="float" office:value="78644742405">
            <text:p>786447424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0 x min</text:p>
          </table:table-cell>
          <table:table-cell office:value-type="string">
            <text:p><text:s/>, RR 140/100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035588">
            <text:p>9035588</text:p>
          </table:table-cell>
          <table:table-cell office:value-type="float" office:value="203568317">
            <text:p>203568317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2700753491">
            <text:p>4270075349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uvus siinustahhükardiale : 17%&gt; 100/min</text:p>
          </table:table-cell>
          <table:table-cell office:value-type="string">
            <text:p>10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641083">
            <text:p>7641083</text:p>
          </table:table-cell>
          <table:table-cell office:value-type="float" office:value="86538130">
            <text:p>86538130</text:p>
          </table:table-cell>
          <table:table-cell office:value-type="string">
            <text:p>2011-12-16</text:p>
          </table:table-cell>
          <table:table-cell office:value-type="string">
            <text:p>A</text:p>
          </table:table-cell>
          <table:table-cell table:style-name="ce1" office:value-type="string">
            <text:p>2012-01-13</text:p>
          </table:table-cell>
          <table:table-cell office:value-type="float" office:value="98065065159">
            <text:p>980650651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Max 100/min</text:p>
          </table:table-cell>
          <table:table-cell office:value-type="string">
            <text:p>10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0704596">
            <text:p>20704596</text:p>
          </table:table-cell>
          <table:table-cell office:value-type="float" office:value="194697327">
            <text:p>194697327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1627472725">
            <text:p>316274727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100</text:p>
          </table:table-cell>
          <table:table-cell/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8238">
            <text:p>1288238</text:p>
          </table:table-cell>
          <table:table-cell office:value-type="float" office:value="129874952">
            <text:p>129874952</text:p>
          </table:table-cell>
          <table:table-cell office:value-type="string">
            <text:p>2012-07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5651691372">
            <text:p>2565169137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SR 100x'</text:p>
          </table:table-cell>
          <table:table-cell office:value-type="string">
            <text:p><text:s/>Repol häired eesseinas vähenenu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4241462">
            <text:p>14241462</text:p>
          </table:table-cell>
          <table:table-cell office:value-type="float" office:value="179417561">
            <text:p>179417561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50303">
            <text:p>6730304503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ne HK , südametöö regulaarne , fr 100x</text:p>
          </table:table-cell>
          <table:table-cell office:value-type="string">
            <text:p>fr 100x</text:p>
          </table:table-cell>
          <table:table-cell office:value-type="string">
            <text:p><text:s/>`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803651">
            <text:p>6803651</text:p>
          </table:table-cell>
          <table:table-cell office:value-type="float" office:value="137439131">
            <text:p>137439131</text:p>
          </table:table-cell>
          <table:table-cell office:value-type="string">
            <text:p>2012-09-10</text:p>
          </table:table-cell>
          <table:table-cell office:value-type="string">
            <text:p>S</text:p>
          </table:table-cell>
          <table:table-cell table:style-name="ce1" office:value-type="string">
            <text:p>2012-09-03</text:p>
          </table:table-cell>
          <table:table-cell office:value-type="float" office:value="33206716103">
            <text:p>3320671610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soode &gt; 200 . tahhükardia ( N&gt; 100l/min</text:p>
          </table:table-cell>
          <table:table-cell office:value-type="string">
            <text:p>100l/min</text:p>
          </table:table-cell>
          <table:table-cell office:value-type="string">
            <text:p><text:s/>) episoodide esinemissagedus : 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220335">
            <text:p>6220335</text:p>
          </table:table-cell>
          <table:table-cell office:value-type="float" office:value="152412184">
            <text:p>152412184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6968642313">
            <text:p>4696864231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0 x min</text:p>
          </table:table-cell>
          <table:table-cell office:value-type="string">
            <text:p><text:s/>, Neuroloogiliselt kehapoolte j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018388">
            <text:p>16018388</text:p>
          </table:table-cell>
          <table:table-cell office:value-type="float" office:value="214854050">
            <text:p>214854050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5433743374">
            <text:p>954337433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0 x/min</text:p>
          </table:table-cell>
          <table:table-cell office:value-type="string">
            <text:p><text:s/>; RR 100/60 mmHg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370455">
            <text:p>6370455</text:p>
          </table:table-cell>
          <table:table-cell office:value-type="float" office:value="84622165">
            <text:p>84622165</text:p>
          </table:table-cell>
          <table:table-cell office:value-type="string">
            <text:p>2012-0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4905962289">
            <text:p>649059622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0 x min</text:p>
          </table:table-cell>
          <table:table-cell office:value-type="string">
            <text:p><text:s/>, ebaregul hingamine , tsüanoot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066548">
            <text:p>10066548</text:p>
          </table:table-cell>
          <table:table-cell office:value-type="float" office:value="192860681">
            <text:p>192860681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4039919">
            <text:p>6730340399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öö regulaarne , fr 100 x min</text:p>
          </table:table-cell>
          <table:table-cell office:value-type="string">
            <text:p>fr 10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168492">
            <text:p>6168492</text:p>
          </table:table-cell>
          <table:table-cell office:value-type="float" office:value="152870267">
            <text:p>152870267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025149277">
            <text:p>7002514927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0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880961">
            <text:p>8880961</text:p>
          </table:table-cell>
          <table:table-cell office:value-type="float" office:value="199958905">
            <text:p>199958905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4269">
            <text:p>67303035426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Uuringu ajal SR 104x</text:p>
          </table:table-cell>
          <table:table-cell office:value-type="string">
            <text:p>SR 104x</text:p>
          </table:table-cell>
          <table:table-cell office:value-type="string">
            <text:p><text:s/>' Vedelikku perikardi õõnes ei 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5411877">
            <text:p>5411877</text:p>
          </table:table-cell>
          <table:table-cell office:value-type="float" office:value="120180485">
            <text:p>120180485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2-05-15</text:p>
          </table:table-cell>
          <table:table-cell office:value-type="float" office:value="76213821143">
            <text:p>762138211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R 126/92 mmHg , Fr 104</text:p>
          </table:table-cell>
          <table:table-cell office:value-type="string">
            <text:p>Fr 104</text:p>
          </table:table-cell>
          <table:table-cell office:value-type="string">
            <text:p><text:s/>* min istudes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5435054">
            <text:p>15435054</text:p>
          </table:table-cell>
          <table:table-cell office:value-type="float" office:value="190027866">
            <text:p>190027866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8006735385">
            <text:p>8800673538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4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1558270">
            <text:p>11558270</text:p>
          </table:table-cell>
          <table:table-cell office:value-type="float" office:value="159058302">
            <text:p>159058302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ce1" office:value-type="string">
            <text:p>2013-01-14</text:p>
          </table:table-cell>
          <table:table-cell office:value-type="float" office:value="23598553204">
            <text:p>235985532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5 x/min</text:p>
          </table:table-cell>
          <table:table-cell office:value-type="string">
            <text:p><text:s/>( natuke tõrjuv )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207253">
            <text:p>10207253</text:p>
          </table:table-cell>
          <table:table-cell office:value-type="float" office:value="155838026">
            <text:p>155838026</text:p>
          </table:table-cell>
          <table:table-cell office:value-type="string">
            <text:p>2013-01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9725570379">
            <text:p>297255703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k blokaad --&gt; kodade virvendus 105xmin</text:p>
          </table:table-cell>
          <table:table-cell office:value-type="string">
            <text:p>105xmin</text:p>
          </table:table-cell>
          <table:table-cell office:value-type="string">
            <text:p><text:s/>, HKVS täielik blokaad --&gt; siin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44959">
            <text:p>1244959</text:p>
          </table:table-cell>
          <table:table-cell office:value-type="float" office:value="84398257">
            <text:p>84398257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2629540327">
            <text:p>5262954032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d ( 10 lööki ) löögisagedusega 106 x minutis</text:p>
          </table:table-cell>
          <table:table-cell office:value-type="string">
            <text:p>106 x minutis</text:p>
          </table:table-cell>
          <table:table-cell office:value-type="string">
            <text:p><text:s/>kell 05 : 39 : 26-2 .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825621">
            <text:p>825621</text:p>
          </table:table-cell>
          <table:table-cell office:value-type="float" office:value="127819200">
            <text:p>127819200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8507272413">
            <text:p>4850727241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' , kl 23 : 58 öösel ajal , max fr 106x</text:p>
          </table:table-cell>
          <table:table-cell office:value-type="string">
            <text:p>fr 106x</text:p>
          </table:table-cell>
          <table:table-cell office:value-type="string">
            <text:p><text:s/>' , kl 19 : 00 FA episood ). Ko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5193660">
            <text:p>15193660</text:p>
          </table:table-cell>
          <table:table-cell office:value-type="float" office:value="187245469">
            <text:p>187245469</text:p>
          </table:table-cell>
          <table:table-cell office:value-type="string">
            <text:p>2013-07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5008370269">
            <text:p>2500837026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Tahhükardia 106 x min</text:p>
          </table:table-cell>
          <table:table-cell office:value-type="string">
            <text:p>106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9174455">
            <text:p>9174455</text:p>
          </table:table-cell>
          <table:table-cell office:value-type="float" office:value="199293533">
            <text:p>199293533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0217">
            <text:p>67303040021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iinusrütm SLS 106 x min</text:p>
          </table:table-cell>
          <table:table-cell office:value-type="string">
            <text:p>SLS 106 x min</text:p>
          </table:table-cell>
          <table:table-cell/>
          <table:table-cell office:value-type="string">
            <text:p>SL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5198782">
            <text:p>5198782</text:p>
          </table:table-cell>
          <table:table-cell office:value-type="float" office:value="133301519">
            <text:p>133301519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table:style-name="ce1" office:value-type="string">
            <text:p>2012-07-02</text:p>
          </table:table-cell>
          <table:table-cell office:value-type="float" office:value="75819890453">
            <text:p>758198904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07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829950">
            <text:p>5829950</text:p>
          </table:table-cell>
          <table:table-cell office:value-type="float" office:value="151925313">
            <text:p>151925313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table:style-name="ce1" office:value-type="string">
            <text:p>2012-04-03</text:p>
          </table:table-cell>
          <table:table-cell office:value-type="float" office:value="60124213111">
            <text:p>601242131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ameteg ebareg tahhüfrekventne , 107 x min</text:p>
          </table:table-cell>
          <table:table-cell office:value-type="string">
            <text:p>107 x min</text:p>
          </table:table-cell>
          <table:table-cell office:value-type="string">
            <text:p><text:s/>ja RR = 118/77 mmHg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20303023">
            <text:p>20303023</text:p>
          </table:table-cell>
          <table:table-cell office:value-type="float" office:value="158210370">
            <text:p>158210370</text:p>
          </table:table-cell>
          <table:table-cell office:value-type="string">
            <text:p>2012-06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352889340">
            <text:p>703528893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öö regulaarne , fr ca 110x min</text:p>
          </table:table-cell>
          <table:table-cell office:value-type="string">
            <text:p>fr ca 110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8649176">
            <text:p>8649176</text:p>
          </table:table-cell>
          <table:table-cell office:value-type="float" office:value="131581772">
            <text:p>131581772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table:style-name="ce1" office:value-type="string">
            <text:p>2012-07-20</text:p>
          </table:table-cell>
          <table:table-cell office:value-type="float" office:value="33518724581">
            <text:p>335187245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, RR 165/110 MM HG TEHTUD EKG - FR 110</text:p>
          </table:table-cell>
          <table:table-cell office:value-type="string">
            <text:p>FR 110</text:p>
          </table:table-cell>
          <table:table-cell office:value-type="string">
            <text:p><text:s/>MIN , PLAANIS : RR JA RÜTMIHOLT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5412887">
            <text:p>15412887</text:p>
          </table:table-cell>
          <table:table-cell office:value-type="float" office:value="207481718">
            <text:p>207481718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6295462648">
            <text:p>26295462648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siivis Kirjeldus : Siinusrütm , fr - 110x</text:p>
          </table:table-cell>
          <table:table-cell office:value-type="string">
            <text:p>fr - 110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20919147">
            <text:p>20919147</text:p>
          </table:table-cell>
          <table:table-cell office:value-type="float" office:value="211108623">
            <text:p>211108623</text:p>
          </table:table-cell>
          <table:table-cell office:value-type="string">
            <text:p>2013-11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961839696">
            <text:p>579618396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 fr 110xmin</text:p>
          </table:table-cell>
          <table:table-cell office:value-type="string">
            <text:p>fr 110xmin</text:p>
          </table:table-cell>
          <table:table-cell office:value-type="string">
            <text:p><text:s/>, reg , Kopsudes puhas hk Kõht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0167402">
            <text:p>10167402</text:p>
          </table:table-cell>
          <table:table-cell office:value-type="float" office:value="193242132">
            <text:p>193242132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5509252003">
            <text:p>255092520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ekkis spontaanne vereringe SR , fr 110x</text:p>
          </table:table-cell>
          <table:table-cell office:value-type="string">
            <text:p>fr 110x</text:p>
          </table:table-cell>
          <table:table-cell office:value-type="string">
            <text:p><text:s/>, ABP 102/50mmHg Lokaalne leid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6039536">
            <text:p>6039536</text:p>
          </table:table-cell>
          <table:table-cell office:value-type="float" office:value="152936673">
            <text:p>152936673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table:style-name="ce1" office:value-type="string">
            <text:p>2012-11-30</text:p>
          </table:table-cell>
          <table:table-cell office:value-type="float" office:value="92915720942">
            <text:p>9291572094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60-80 mmHg , siinusrütm , fr 80-110 x/min</text:p>
          </table:table-cell>
          <table:table-cell office:value-type="string">
            <text:p>11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0923964">
            <text:p>10923964</text:p>
          </table:table-cell>
          <table:table-cell office:value-type="float" office:value="191328823">
            <text:p>191328823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table:style-name="ce1" office:value-type="string">
            <text:p>2013-08-06</text:p>
          </table:table-cell>
          <table:table-cell office:value-type="float" office:value="10426928158">
            <text:p>104269281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 : Siinusrütm , fr 112 x min</text:p>
          </table:table-cell>
          <table:table-cell office:value-type="string">
            <text:p>fr 112 x min</text:p>
          </table:table-cell>
          <table:table-cell office:value-type="string">
            <text:p><text:s/>, ülekoormuse tunnusteta , lei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22341509">
            <text:p>22341509</text:p>
          </table:table-cell>
          <table:table-cell office:value-type="float" office:value="190851513">
            <text:p>190851513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ce1" office:value-type="string">
            <text:p>2013-07-31</text:p>
          </table:table-cell>
          <table:table-cell office:value-type="float" office:value="35626094338">
            <text:p>35626094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d rütmiholteris SR vahemikus 54-113 l/min</text:p>
          </table:table-cell>
          <table:table-cell office:value-type="string">
            <text:p>113 l/min</text:p>
          </table:table-cell>
          <table:table-cell office:value-type="string">
            <text:p><text:s/>, keskmiselt 69 l/min , üksikud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679828">
            <text:p>1679828</text:p>
          </table:table-cell>
          <table:table-cell office:value-type="float" office:value="149809100">
            <text:p>149809100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5725993326">
            <text:p>7572599332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irjeldus : FA , fr 113 x min</text:p>
          </table:table-cell>
          <table:table-cell office:value-type="string">
            <text:p>fr 113 x min</text:p>
          </table:table-cell>
          <table:table-cell office:value-type="string">
            <text:p><text:s/>, QRS 108m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655284">
            <text:p>1655284</text:p>
          </table:table-cell>
          <table:table-cell office:value-type="float" office:value="138969904">
            <text:p>138969904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398799628">
            <text:p>2139879962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di maksimaalne löögisagedus oli 114 x minutis</text:p>
          </table:table-cell>
          <table:table-cell office:value-type="string">
            <text:p>114 x minutis</text:p>
          </table:table-cell>
          <table:table-cell office:value-type="string">
            <text:p><text:s/>kell 12 : 47 : 22-1 )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21031390">
            <text:p>21031390</text:p>
          </table:table-cell>
          <table:table-cell office:value-type="float" office:value="204001327">
            <text:p>204001327</text:p>
          </table:table-cell>
          <table:table-cell office:value-type="string">
            <text:p>2013-10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2491">
            <text:p>6730304224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l rütm regulaarne , fr 114xmin</text:p>
          </table:table-cell>
          <table:table-cell office:value-type="string">
            <text:p>fr 114x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6463686">
            <text:p>6463686</text:p>
          </table:table-cell>
          <table:table-cell office:value-type="float" office:value="126508967">
            <text:p>126508967</text:p>
          </table:table-cell>
          <table:table-cell office:value-type="string">
            <text:p>2012-06-22</text:p>
          </table:table-cell>
          <table:table-cell office:value-type="string">
            <text:p>S</text:p>
          </table:table-cell>
          <table:table-cell table:style-name="ce1" office:value-type="string">
            <text:p>2012-06-16</text:p>
          </table:table-cell>
          <table:table-cell office:value-type="float" office:value="18706182239">
            <text:p>1870618223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15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21554755">
            <text:p>21554755</text:p>
          </table:table-cell>
          <table:table-cell office:value-type="float" office:value="177016576">
            <text:p>17701657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ce1" office:value-type="string">
            <text:p>2013-05-13</text:p>
          </table:table-cell>
          <table:table-cell office:value-type="float" office:value="84498025814">
            <text:p>84498025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l esines siinusrütm fr-ga 38-66-116/min</text:p>
          </table:table-cell>
          <table:table-cell office:value-type="string">
            <text:p>116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23464178">
            <text:p>23464178</text:p>
          </table:table-cell>
          <table:table-cell office:value-type="float" office:value="158005525">
            <text:p>158005525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table:style-name="ce1" office:value-type="string">
            <text:p>2012-11-15</text:p>
          </table:table-cell>
          <table:table-cell office:value-type="float" office:value="73543877578">
            <text:p>73543877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eostatud KTG --&gt; põhirütm 117</text:p>
          </table:table-cell>
          <table:table-cell office:value-type="string">
            <text:p>rütm 117</text:p>
          </table:table-cell>
          <table:table-cell office:value-type="string">
            <text:p>-126x ´ , KTG monotoonne--&gt; kons</text:p>
          </table:table-cell>
          <table:table-cell office:value-type="string">
            <text:p>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677248">
            <text:p>1677248</text:p>
          </table:table-cell>
          <table:table-cell office:value-type="float" office:value="145401771">
            <text:p>145401771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894520403">
            <text:p>1689452040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00-119 x/min</text:p>
          </table:table-cell>
          <table:table-cell office:value-type="string">
            <text:p>119 x/min</text:p>
          </table:table-cell>
          <table:table-cell office:value-type="string">
            <text:p><text:s/>uneajast - 0,0 % ,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5925922">
            <text:p>5925922</text:p>
          </table:table-cell>
          <table:table-cell office:value-type="float" office:value="80189408">
            <text:p>80189408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table:style-name="ce1" office:value-type="string">
            <text:p>2011-12-14</text:p>
          </table:table-cell>
          <table:table-cell office:value-type="float" office:value="58960954402">
            <text:p>589609544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 EKG-l kodade virvendusarütmia 119x min</text:p>
          </table:table-cell>
          <table:table-cell office:value-type="string">
            <text:p>119x min</text:p>
          </table:table-cell>
          <table:table-cell office:value-type="string">
            <text:p><text:s/>, patoloogiline Q sakk V1-V4 , 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9201673">
            <text:p>19201673</text:p>
          </table:table-cell>
          <table:table-cell office:value-type="float" office:value="206273657">
            <text:p>206273657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9892">
            <text:p>6730303298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Cor reg , fr 120 x/min</text:p>
          </table:table-cell>
          <table:table-cell office:value-type="string">
            <text:p>fr 120 x/min</text:p>
          </table:table-cell>
          <table:table-cell office:value-type="string">
            <text:p><text:s/>, kõrvalkahinaid ei kuul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6482961">
            <text:p>6482961</text:p>
          </table:table-cell>
          <table:table-cell office:value-type="float" office:value="152742988">
            <text:p>152742988</text:p>
          </table:table-cell>
          <table:table-cell office:value-type="string">
            <text:p>2012-12-16</text:p>
          </table:table-cell>
          <table:table-cell office:value-type="string">
            <text:p>S</text:p>
          </table:table-cell>
          <table:table-cell table:style-name="ce1" office:value-type="string">
            <text:p>2012-12-04</text:p>
          </table:table-cell>
          <table:table-cell office:value-type="float" office:value="29669876850">
            <text:p>296698768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ade virvendusarütmia sagedusega 120x min</text:p>
          </table:table-cell>
          <table:table-cell office:value-type="string">
            <text:p>120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0127261">
            <text:p>20127261</text:p>
          </table:table-cell>
          <table:table-cell office:value-type="float" office:value="209959188">
            <text:p>209959188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ce1" office:value-type="string">
            <text:p>2013-11-18</text:p>
          </table:table-cell>
          <table:table-cell office:value-type="float" office:value="673030421558">
            <text:p>6730304215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tegevus regulaarne , 120 x min</text:p>
          </table:table-cell>
          <table:table-cell office:value-type="string">
            <text:p>12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1215679">
            <text:p>21215679</text:p>
          </table:table-cell>
          <table:table-cell office:value-type="float" office:value="165077044">
            <text:p>165077044</text:p>
          </table:table-cell>
          <table:table-cell office:value-type="string">
            <text:p>2013-03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4104510571">
            <text:p>741045105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l rütm regulaarne , fr 120xmin</text:p>
          </table:table-cell>
          <table:table-cell office:value-type="string">
            <text:p>fr 120x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4369270">
            <text:p>14369270</text:p>
          </table:table-cell>
          <table:table-cell office:value-type="float" office:value="192670018">
            <text:p>192670018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ce1" office:value-type="string">
            <text:p>2013-06-13</text:p>
          </table:table-cell>
          <table:table-cell office:value-type="float" office:value="94201760237">
            <text:p>942017602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Teostatud KTG , põhirütm 120</text:p>
          </table:table-cell>
          <table:table-cell office:value-type="string">
            <text:p>rütm 120</text:p>
          </table:table-cell>
          <table:table-cell office:value-type="string">
            <text:p>-134x ´</text:p>
          </table:table-cell>
          <table:table-cell office:value-type="string">
            <text:p>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9086295">
            <text:p>19086295</text:p>
          </table:table-cell>
          <table:table-cell office:value-type="float" office:value="178697461">
            <text:p>178697461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79443">
            <text:p>673030379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OBJ : RR 140/90 , pulss 122x</text:p>
          </table:table-cell>
          <table:table-cell office:value-type="string">
            <text:p>pulss 122x</text:p>
          </table:table-cell>
          <table:table-cell office:value-type="string">
            <text:p><text:s/>' , treemor kehas ja kätes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6545492">
            <text:p>6545492</text:p>
          </table:table-cell>
          <table:table-cell office:value-type="float" office:value="91214930">
            <text:p>91214930</text:p>
          </table:table-cell>
          <table:table-cell office:value-type="string">
            <text:p>2012-03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5500854389">
            <text:p>855008543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Frekvents 123</text:p>
          </table:table-cell>
          <table:table-cell office:value-type="string">
            <text:p><text:s/>-&gt; 75 - 95 x '</text:p>
          </table:table-cell>
          <table:table-cell office:value-type="string">
            <text:p>Frekvent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8798643">
            <text:p>8798643</text:p>
          </table:table-cell>
          <table:table-cell office:value-type="float" office:value="202147730">
            <text:p>20214773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529821502">
            <text:p>8052982150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: 11.60 Rahuoleku pulsisagedus 123 bpm</text:p>
          </table:table-cell>
          <table:table-cell office:value-type="string">
            <text:p>123 bpm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65164">
            <text:p>1265164</text:p>
          </table:table-cell>
          <table:table-cell office:value-type="float" office:value="141523374">
            <text:p>141523374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559554457">
            <text:p>1655955445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: 10.20 Rahuoleku pulsisagedus 123 bpm</text:p>
          </table:table-cell>
          <table:table-cell office:value-type="string">
            <text:p>123 bpm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21747012">
            <text:p>21747012</text:p>
          </table:table-cell>
          <table:table-cell office:value-type="float" office:value="158233063">
            <text:p>158233063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844055646">
            <text:p>60844055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eritud , südametoonid selged , fr 124x min</text:p>
          </table:table-cell>
          <table:table-cell office:value-type="string">
            <text:p>fr 124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560494">
            <text:p>1560494</text:p>
          </table:table-cell>
          <table:table-cell office:value-type="float" office:value="96944560">
            <text:p>96944560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080089113">
            <text:p>1808008911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rekvents 56 x min , maksimaalne frekvents 124 x min</text:p>
          </table:table-cell>
          <table:table-cell office:value-type="string">
            <text:p>frekvents 124 x min</text:p>
          </table:table-cell>
          <table:table-cell office:value-type="string">
            <text:p><text:s/>, minimaalne frekvents 36 x min</text:p>
          </table:table-cell>
          <table:table-cell office:value-type="string">
            <text:p>frekvent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654155">
            <text:p>1654155</text:p>
          </table:table-cell>
          <table:table-cell office:value-type="float" office:value="88074719">
            <text:p>88074719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805934308">
            <text:p>4180593430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irjeldus : regul SR 124</text:p>
          </table:table-cell>
          <table:table-cell office:value-type="string">
            <text:p>SR 124</text:p>
          </table:table-cell>
          <table:table-cell office:value-type="string">
            <text:p><text:s/>* min , ES ei esine HKPSB , sii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0231145">
            <text:p>10231145</text:p>
          </table:table-cell>
          <table:table-cell office:value-type="float" office:value="175132721">
            <text:p>175132721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4973784737">
            <text:p>549737847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onid puhtad , rütm regulaarne , fr 124x/min</text:p>
          </table:table-cell>
          <table:table-cell office:value-type="string">
            <text:p>fr 124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0289934">
            <text:p>10289934</text:p>
          </table:table-cell>
          <table:table-cell office:value-type="float" office:value="156800108">
            <text:p>156800108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3119284">
            <text:p>6730331192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table:number-columns-repeated="2" office:value-type="string">
            <text:p>Fr 126x</text:p>
          </table:table-cell>
          <table:table-cell office:value-type="string">
            <text:p><text:s/>`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5229684">
            <text:p>15229684</text:p>
          </table:table-cell>
          <table:table-cell office:value-type="float" office:value="196290915">
            <text:p>196290915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4127040">
            <text:p>67303412704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26 x/min</text:p>
          </table:table-cell>
          <table:table-cell office:value-type="string">
            <text:p><text:s/>) 59 % ajast pulsisagedus alla 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5972595">
            <text:p>5972595</text:p>
          </table:table-cell>
          <table:table-cell office:value-type="float" office:value="82333944">
            <text:p>82333944</text:p>
          </table:table-cell>
          <table:table-cell office:value-type="string">
            <text:p>2012-02-06</text:p>
          </table:table-cell>
          <table:table-cell office:value-type="string">
            <text:p>S</text:p>
          </table:table-cell>
          <table:table-cell table:style-name="ce1" office:value-type="string">
            <text:p>2012-01-18</text:p>
          </table:table-cell>
          <table:table-cell office:value-type="float" office:value="19012032865">
            <text:p>1901203286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 toonid reg fr 128x min</text:p>
          </table:table-cell>
          <table:table-cell office:value-type="string">
            <text:p>fr 128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06364">
            <text:p>106364</text:p>
          </table:table-cell>
          <table:table-cell office:value-type="float" office:value="134152942">
            <text:p>134152942</text:p>
          </table:table-cell>
          <table:table-cell office:value-type="string">
            <text:p>2012-08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7187032455">
            <text:p>171870324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Gs abs arütmia fr 128 x min</text:p>
          </table:table-cell>
          <table:table-cell office:value-type="string">
            <text:p>fr 128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0273315">
            <text:p>10273315</text:p>
          </table:table-cell>
          <table:table-cell office:value-type="float" office:value="163498265">
            <text:p>163498265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table:style-name="ce1" office:value-type="string">
            <text:p>2013-01-02</text:p>
          </table:table-cell>
          <table:table-cell office:value-type="float" office:value="17085614726">
            <text:p>170856147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es , veidi tahhükardiline kuni 130 l/min</text:p>
          </table:table-cell>
          <table:table-cell office:value-type="string">
            <text:p>130 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22353582">
            <text:p>22353582</text:p>
          </table:table-cell>
          <table:table-cell office:value-type="float" office:value="212631278">
            <text:p>212631278</text:p>
          </table:table-cell>
          <table:table-cell office:value-type="string">
            <text:p>2013-11-30</text:p>
          </table:table-cell>
          <table:table-cell office:value-type="string">
            <text:p>A</text:p>
          </table:table-cell>
          <table:table-cell table:style-name="ce1" office:value-type="string">
            <text:p>2013-11-30</text:p>
          </table:table-cell>
          <table:table-cell office:value-type="float" office:value="673046010016">
            <text:p>673046010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30 x min</text:p>
          </table:table-cell>
          <table:table-cell office:value-type="string">
            <text:p><text:s/>, regulaarne rütm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0123623">
            <text:p>10123623</text:p>
          </table:table-cell>
          <table:table-cell office:value-type="float" office:value="186328836">
            <text:p>186328836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3261659755">
            <text:p>132616597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kaart , pulss tahhükardiline , fr 130 x min</text:p>
          </table:table-cell>
          <table:table-cell office:value-type="string">
            <text:p>fr 13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3021444">
            <text:p>3021444</text:p>
          </table:table-cell>
          <table:table-cell office:value-type="float" office:value="124510992">
            <text:p>124510992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ce1" office:value-type="string">
            <text:p>2012-06-11</text:p>
          </table:table-cell>
          <table:table-cell office:value-type="float" office:value="35189958620">
            <text:p>351899586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30/min</text:p>
          </table:table-cell>
          <table:table-cell office:value-type="string">
            <text:p><text:s/>- gS II , GS III , avf - ? ? Ei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9004811">
            <text:p>9004811</text:p>
          </table:table-cell>
          <table:table-cell office:value-type="float" office:value="166696470">
            <text:p>166696470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799288274">
            <text:p>3579928827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ET ) tekib submax südamesagedus 130 lööki/min</text:p>
          </table:table-cell>
          <table:table-cell office:value-type="string">
            <text:p>130 lööki/min</text:p>
          </table:table-cell>
          <table:table-cell office:value-type="string">
            <text:p><text:s/>, art RR max 160/80 mmHg</text:p>
          </table:table-cell>
          <table:table-cell table:number-columns-repeated="4" office:value-type="string">
            <text:p>NULL</text:p>
          </table:table-cell>
          <table:table-cell office:value-type="string">
            <text:p>lööki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0045833">
            <text:p>10045833</text:p>
          </table:table-cell>
          <table:table-cell office:value-type="float" office:value="162532050">
            <text:p>162532050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7677325902">
            <text:p>3767732590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al kuni 140 l/min , magades 120-130 l/min</text:p>
          </table:table-cell>
          <table:table-cell office:value-type="string">
            <text:p>130 l/min</text:p>
          </table:table-cell>
          <table:table-cell office:value-type="string">
            <text:p><text:s/>, sat 98-100 % , RR 97/62 mmHg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514661">
            <text:p>1514661</text:p>
          </table:table-cell>
          <table:table-cell office:value-type="float" office:value="144588406">
            <text:p>144588406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2392971667">
            <text:p>2239297166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: FSK ? Kirjeldus : Järeldus : Siinusrütm 134 x</text:p>
          </table:table-cell>
          <table:table-cell office:value-type="string">
            <text:p>Siinusrütm 134 x</text:p>
          </table:table-cell>
          <table:table-cell office:value-type="string">
            <text:p><text:s/>` El telg + 61 v1 - v4 negat T 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6981328">
            <text:p>6981328</text:p>
          </table:table-cell>
          <table:table-cell office:value-type="float" office:value="126825006">
            <text:p>126825006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table:style-name="ce1" office:value-type="string">
            <text:p>2012-06-14</text:p>
          </table:table-cell>
          <table:table-cell office:value-type="float" office:value="70182414936">
            <text:p>7018241493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 : fr 134xmin</text:p>
          </table:table-cell>
          <table:table-cell office:value-type="string">
            <text:p>fr 134xmin</text:p>
          </table:table-cell>
          <table:table-cell office:value-type="string">
            <text:p><text:s/>, regulaarne , kahinat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5886376">
            <text:p>15886376</text:p>
          </table:table-cell>
          <table:table-cell office:value-type="float" office:value="202582109">
            <text:p>202582109</text:p>
          </table:table-cell>
          <table:table-cell office:value-type="string">
            <text:p>2013-10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144250214">
            <text:p>551442502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ne koormustest , kus saavutatud frekvents 134 x</text:p>
          </table:table-cell>
          <table:table-cell office:value-type="string">
            <text:p>frekvents 134 x</text:p>
          </table:table-cell>
          <table:table-cell office:value-type="string">
            <text:p><text:s/>' , seejuures vererõhk 190/100 </text:p>
          </table:table-cell>
          <table:table-cell office:value-type="string">
            <text:p>frekvent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9077097">
            <text:p>9077097</text:p>
          </table:table-cell>
          <table:table-cell office:value-type="float" office:value="165633132">
            <text:p>16563313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309599705">
            <text:p>2030959970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R 100/50 mmHg , HR 134 x min</text:p>
          </table:table-cell>
          <table:table-cell office:value-type="string">
            <text:p>HR 134 x 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23750850">
            <text:p>23750850</text:p>
          </table:table-cell>
          <table:table-cell office:value-type="float" office:value="194489312">
            <text:p>194489312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23197776309">
            <text:p>23197776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üdametegevus regulaarne , 130 - 135 x min</text:p>
          </table:table-cell>
          <table:table-cell office:value-type="string">
            <text:p>135 x min</text:p>
          </table:table-cell>
          <table:table-cell office:value-type="string">
            <text:p>-s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5173214">
            <text:p>15173214</text:p>
          </table:table-cell>
          <table:table-cell office:value-type="float" office:value="208299434">
            <text:p>208299434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8319342939">
            <text:p>4831934293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imaalne südamelöögi sagedus oli 135 x minutis</text:p>
          </table:table-cell>
          <table:table-cell office:value-type="string">
            <text:p>135 x minutis</text:p>
          </table:table-cell>
          <table:table-cell office:value-type="string">
            <text:p><text:s/>kell 08 : 42 : 00-2 / SVT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8322322">
            <text:p>8322322</text:p>
          </table:table-cell>
          <table:table-cell office:value-type="float" office:value="135278300">
            <text:p>135278300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table:style-name="ce1" office:value-type="string">
            <text:p>2012-08-24</text:p>
          </table:table-cell>
          <table:table-cell office:value-type="float" office:value="61835320407">
            <text:p>6183532040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36x min</text:p>
          </table:table-cell>
          <table:table-cell office:value-type="string">
            <text:p><text:s/>, regulaarne rütm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9173188">
            <text:p>9173188</text:p>
          </table:table-cell>
          <table:table-cell office:value-type="float" office:value="205885422">
            <text:p>205885422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1717">
            <text:p>67303036171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37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8966995">
            <text:p>8966995</text:p>
          </table:table-cell>
          <table:table-cell office:value-type="float" office:value="187728606">
            <text:p>187728606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19360">
            <text:p>67303051936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20-139 x/min</text:p>
          </table:table-cell>
          <table:table-cell office:value-type="string">
            <text:p>139 x/min</text:p>
          </table:table-cell>
          <table:table-cell office:value-type="string">
            <text:p><text:s/>uneajast - 0,0 % ,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3676950">
            <text:p>13676950</text:p>
          </table:table-cell>
          <table:table-cell office:value-type="float" office:value="212783867">
            <text:p>21278386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ce1" office:value-type="string">
            <text:p>2013-11-07</text:p>
          </table:table-cell>
          <table:table-cell office:value-type="float" office:value="673039845336">
            <text:p>673039845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TG reaktiivne , põhirütm 140 x/min</text:p>
          </table:table-cell>
          <table:table-cell office:value-type="string">
            <text:p>rütm 140 x/min</text:p>
          </table:table-cell>
          <table:table-cell office:value-type="string">
            <text:p><text:s/>, emakakontraktsioone ei esine</text:p>
          </table:table-cell>
          <table:table-cell office:value-type="string">
            <text:p>rütm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9898568">
            <text:p>9898568</text:p>
          </table:table-cell>
          <table:table-cell office:value-type="float" office:value="180431895">
            <text:p>180431895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7729912389">
            <text:p>3772991238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ja variaabelsus paranevad , põhirütm 140 x min</text:p>
          </table:table-cell>
          <table:table-cell office:value-type="string">
            <text:p>rütm 140 x min</text:p>
          </table:table-cell>
          <table:table-cell/>
          <table:table-cell office:value-type="string">
            <text:p>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0073369">
            <text:p>10073369</text:p>
          </table:table-cell>
          <table:table-cell office:value-type="float" office:value="188445824">
            <text:p>188445824</text:p>
          </table:table-cell>
          <table:table-cell office:value-type="string">
            <text:p>2013-07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2250933">
            <text:p>6730422509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a kõlaga , regulaarsed , fr 130-140 x min</text:p>
          </table:table-cell>
          <table:table-cell office:value-type="string">
            <text:p>140 x min</text:p>
          </table:table-cell>
          <table:table-cell office:value-type="string">
            <text:p><text:s/>, kõrvalkahinatet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23424028">
            <text:p>23424028</text:p>
          </table:table-cell>
          <table:table-cell office:value-type="float" office:value="209086292">
            <text:p>209086292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ce1" office:value-type="string">
            <text:p>2013-07-22</text:p>
          </table:table-cell>
          <table:table-cell office:value-type="float" office:value="87473262035">
            <text:p>874732620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ädalas , 20-30 min , pulss kuni 140 x min</text:p>
          </table:table-cell>
          <table:table-cell office:value-type="string">
            <text:p>14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8116594">
            <text:p>8116594</text:p>
          </table:table-cell>
          <table:table-cell office:value-type="float" office:value="135327658">
            <text:p>135327658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ce1" office:value-type="string">
            <text:p>2011-12-06</text:p>
          </table:table-cell>
          <table:table-cell office:value-type="float" office:value="73028338793">
            <text:p>730283387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koormusjärgselt : saO % 99 , FR 141 x</text:p>
          </table:table-cell>
          <table:table-cell office:value-type="string">
            <text:p>FR 141 x</text:p>
          </table:table-cell>
          <table:table-cell office:value-type="string">
            <text:p><text:s/>´ , borg 0,5 , PEF 367 l/min ,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711715">
            <text:p>1711715</text:p>
          </table:table-cell>
          <table:table-cell office:value-type="float" office:value="146536908">
            <text:p>146536908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309249245">
            <text:p>5730924924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42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5467220">
            <text:p>15467220</text:p>
          </table:table-cell>
          <table:table-cell office:value-type="float" office:value="219206700">
            <text:p>219206700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0944939">
            <text:p>673040944939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 l/min , min fr 45 l/min , max fr 142 l/min</text:p>
          </table:table-cell>
          <table:table-cell office:value-type="string">
            <text:p>fr 142 l/min</text:p>
          </table:table-cell>
          <table:table-cell office:value-type="string">
            <text:p><text:s/>Registreeritud 5961 polütoopset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6858429">
            <text:p>6858429</text:p>
          </table:table-cell>
          <table:table-cell office:value-type="float" office:value="82915790">
            <text:p>82915790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4871850046">
            <text:p>7487185004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Cor - 144 x min</text:p>
          </table:table-cell>
          <table:table-cell office:value-type="string">
            <text:p>144 x min</text:p>
          </table:table-cell>
          <table:table-cell office:value-type="string">
            <text:p><text:s/>, puhtad toonid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575283">
            <text:p>1575283</text:p>
          </table:table-cell>
          <table:table-cell office:value-type="float" office:value="126488918">
            <text:p>126488918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423647335">
            <text:p>4742364733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: 127 bpm 87 % of max predicted 145 bpm</text:p>
          </table:table-cell>
          <table:table-cell office:value-type="string">
            <text:p>145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6277307">
            <text:p>6277307</text:p>
          </table:table-cell>
          <table:table-cell office:value-type="float" office:value="95353092">
            <text:p>95353092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5218942696">
            <text:p>7521894269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45/min</text:p>
          </table:table-cell>
          <table:table-cell office:value-type="string">
            <text:p><text:s/>, toonid ebaregulaarsed , tuhmi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042791">
            <text:p>7042791</text:p>
          </table:table-cell>
          <table:table-cell office:value-type="float" office:value="124224114">
            <text:p>124224114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table:style-name="ce1" office:value-type="string">
            <text:p>2012-02-16</text:p>
          </table:table-cell>
          <table:table-cell office:value-type="float" office:value="87348214416">
            <text:p>8734821441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aarest , Südametoonid puhtad , fr 147 x minutis</text:p>
          </table:table-cell>
          <table:table-cell office:value-type="string">
            <text:p>fr 147 x minutis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21441448">
            <text:p>21441448</text:p>
          </table:table-cell>
          <table:table-cell office:value-type="float" office:value="175075772">
            <text:p>175075772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ce1" office:value-type="string">
            <text:p>2013-04-30</text:p>
          </table:table-cell>
          <table:table-cell office:value-type="float" office:value="74681683800">
            <text:p>746816838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musel maksimaalne pulsisagedus 148 x min</text:p>
          </table:table-cell>
          <table:table-cell office:value-type="string">
            <text:p>148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5842282">
            <text:p>5842282</text:p>
          </table:table-cell>
          <table:table-cell office:value-type="float" office:value="148354824">
            <text:p>148354824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2060039531">
            <text:p>620600395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139 - 148 x min</text:p>
          </table:table-cell>
          <table:table-cell office:value-type="string">
            <text:p>148 x min</text:p>
          </table:table-cell>
          <table:table-cell office:value-type="string">
            <text:p><text:s/>SpO298 %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6479834">
            <text:p>6479834</text:p>
          </table:table-cell>
          <table:table-cell office:value-type="float" office:value="87151266">
            <text:p>87151266</text:p>
          </table:table-cell>
          <table:table-cell office:value-type="string">
            <text:p>2012-03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490635000">
            <text:p>584906350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etoonid tuhmid , arütmilised , fr 150</text:p>
          </table:table-cell>
          <table:table-cell office:value-type="string">
            <text:p>fr 150</text:p>
          </table:table-cell>
          <table:table-cell office:value-type="string">
            <text:p>-180 xmin , kõrvalkahinaid ei ku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4964352">
            <text:p>4964352</text:p>
          </table:table-cell>
          <table:table-cell office:value-type="float" office:value="143470840">
            <text:p>143470840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241490812">
            <text:p>262414908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ega 30-45 min keskmisel pulsil 150 lööki minutis</text:p>
          </table:table-cell>
          <table:table-cell office:value-type="string">
            <text:p>150 lööki minutis</text:p>
          </table:table-cell>
          <table:table-cell office:value-type="string">
            <text:p><text:s/>.</text:p>
          </table:table-cell>
          <table:table-cell table:number-columns-repeated="4" office:value-type="string">
            <text:p>NULL</text:p>
          </table:table-cell>
          <table:table-cell office:value-type="string">
            <text:p>lööki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6029055">
            <text:p>6029055</text:p>
          </table:table-cell>
          <table:table-cell office:value-type="float" office:value="90329756">
            <text:p>90329756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2092629314">
            <text:p>3209262931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50xmin</text:p>
          </table:table-cell>
          <table:table-cell office:value-type="string">
            <text:p><text:s/>, RR 105/76mmHg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3382813">
            <text:p>13382813</text:p>
          </table:table-cell>
          <table:table-cell office:value-type="float" office:value="187024990">
            <text:p>187024990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ce1" office:value-type="string">
            <text:p>2013-07-01</text:p>
          </table:table-cell>
          <table:table-cell office:value-type="float" office:value="673030378804">
            <text:p>6730303788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i - pulss 134 , anaeroobne lävi pulss 153</text:p>
          </table:table-cell>
          <table:table-cell office:value-type="string">
            <text:p>pulss 153</text:p>
          </table:table-cell>
          <table:table-cell office:value-type="string">
            <text:p>-154x ' Soovitav keskmine pulsis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2043642">
            <text:p>12043642</text:p>
          </table:table-cell>
          <table:table-cell office:value-type="float" office:value="208003268">
            <text:p>208003268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ce1" office:value-type="string">
            <text:p>2013-09-26</text:p>
          </table:table-cell>
          <table:table-cell office:value-type="float" office:value="38995950053">
            <text:p>389959500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koormus - taastumine ) 62/min , 157/min</text:p>
          </table:table-cell>
          <table:table-cell office:value-type="string">
            <text:p>157/min</text:p>
          </table:table-cell>
          <table:table-cell office:value-type="string">
            <text:p><text:s/>, 88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9235739">
            <text:p>9235739</text:p>
          </table:table-cell>
          <table:table-cell office:value-type="float" office:value="216003570">
            <text:p>216003570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303917486">
            <text:p>2030391748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VEM : Saavutatud fr 158x</text:p>
          </table:table-cell>
          <table:table-cell office:value-type="string">
            <text:p>fr 158x</text:p>
          </table:table-cell>
          <table:table-cell office:value-type="string">
            <text:p><text:s/>` ( 80 % maks ) Subj kaebust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9024630">
            <text:p>9024630</text:p>
          </table:table-cell>
          <table:table-cell office:value-type="float" office:value="205021308">
            <text:p>205021308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365381547">
            <text:p>8636538154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: 144 bpm 90 % of max predicted 159 bpm</text:p>
          </table:table-cell>
          <table:table-cell office:value-type="string">
            <text:p>159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6737581">
            <text:p>6737581</text:p>
          </table:table-cell>
          <table:table-cell office:value-type="float" office:value="85163008">
            <text:p>85163008</text:p>
          </table:table-cell>
          <table:table-cell office:value-type="string">
            <text:p>2012-03-03</text:p>
          </table:table-cell>
          <table:table-cell office:value-type="string">
            <text:p>S</text:p>
          </table:table-cell>
          <table:table-cell table:style-name="ce1" office:value-type="string">
            <text:p>2012-03-03</text:p>
          </table:table-cell>
          <table:table-cell office:value-type="float" office:value="71390887357">
            <text:p>713908873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abiilselt 75-80 x min , kojad ca160 x min</text:p>
          </table:table-cell>
          <table:table-cell office:value-type="string">
            <text:p>160 x min</text:p>
          </table:table-cell>
          <table:table-cell office:value-type="string">
            <text:p><text:s/>( vt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5616372">
            <text:p>15616372</text:p>
          </table:table-cell>
          <table:table-cell office:value-type="float" office:value="171792006">
            <text:p>171792006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5843349">
            <text:p>673045843349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muse lõpus : RR 220/100 mmHg ; fr 163 x min</text:p>
          </table:table-cell>
          <table:table-cell office:value-type="string">
            <text:p>fr 163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8742384">
            <text:p>8742384</text:p>
          </table:table-cell>
          <table:table-cell office:value-type="float" office:value="136426325">
            <text:p>136426325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598820824">
            <text:p>195988208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Anaeroobse läve pulss 171</text:p>
          </table:table-cell>
          <table:table-cell office:value-type="string">
            <text:p>pulss 171</text:p>
          </table:table-cell>
          <table:table-cell office:value-type="string">
            <text:p>-173 lööki/min , aeroobse läve p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4179504">
            <text:p>24179504</text:p>
          </table:table-cell>
          <table:table-cell office:value-type="float" office:value="173807594">
            <text:p>173807594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table:style-name="ce1" office:value-type="string">
            <text:p>2013-03-12</text:p>
          </table:table-cell>
          <table:table-cell office:value-type="float" office:value="673030535042">
            <text:p>6730305350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51 , kiireim 172 l/min</text:p>
          </table:table-cell>
          <table:table-cell office:value-type="string">
            <text:p>172 l/min</text:p>
          </table:table-cell>
          <table:table-cell office:value-type="string">
            <text:p><text:s/>1 VES ja 4 SVESi Pause ja parok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9259991">
            <text:p>9259991</text:p>
          </table:table-cell>
          <table:table-cell office:value-type="float" office:value="173337951">
            <text:p>173337951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table:style-name="ce1" office:value-type="string">
            <text:p>2013-02-01</text:p>
          </table:table-cell>
          <table:table-cell office:value-type="float" office:value="66598419437">
            <text:p>6659841943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musel maksimaalne pulsisagedus 173 bpm</text:p>
          </table:table-cell>
          <table:table-cell office:value-type="string">
            <text:p>173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4207200">
            <text:p>14207200</text:p>
          </table:table-cell>
          <table:table-cell office:value-type="float" office:value="214851836">
            <text:p>214851836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table:style-name="ce1" office:value-type="string">
            <text:p>2013-12-10</text:p>
          </table:table-cell>
          <table:table-cell office:value-type="float" office:value="11365922400">
            <text:p>113659224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rmusel maksimaalne pulsisagedus 173 bpm</text:p>
          </table:table-cell>
          <table:table-cell office:value-type="string">
            <text:p>173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9710444">
            <text:p>9710444</text:p>
          </table:table-cell>
          <table:table-cell office:value-type="float" office:value="160205335">
            <text:p>160205335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7531895861">
            <text:p>175318958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table:number-columns-repeated="2" office:value-type="string">
            <text:p>177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9223101">
            <text:p>9223101</text:p>
          </table:table-cell>
          <table:table-cell office:value-type="float" office:value="197555224">
            <text:p>197555224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85245">
            <text:p>67303048524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Max HR : 179 bpm</text:p>
          </table:table-cell>
          <table:table-cell office:value-type="string">
            <text:p>HR : 179 bpm</text:p>
          </table:table-cell>
          <table:table-cell office:value-type="string">
            <text:p><text:s/>97 % of max predicted 183 bpm</text:p>
          </table:table-cell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22833842">
            <text:p>22833842</text:p>
          </table:table-cell>
          <table:table-cell office:value-type="float" office:value="160257321">
            <text:p>160257321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table:style-name="ce1" office:value-type="string">
            <text:p>2012-02-06</text:p>
          </table:table-cell>
          <table:table-cell office:value-type="float" office:value="673030330243">
            <text:p>6730303302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<text:s/>l/min ) Max ventilatsioon sama 180 l/min</text:p>
          </table:table-cell>
          <table:table-cell office:value-type="string">
            <text:p>180 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48799">
            <text:p>2348799</text:p>
          </table:table-cell>
          <table:table-cell office:value-type="float" office:value="83487192">
            <text:p>83487192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2367845755">
            <text:p>123678457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QRS-ga regulraarne tahhükardia fr 198x</text:p>
          </table:table-cell>
          <table:table-cell office:value-type="string">
            <text:p>fr 198x</text:p>
          </table:table-cell>
          <table:table-cell office:value-type="string">
            <text:p><text:s/>` Tõenäoliselt AVNRT-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5251972">
            <text:p>15251972</text:p>
          </table:table-cell>
          <table:table-cell office:value-type="float" office:value="173121322">
            <text:p>173121322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489035807">
            <text:p>7248903580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(S|s)iinus)?r.tm(iline|ilised)?|[Ff]rekv?(ents)?|fr\.?|Fr|BPM|bpm|SR|SLS|FR|HR|(P|p)ulss(i)?|Ps)(\s*[xX]\s*)?)\s*-?:?(ca|u|[-,*x=])?\s*(?P&lt;pulse&gt;(([12][0-9]{2})|([3-9][0-9])))(\s*(?P&lt;unit&gt;(((l|x|X|lööki))\s*/?\s*(1\s*)?min(utis)?)|/min|x['´`]|bp</text:p>
          </table:table-cell>
          <table:table-cell office:value-type="string">
            <text:p>NULL</text:p>
          </table:table-cell>
          <table:table-cell office:value-type="string">
            <text:p><text:s/>( FR = 200</text:p>
          </table:table-cell>
          <table:table-cell office:value-type="string">
            <text:p>FR = 200</text:p>
          </table:table-cell>
          <table:table-cell office:value-type="string">
            <text:p>0 ms - VT TREND !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2399885">
            <text:p>12399885</text:p>
          </table:table-cell>
          <table:table-cell office:value-type="float" office:value="203135648">
            <text:p>203135648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table:style-name="ce1" office:value-type="string">
            <text:p>2013-10-14</text:p>
          </table:table-cell>
          <table:table-cell office:value-type="float" office:value="28499515236">
            <text:p>284995152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% 95 , FR 67 x ´ , borg 0 , PEF 240 l/min</text:p>
          </table:table-cell>
          <table:table-cell office:value-type="string">
            <text:p>240 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837249">
            <text:p>6837249</text:p>
          </table:table-cell>
          <table:table-cell office:value-type="float" office:value="122083281">
            <text:p>122083281</text:p>
          </table:table-cell>
          <table:table-cell office:value-type="string">
            <text:p>2012-05-25</text:p>
          </table:table-cell>
          <table:table-cell office:value-type="string">
            <text:p>S</text:p>
          </table:table-cell>
          <table:table-cell table:style-name="ce1" office:value-type="string">
            <text:p>2012-05-21</text:p>
          </table:table-cell>
          <table:table-cell office:value-type="float" office:value="29276553960">
            <text:p>2927655396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Südame toonid reg fr 248x min</text:p>
          </table:table-cell>
          <table:table-cell office:value-type="string">
            <text:p>fr 248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23490107">
            <text:p>23490107</text:p>
          </table:table-cell>
          <table:table-cell office:value-type="float" office:value="193706023">
            <text:p>193706023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table:style-name="ce1" office:value-type="string">
            <text:p>2013-08-23</text:p>
          </table:table-cell>
          <table:table-cell office:value-type="float" office:value="71147197003">
            <text:p>711471970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(S|s)iinus)?r.tm(iline|ilised)?|[Ff]rekv?(ents)?|fr\.?|Fr|BPM|bpm|SR|SLS|FR|HR|(P|p)ulss(i)?|Ps)(\s*[xX]\s*)?)\s*-?:?(ca|u|[-,*x=])?\s*)?(?P&lt;pulse&gt;(([12][0-9]{2})|([3-9][0-9])))\s*(?P&lt;unit&gt;(((l|x|X|lööki))\s*/?\s*(1\s*)?min(utis)?)|/min|x['´`]|</text:p>
          </table:table-cell>
          <table:table-cell office:value-type="string">
            <text:p>NULL</text:p>
          </table:table-cell>
          <table:table-cell office:value-type="string">
            <text:p>70 l/min , maksimum olnud korra 280 l/min</text:p>
          </table:table-cell>
          <table:table-cell office:value-type="string">
            <text:p>280 l/min</text:p>
          </table:table-cell>
          <table:table-cell office:value-type="string">
            <text:p><text:s/>( Norm 250 l/min )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280">
            <text:p>28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02:37.58</dc:date>
    <meta:document-statistic meta:table-count="1" meta:cell-count="14892" meta:object-count="0"/>
    <meta:generator>LibreOffice/4.0.0.3$Windows_x86 LibreOffice_project/7545bee9c2a0782548772a21bc84a9dcc583b89</meta:generator>
  </office:meta>
</office:document-meta>
</file>